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tal counts each category" table:style-name="ta1">
        <table:table-column table:style-name="co1" table:number-columns-repeated="8" table:default-cell-style-name="Default"/>
        <table:table-column table:style-name="co1" table:number-columns-repeated="5" table:default-cell-style-name="ce1"/>
        <table:table-row table:style-name="ro1">
          <table:table-cell table:number-columns-repeated="8"/>
          <table:table-cell table:style-name="Default" table:formula="of:=MAX([.B3:.B65])" office:value-type="float" office:value="118950" calcext:value-type="float">
            <text:p>118950</text:p>
          </table:table-cell>
          <table:table-cell table:style-name="Default" table:formula="of:=MAX([.C3:.C65])" office:value-type="float" office:value="18000" calcext:value-type="float">
            <text:p>18000</text:p>
          </table:table-cell>
          <table:table-cell table:style-name="Default" table:formula="of:=MAX([.D3:.D65])" office:value-type="float" office:value="16765" calcext:value-type="float">
            <text:p>16765</text:p>
          </table:table-cell>
          <table:table-cell table:style-name="Default" table:formula="of:=MAX([.E3:.E65])" office:value-type="float" office:value="16168" calcext:value-type="float">
            <text:p>16168</text:p>
          </table:table-cell>
          <table:table-cell table:style-name="Default" table:formula="of:=MAX([.F3:.F65])"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string" calcext:value-type="string">
            <text:p>Cars</text:p>
          </table:table-cell>
          <table:table-cell office:value-type="string" calcext:value-type="string">
            <text:p>Cyclists</text:p>
          </table:table-cell>
          <table:table-cell office:value-type="string" calcext:value-type="string">
            <text:p>Pedestrians</text:p>
          </table:table-cell>
          <table:table-cell office:value-type="string" calcext:value-type="string">
            <text:p>Vans</text:p>
          </table:table-cell>
          <table:table-cell office:value-type="string" calcext:value-type="string">
            <text:p>Trucks</text:p>
          </table:table-cell>
          <table:table-cell table:number-columns-repeated="2"/>
          <table:table-cell table:style-name="Default" office:value-type="string" calcext:value-type="string">
            <text:p>Cars</text:p>
          </table:table-cell>
          <table:table-cell table:style-name="Default" office:value-type="string" calcext:value-type="string">
            <text:p>Cyclists</text:p>
          </table:table-cell>
          <table:table-cell table:style-name="Default" office:value-type="string" calcext:value-type="string">
            <text:p>Pedestrians</text:p>
          </table:table-cell>
          <table:table-cell table:style-name="Default" office:value-type="string" calcext:value-type="string">
            <text:p>Vans</text:p>
          </table:table-cell>
          <table:table-cell table:style-name="Default" office:value-type="string" calcext:value-type="string">
            <text:p>Trucks</text:p>
          </table:table-cell>
        </table:table-row>
        <table:table-row table:style-name="ro1">
          <table:table-cell office:value-type="float" office:value="20200221" calcext:value-type="float">
            <text:p>20200221</text:p>
          </table:table-cell>
          <table:table-cell office:value-type="float" office:value="115557" calcext:value-type="float">
            <text:p>115557</text:p>
          </table:table-cell>
          <table:table-cell office:value-type="float" office:value="14225" calcext:value-type="float">
            <text:p>14225</text:p>
          </table:table-cell>
          <table:table-cell office:value-type="float" office:value="16258" calcext:value-type="float">
            <text:p>16258</text:p>
          </table:table-cell>
          <table:table-cell office:value-type="float" office:value="15113" calcext:value-type="float">
            <text:p>15113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20200221" calcext:value-type="float">
            <text:p>20200221</text:p>
          </table:table-cell>
          <table:table-cell table:formula="of:=[.B3]/[.I$1]" office:value-type="percentage" office:value="0.971475409836066" calcext:value-type="percentage">
            <text:p>97%</text:p>
          </table:table-cell>
          <table:table-cell table:formula="of:=[.C3]/[.J$1]" office:value-type="percentage" office:value="0.790277777777778" calcext:value-type="percentage">
            <text:p>79%</text:p>
          </table:table-cell>
          <table:table-cell table:formula="of:=[.D3]/[.K$1]" office:value-type="percentage" office:value="0.969758425290784" calcext:value-type="percentage">
            <text:p>97%</text:p>
          </table:table-cell>
          <table:table-cell table:formula="of:=[.E3]/[.L$1]" office:value-type="percentage" office:value="0.934747649678377" calcext:value-type="percentage">
            <text:p>93%</text:p>
          </table:table-cell>
          <table:table-cell table:formula="of:=[.F3]/[.M$1]" office:value-type="percentage" office:value="0.799392097264438" calcext:value-type="percentage">
            <text:p>80%</text:p>
          </table:table-cell>
        </table:table-row>
        <table:table-row table:style-name="ro1">
          <table:table-cell office:value-type="float" office:value="20200222" calcext:value-type="float">
            <text:p>20200222</text:p>
          </table:table-cell>
          <table:table-cell office:value-type="float" office:value="111895" calcext:value-type="float">
            <text:p>111895</text:p>
          </table:table-cell>
          <table:table-cell office:value-type="float" office:value="8184" calcext:value-type="float">
            <text:p>8184</text:p>
          </table:table-cell>
          <table:table-cell office:value-type="float" office:value="14624" calcext:value-type="float">
            <text:p>14624</text:p>
          </table:table-cell>
          <table:table-cell office:value-type="float" office:value="8053" calcext:value-type="float">
            <text:p>8053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20200222" calcext:value-type="float">
            <text:p>20200222</text:p>
          </table:table-cell>
          <table:table-cell table:formula="of:=[.B4]/[.I$1]" office:value-type="percentage" office:value="0.940689365279529" calcext:value-type="percentage">
            <text:p>94%</text:p>
          </table:table-cell>
          <table:table-cell table:formula="of:=[.C4]/[.J$1]" office:value-type="percentage" office:value="0.454666666666667" calcext:value-type="percentage">
            <text:p>45%</text:p>
          </table:table-cell>
          <table:table-cell table:formula="of:=[.D4]/[.K$1]" office:value-type="percentage" office:value="0.87229346853564" calcext:value-type="percentage">
            <text:p>87%</text:p>
          </table:table-cell>
          <table:table-cell table:formula="of:=[.E4]/[.L$1]" office:value-type="percentage" office:value="0.498082632360218" calcext:value-type="percentage">
            <text:p>50%</text:p>
          </table:table-cell>
          <table:table-cell table:formula="of:=[.F4]/[.M$1]" office:value-type="percentage" office:value="0.781155015197568" calcext:value-type="percentage">
            <text:p>78%</text:p>
          </table:table-cell>
        </table:table-row>
        <table:table-row table:style-name="ro1">
          <table:table-cell office:value-type="float" office:value="20200223" calcext:value-type="float">
            <text:p>20200223</text:p>
          </table:table-cell>
          <table:table-cell office:value-type="float" office:value="100926" calcext:value-type="float">
            <text:p>100926</text:p>
          </table:table-cell>
          <table:table-cell office:value-type="float" office:value="7032" calcext:value-type="float">
            <text:p>7032</text:p>
          </table:table-cell>
          <table:table-cell office:value-type="float" office:value="10839" calcext:value-type="float">
            <text:p>10839</text:p>
          </table:table-cell>
          <table:table-cell office:value-type="float" office:value="5331" calcext:value-type="float">
            <text:p>5331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0200223" calcext:value-type="float">
            <text:p>20200223</text:p>
          </table:table-cell>
          <table:table-cell table:formula="of:=[.B5]/[.I$1]" office:value-type="percentage" office:value="0.848474148802018" calcext:value-type="percentage">
            <text:p>85%</text:p>
          </table:table-cell>
          <table:table-cell table:formula="of:=[.C5]/[.J$1]" office:value-type="percentage" office:value="0.390666666666667" calcext:value-type="percentage">
            <text:p>39%</text:p>
          </table:table-cell>
          <table:table-cell table:formula="of:=[.D5]/[.K$1]" office:value-type="percentage" office:value="0.646525499552639" calcext:value-type="percentage">
            <text:p>65%</text:p>
          </table:table-cell>
          <table:table-cell table:formula="of:=[.E5]/[.L$1]" office:value-type="percentage" office:value="0.329725383473528" calcext:value-type="percentage">
            <text:p>33%</text:p>
          </table:table-cell>
          <table:table-cell table:formula="of:=[.F5]/[.M$1]" office:value-type="percentage" office:value="0.335866261398176" calcext:value-type="percentage">
            <text:p>34%</text:p>
          </table:table-cell>
        </table:table-row>
        <table:table-row table:style-name="ro1">
          <table:table-cell office:value-type="float" office:value="20200224" calcext:value-type="float">
            <text:p>20200224</text:p>
          </table:table-cell>
          <table:table-cell office:value-type="float" office:value="112000" calcext:value-type="float">
            <text:p>112000</text:p>
          </table:table-cell>
          <table:table-cell office:value-type="float" office:value="15642" calcext:value-type="float">
            <text:p>15642</text:p>
          </table:table-cell>
          <table:table-cell office:value-type="float" office:value="14995" calcext:value-type="float">
            <text:p>14995</text:p>
          </table:table-cell>
          <table:table-cell office:value-type="float" office:value="14900" calcext:value-type="float">
            <text:p>14900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0200224" calcext:value-type="float">
            <text:p>20200224</text:p>
          </table:table-cell>
          <table:table-cell table:formula="of:=[.B6]/[.I$1]" office:value-type="percentage" office:value="0.941572089113073" calcext:value-type="percentage">
            <text:p>94%</text:p>
          </table:table-cell>
          <table:table-cell table:formula="of:=[.C6]/[.J$1]" office:value-type="percentage" office:value="0.869" calcext:value-type="percentage">
            <text:p>87%</text:p>
          </table:table-cell>
          <table:table-cell table:formula="of:=[.D6]/[.K$1]" office:value-type="percentage" office:value="0.894422904861318" calcext:value-type="percentage">
            <text:p>89%</text:p>
          </table:table-cell>
          <table:table-cell table:formula="of:=[.E6]/[.L$1]" office:value-type="percentage" office:value="0.921573478476002" calcext:value-type="percentage">
            <text:p>92%</text:p>
          </table:table-cell>
          <table:table-cell table:formula="of:=[.F6]/[.M$1]" office:value-type="percentage" office:value="0.56838905775076" calcext:value-type="percentage">
            <text:p>57%</text:p>
          </table:table-cell>
        </table:table-row>
        <table:table-row table:style-name="ro1">
          <table:table-cell office:value-type="float" office:value="20200225" calcext:value-type="float">
            <text:p>20200225</text:p>
          </table:table-cell>
          <table:table-cell office:value-type="float" office:value="112352" calcext:value-type="float">
            <text:p>112352</text:p>
          </table:table-cell>
          <table:table-cell office:value-type="float" office:value="14913" calcext:value-type="float">
            <text:p>14913</text:p>
          </table:table-cell>
          <table:table-cell office:value-type="float" office:value="14822" calcext:value-type="float">
            <text:p>14822</text:p>
          </table:table-cell>
          <table:table-cell office:value-type="float" office:value="15302" calcext:value-type="float">
            <text:p>15302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20200225" calcext:value-type="float">
            <text:p>20200225</text:p>
          </table:table-cell>
          <table:table-cell table:formula="of:=[.B7]/[.I$1]" office:value-type="percentage" office:value="0.944531315678857" calcext:value-type="percentage">
            <text:p>94%</text:p>
          </table:table-cell>
          <table:table-cell table:formula="of:=[.C7]/[.J$1]" office:value-type="percentage" office:value="0.8285" calcext:value-type="percentage">
            <text:p>83%</text:p>
          </table:table-cell>
          <table:table-cell table:formula="of:=[.D7]/[.K$1]" office:value-type="percentage" office:value="0.884103787652848" calcext:value-type="percentage">
            <text:p>88%</text:p>
          </table:table-cell>
          <table:table-cell table:formula="of:=[.E7]/[.L$1]" office:value-type="percentage" office:value="0.946437407224146" calcext:value-type="percentage">
            <text:p>95%</text:p>
          </table:table-cell>
          <table:table-cell table:formula="of:=[.F7]/[.M$1]" office:value-type="percentage" office:value="0.94224924012158" calcext:value-type="percentage">
            <text:p>94%</text:p>
          </table:table-cell>
        </table:table-row>
        <table:table-row table:style-name="ro1">
          <table:table-cell office:value-type="float" office:value="20200226" calcext:value-type="float">
            <text:p>20200226</text:p>
          </table:table-cell>
          <table:table-cell office:value-type="float" office:value="115096" calcext:value-type="float">
            <text:p>115096</text:p>
          </table:table-cell>
          <table:table-cell office:value-type="float" office:value="16655" calcext:value-type="float">
            <text:p>16655</text:p>
          </table:table-cell>
          <table:table-cell office:value-type="float" office:value="16181" calcext:value-type="float">
            <text:p>16181</text:p>
          </table:table-cell>
          <table:table-cell office:value-type="float" office:value="15818" calcext:value-type="float">
            <text:p>15818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0200226" calcext:value-type="float">
            <text:p>20200226</text:p>
          </table:table-cell>
          <table:table-cell table:formula="of:=[.B8]/[.I$1]" office:value-type="percentage" office:value="0.967599831862127" calcext:value-type="percentage">
            <text:p>97%</text:p>
          </table:table-cell>
          <table:table-cell table:formula="of:=[.C8]/[.J$1]" office:value-type="percentage" office:value="0.925277777777778" calcext:value-type="percentage">
            <text:p>93%</text:p>
          </table:table-cell>
          <table:table-cell table:formula="of:=[.D8]/[.K$1]" office:value-type="percentage" office:value="0.96516552341187" calcext:value-type="percentage">
            <text:p>97%</text:p>
          </table:table-cell>
          <table:table-cell table:formula="of:=[.E8]/[.L$1]" office:value-type="percentage" office:value="0.978352300841168" calcext:value-type="percentage">
            <text:p>98%</text:p>
          </table:table-cell>
          <table:table-cell table:formula="of:=[.F8]/[.M$1]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20200227" calcext:value-type="float">
            <text:p>20200227</text:p>
          </table:table-cell>
          <table:table-cell office:value-type="float" office:value="116576" calcext:value-type="float">
            <text:p>116576</text:p>
          </table:table-cell>
          <table:table-cell office:value-type="float" office:value="13213" calcext:value-type="float">
            <text:p>13213</text:p>
          </table:table-cell>
          <table:table-cell office:value-type="float" office:value="14777" calcext:value-type="float">
            <text:p>14777</text:p>
          </table:table-cell>
          <table:table-cell office:value-type="float" office:value="14943" calcext:value-type="float">
            <text:p>14943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20200227" calcext:value-type="float">
            <text:p>20200227</text:p>
          </table:table-cell>
          <table:table-cell table:formula="of:=[.B9]/[.I$1]" office:value-type="percentage" office:value="0.980042034468264" calcext:value-type="percentage">
            <text:p>98%</text:p>
          </table:table-cell>
          <table:table-cell table:formula="of:=[.C9]/[.J$1]" office:value-type="percentage" office:value="0.734055555555556" calcext:value-type="percentage">
            <text:p>73%</text:p>
          </table:table-cell>
          <table:table-cell table:formula="of:=[.D9]/[.K$1]" office:value-type="percentage" office:value="0.881419624217119" calcext:value-type="percentage">
            <text:p>88%</text:p>
          </table:table-cell>
          <table:table-cell table:formula="of:=[.E9]/[.L$1]" office:value-type="percentage" office:value="0.924233052944087" calcext:value-type="percentage">
            <text:p>92%</text:p>
          </table:table-cell>
          <table:table-cell table:formula="of:=[.F9]/[.M$1]" office:value-type="percentage" office:value="0.81306990881459" calcext:value-type="percentage">
            <text:p>81%</text:p>
          </table:table-cell>
        </table:table-row>
        <table:table-row table:style-name="ro1">
          <table:table-cell office:value-type="float" office:value="20200228" calcext:value-type="float">
            <text:p>20200228</text:p>
          </table:table-cell>
          <table:table-cell office:value-type="float" office:value="118366" calcext:value-type="float">
            <text:p>118366</text:p>
          </table:table-cell>
          <table:table-cell office:value-type="float" office:value="12863" calcext:value-type="float">
            <text:p>12863</text:p>
          </table:table-cell>
          <table:table-cell office:value-type="float" office:value="13110" calcext:value-type="float">
            <text:p>13110</text:p>
          </table:table-cell>
          <table:table-cell office:value-type="float" office:value="14766" calcext:value-type="float">
            <text:p>14766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20200228" calcext:value-type="float">
            <text:p>20200228</text:p>
          </table:table-cell>
          <table:table-cell table:formula="of:=[.B10]/[.I$1]" office:value-type="percentage" office:value="0.995090374106768" calcext:value-type="percentage">
            <text:p>100%</text:p>
          </table:table-cell>
          <table:table-cell table:formula="of:=[.C10]/[.J$1]" office:value-type="percentage" office:value="0.714611111111111" calcext:value-type="percentage">
            <text:p>71%</text:p>
          </table:table-cell>
          <table:table-cell table:formula="of:=[.D10]/[.K$1]" office:value-type="percentage" office:value="0.78198628094244" calcext:value-type="percentage">
            <text:p>78%</text:p>
          </table:table-cell>
          <table:table-cell table:formula="of:=[.E10]/[.L$1]" office:value-type="percentage" office:value="0.91328550222662" calcext:value-type="percentage">
            <text:p>91%</text:p>
          </table:table-cell>
          <table:table-cell table:formula="of:=[.F10]/[.M$1]" office:value-type="percentage" office:value="0.610942249240122" calcext:value-type="percentage">
            <text:p>61%</text:p>
          </table:table-cell>
        </table:table-row>
        <table:table-row table:style-name="ro1">
          <table:table-cell office:value-type="float" office:value="20200229" calcext:value-type="float">
            <text:p>20200229</text:p>
          </table:table-cell>
          <table:table-cell office:value-type="float" office:value="118758" calcext:value-type="float">
            <text:p>118758</text:p>
          </table:table-cell>
          <table:table-cell office:value-type="float" office:value="7079" calcext:value-type="float">
            <text:p>7079</text:p>
          </table:table-cell>
          <table:table-cell office:value-type="float" office:value="12841" calcext:value-type="float">
            <text:p>12841</text:p>
          </table:table-cell>
          <table:table-cell office:value-type="float" office:value="7843" calcext:value-type="float">
            <text:p>7843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0200229" calcext:value-type="float">
            <text:p>20200229</text:p>
          </table:table-cell>
          <table:table-cell table:formula="of:=[.B11]/[.I$1]" office:value-type="percentage" office:value="0.998385876418663" calcext:value-type="percentage">
            <text:p>100%</text:p>
          </table:table-cell>
          <table:table-cell table:formula="of:=[.C11]/[.J$1]" office:value-type="percentage" office:value="0.393277777777778" calcext:value-type="percentage">
            <text:p>39%</text:p>
          </table:table-cell>
          <table:table-cell table:formula="of:=[.D11]/[.K$1]" office:value-type="percentage" office:value="0.765940948404414" calcext:value-type="percentage">
            <text:p>77%</text:p>
          </table:table-cell>
          <table:table-cell table:formula="of:=[.E11]/[.L$1]" office:value-type="percentage" office:value="0.485094012864918" calcext:value-type="percentage">
            <text:p>49%</text:p>
          </table:table-cell>
          <table:table-cell table:formula="of:=[.F11]/[.M$1]" office:value-type="percentage" office:value="0.259878419452887" calcext:value-type="percentage">
            <text:p>26%</text:p>
          </table:table-cell>
        </table:table-row>
        <table:table-row table:style-name="ro1">
          <table:table-cell office:value-type="float" office:value="20200301" calcext:value-type="float">
            <text:p>20200301</text:p>
          </table:table-cell>
          <table:table-cell office:value-type="float" office:value="100002" calcext:value-type="float">
            <text:p>100002</text:p>
          </table:table-cell>
          <table:table-cell office:value-type="float" office:value="7699" calcext:value-type="float">
            <text:p>7699</text:p>
          </table:table-cell>
          <table:table-cell office:value-type="float" office:value="11692" calcext:value-type="float">
            <text:p>11692</text:p>
          </table:table-cell>
          <table:table-cell office:value-type="float" office:value="5565" calcext:value-type="float">
            <text:p>556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0200301" calcext:value-type="float">
            <text:p>20200301</text:p>
          </table:table-cell>
          <table:table-cell table:formula="of:=[.B12]/[.I$1]" office:value-type="percentage" office:value="0.840706179066835" calcext:value-type="percentage">
            <text:p>84%</text:p>
          </table:table-cell>
          <table:table-cell table:formula="of:=[.C12]/[.J$1]" office:value-type="percentage" office:value="0.427722222222222" calcext:value-type="percentage">
            <text:p>43%</text:p>
          </table:table-cell>
          <table:table-cell table:formula="of:=[.D12]/[.K$1]" office:value-type="percentage" office:value="0.697405308678795" calcext:value-type="percentage">
            <text:p>70%</text:p>
          </table:table-cell>
          <table:table-cell table:formula="of:=[.E12]/[.L$1]" office:value-type="percentage" office:value="0.344198416625433" calcext:value-type="percentage">
            <text:p>34%</text:p>
          </table:table-cell>
          <table:table-cell table:formula="of:=[.F12]/[.M$1]" office:value-type="percentage" office:value="0.174772036474164" calcext:value-type="percentage">
            <text:p>17%</text:p>
          </table:table-cell>
        </table:table-row>
        <table:table-row table:style-name="ro1">
          <table:table-cell office:value-type="float" office:value="20200302" calcext:value-type="float">
            <text:p>20200302</text:p>
          </table:table-cell>
          <table:table-cell office:value-type="float" office:value="109943" calcext:value-type="float">
            <text:p>109943</text:p>
          </table:table-cell>
          <table:table-cell office:value-type="float" office:value="17079" calcext:value-type="float">
            <text:p>17079</text:p>
          </table:table-cell>
          <table:table-cell office:value-type="float" office:value="15983" calcext:value-type="float">
            <text:p>15983</text:p>
          </table:table-cell>
          <table:table-cell office:value-type="float" office:value="15305" calcext:value-type="float">
            <text:p>15305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20200302" calcext:value-type="float">
            <text:p>20200302</text:p>
          </table:table-cell>
          <table:table-cell table:formula="of:=[.B13]/[.I$1]" office:value-type="percentage" office:value="0.924279108869273" calcext:value-type="percentage">
            <text:p>92%</text:p>
          </table:table-cell>
          <table:table-cell table:formula="of:=[.C13]/[.J$1]" office:value-type="percentage" office:value="0.948833333333333" calcext:value-type="percentage">
            <text:p>95%</text:p>
          </table:table-cell>
          <table:table-cell table:formula="of:=[.D13]/[.K$1]" office:value-type="percentage" office:value="0.953355204294661" calcext:value-type="percentage">
            <text:p>95%</text:p>
          </table:table-cell>
          <table:table-cell table:formula="of:=[.E13]/[.L$1]" office:value-type="percentage" office:value="0.946622958931222" calcext:value-type="percentage">
            <text:p>95%</text:p>
          </table:table-cell>
          <table:table-cell table:formula="of:=[.F13]/[.M$1]" office:value-type="percentage" office:value="0.793313069908815" calcext:value-type="percentage">
            <text:p>79%</text:p>
          </table:table-cell>
        </table:table-row>
        <table:table-row table:style-name="ro1">
          <table:table-cell office:value-type="float" office:value="20200303" calcext:value-type="float">
            <text:p>20200303</text:p>
          </table:table-cell>
          <table:table-cell office:value-type="float" office:value="112118" calcext:value-type="float">
            <text:p>112118</text:p>
          </table:table-cell>
          <table:table-cell office:value-type="float" office:value="18000" calcext:value-type="float">
            <text:p>18000</text:p>
          </table:table-cell>
          <table:table-cell office:value-type="float" office:value="16765" calcext:value-type="float">
            <text:p>16765</text:p>
          </table:table-cell>
          <table:table-cell office:value-type="float" office:value="15640" calcext:value-type="float">
            <text:p>15640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200303" calcext:value-type="float">
            <text:p>20200303</text:p>
          </table:table-cell>
          <table:table-cell table:formula="of:=[.B14]/[.I$1]" office:value-type="percentage" office:value="0.942564102564103" calcext:value-type="percentage">
            <text:p>94%</text:p>
          </table:table-cell>
          <table:table-cell table:formula="of:=[.C14]/[.J$1]" office:value-type="percentage" office:value="1" calcext:value-type="percentage">
            <text:p>100%</text:p>
          </table:table-cell>
          <table:table-cell table:formula="of:=[.D14]/[.K$1]" office:value-type="percentage" office:value="1" calcext:value-type="percentage">
            <text:p>100%</text:p>
          </table:table-cell>
          <table:table-cell table:formula="of:=[.E14]/[.L$1]" office:value-type="percentage" office:value="0.967342899554676" calcext:value-type="percentage">
            <text:p>97%</text:p>
          </table:table-cell>
          <table:table-cell table:formula="of:=[.F14]/[.M$1]" office:value-type="percentage" office:value="0.743161094224924" calcext:value-type="percentage">
            <text:p>74%</text:p>
          </table:table-cell>
        </table:table-row>
        <table:table-row table:style-name="ro1">
          <table:table-cell office:value-type="float" office:value="20200304" calcext:value-type="float">
            <text:p>20200304</text:p>
          </table:table-cell>
          <table:table-cell office:value-type="float" office:value="107640" calcext:value-type="float">
            <text:p>107640</text:p>
          </table:table-cell>
          <table:table-cell office:value-type="float" office:value="16629" calcext:value-type="float">
            <text:p>16629</text:p>
          </table:table-cell>
          <table:table-cell office:value-type="float" office:value="15427" calcext:value-type="float">
            <text:p>15427</text:p>
          </table:table-cell>
          <table:table-cell office:value-type="float" office:value="14945" calcext:value-type="float">
            <text:p>14945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0200304" calcext:value-type="float">
            <text:p>20200304</text:p>
          </table:table-cell>
          <table:table-cell table:formula="of:=[.B15]/[.I$1]" office:value-type="percentage" office:value="0.904918032786885" calcext:value-type="percentage">
            <text:p>90%</text:p>
          </table:table-cell>
          <table:table-cell table:formula="of:=[.C15]/[.J$1]" office:value-type="percentage" office:value="0.923833333333333" calcext:value-type="percentage">
            <text:p>92%</text:p>
          </table:table-cell>
          <table:table-cell table:formula="of:=[.D15]/[.K$1]" office:value-type="percentage" office:value="0.920190873844319" calcext:value-type="percentage">
            <text:p>92%</text:p>
          </table:table-cell>
          <table:table-cell table:formula="of:=[.E15]/[.L$1]" office:value-type="percentage" office:value="0.924356754082138" calcext:value-type="percentage">
            <text:p>92%</text:p>
          </table:table-cell>
          <table:table-cell table:formula="of:=[.F15]/[.M$1]" office:value-type="percentage" office:value="0.963525835866261" calcext:value-type="percentage">
            <text:p>96%</text:p>
          </table:table-cell>
        </table:table-row>
        <table:table-row table:style-name="ro1">
          <table:table-cell office:value-type="float" office:value="20200305" calcext:value-type="float">
            <text:p>20200305</text:p>
          </table:table-cell>
          <table:table-cell office:value-type="float" office:value="112666" calcext:value-type="float">
            <text:p>112666</text:p>
          </table:table-cell>
          <table:table-cell office:value-type="float" office:value="15313" calcext:value-type="float">
            <text:p>15313</text:p>
          </table:table-cell>
          <table:table-cell office:value-type="float" office:value="14314" calcext:value-type="float">
            <text:p>14314</text:p>
          </table:table-cell>
          <table:table-cell office:value-type="float" office:value="15034" calcext:value-type="float">
            <text:p>15034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20200305" calcext:value-type="float">
            <text:p>20200305</text:p>
          </table:table-cell>
          <table:table-cell table:formula="of:=[.B16]/[.I$1]" office:value-type="percentage" office:value="0.947171080285834" calcext:value-type="percentage">
            <text:p>95%</text:p>
          </table:table-cell>
          <table:table-cell table:formula="of:=[.C16]/[.J$1]" office:value-type="percentage" office:value="0.850722222222222" calcext:value-type="percentage">
            <text:p>85%</text:p>
          </table:table-cell>
          <table:table-cell table:formula="of:=[.D16]/[.K$1]" office:value-type="percentage" office:value="0.853802564867283" calcext:value-type="percentage">
            <text:p>85%</text:p>
          </table:table-cell>
          <table:table-cell table:formula="of:=[.E16]/[.L$1]" office:value-type="percentage" office:value="0.929861454725383" calcext:value-type="percentage">
            <text:p>93%</text:p>
          </table:table-cell>
          <table:table-cell table:formula="of:=[.F16]/[.M$1]" office:value-type="percentage" office:value="0.683890577507599" calcext:value-type="percentage">
            <text:p>68%</text:p>
          </table:table-cell>
        </table:table-row>
        <table:table-row table:style-name="ro1">
          <table:table-cell office:value-type="float" office:value="20200306" calcext:value-type="float">
            <text:p>20200306</text:p>
          </table:table-cell>
          <table:table-cell office:value-type="float" office:value="118950" calcext:value-type="float">
            <text:p>118950</text:p>
          </table:table-cell>
          <table:table-cell office:value-type="float" office:value="15055" calcext:value-type="float">
            <text:p>15055</text:p>
          </table:table-cell>
          <table:table-cell office:value-type="float" office:value="16190" calcext:value-type="float">
            <text:p>16190</text:p>
          </table:table-cell>
          <table:table-cell office:value-type="float" office:value="16168" calcext:value-type="float">
            <text:p>16168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20200306" calcext:value-type="float">
            <text:p>20200306</text:p>
          </table:table-cell>
          <table:table-cell table:formula="of:=[.B17]/[.I$1]" office:value-type="percentage" office:value="1" calcext:value-type="percentage">
            <text:p>100%</text:p>
          </table:table-cell>
          <table:table-cell table:formula="of:=[.C17]/[.J$1]" office:value-type="percentage" office:value="0.836388888888889" calcext:value-type="percentage">
            <text:p>84%</text:p>
          </table:table-cell>
          <table:table-cell table:formula="of:=[.D17]/[.K$1]" office:value-type="percentage" office:value="0.965702356099016" calcext:value-type="percentage">
            <text:p>97%</text:p>
          </table:table-cell>
          <table:table-cell table:formula="of:=[.E17]/[.L$1]" office:value-type="percentage" office:value="1" calcext:value-type="percentage">
            <text:p>100%</text:p>
          </table:table-cell>
          <table:table-cell table:formula="of:=[.F17]/[.M$1]" office:value-type="percentage" office:value="0.82370820668693" calcext:value-type="percentage">
            <text:p>82%</text:p>
          </table:table-cell>
        </table:table-row>
        <table:table-row table:style-name="ro1">
          <table:table-cell office:value-type="float" office:value="20200307" calcext:value-type="float">
            <text:p>20200307</text:p>
          </table:table-cell>
          <table:table-cell office:value-type="float" office:value="106344" calcext:value-type="float">
            <text:p>106344</text:p>
          </table:table-cell>
          <table:table-cell office:value-type="float" office:value="9632" calcext:value-type="float">
            <text:p>9632</text:p>
          </table:table-cell>
          <table:table-cell office:value-type="float" office:value="14954" calcext:value-type="float">
            <text:p>14954</text:p>
          </table:table-cell>
          <table:table-cell office:value-type="float" office:value="7115" calcext:value-type="float">
            <text:p>711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0200307" calcext:value-type="float">
            <text:p>20200307</text:p>
          </table:table-cell>
          <table:table-cell table:formula="of:=[.B18]/[.I$1]" office:value-type="percentage" office:value="0.894022698612863" calcext:value-type="percentage">
            <text:p>89%</text:p>
          </table:table-cell>
          <table:table-cell table:formula="of:=[.C18]/[.J$1]" office:value-type="percentage" office:value="0.535111111111111" calcext:value-type="percentage">
            <text:p>54%</text:p>
          </table:table-cell>
          <table:table-cell table:formula="of:=[.D18]/[.K$1]" office:value-type="percentage" office:value="0.891977333730987" calcext:value-type="percentage">
            <text:p>89%</text:p>
          </table:table-cell>
          <table:table-cell table:formula="of:=[.E18]/[.L$1]" office:value-type="percentage" office:value="0.440066798614547" calcext:value-type="percentage">
            <text:p>44%</text:p>
          </table:table-cell>
          <table:table-cell table:formula="of:=[.F18]/[.M$1]" office:value-type="percentage" office:value="0.189969604863222" calcext:value-type="percentage">
            <text:p>19%</text:p>
          </table:table-cell>
        </table:table-row>
        <table:table-row table:style-name="ro1">
          <table:table-cell office:value-type="float" office:value="20200308" calcext:value-type="float">
            <text:p>20200308</text:p>
          </table:table-cell>
          <table:table-cell office:value-type="float" office:value="95313" calcext:value-type="float">
            <text:p>95313</text:p>
          </table:table-cell>
          <table:table-cell office:value-type="float" office:value="8874" calcext:value-type="float">
            <text:p>8874</text:p>
          </table:table-cell>
          <table:table-cell office:value-type="float" office:value="12366" calcext:value-type="float">
            <text:p>12366</text:p>
          </table:table-cell>
          <table:table-cell office:value-type="float" office:value="5549" calcext:value-type="float">
            <text:p>554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0200308" calcext:value-type="float">
            <text:p>20200308</text:p>
          </table:table-cell>
          <table:table-cell table:formula="of:=[.B19]/[.I$1]" office:value-type="percentage" office:value="0.801286254728878" calcext:value-type="percentage">
            <text:p>80%</text:p>
          </table:table-cell>
          <table:table-cell table:formula="of:=[.C19]/[.J$1]" office:value-type="percentage" office:value="0.493" calcext:value-type="percentage">
            <text:p>49%</text:p>
          </table:table-cell>
          <table:table-cell table:formula="of:=[.D19]/[.K$1]" office:value-type="percentage" office:value="0.737608112138383" calcext:value-type="percentage">
            <text:p>74%</text:p>
          </table:table-cell>
          <table:table-cell table:formula="of:=[.E19]/[.L$1]" office:value-type="percentage" office:value="0.343208807521029" calcext:value-type="percentage">
            <text:p>34%</text:p>
          </table:table-cell>
          <table:table-cell table:formula="of:=[.F19]/[.M$1]" office:value-type="percentage" office:value="0.112462006079027" calcext:value-type="percentage">
            <text:p>11%</text:p>
          </table:table-cell>
        </table:table-row>
        <table:table-row table:style-name="ro1">
          <table:table-cell office:value-type="float" office:value="20200309" calcext:value-type="float">
            <text:p>20200309</text:p>
          </table:table-cell>
          <table:table-cell office:value-type="float" office:value="104521" calcext:value-type="float">
            <text:p>104521</text:p>
          </table:table-cell>
          <table:table-cell office:value-type="float" office:value="15164" calcext:value-type="float">
            <text:p>15164</text:p>
          </table:table-cell>
          <table:table-cell office:value-type="float" office:value="13968" calcext:value-type="float">
            <text:p>13968</text:p>
          </table:table-cell>
          <table:table-cell office:value-type="float" office:value="14604" calcext:value-type="float">
            <text:p>14604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200309" calcext:value-type="float">
            <text:p>20200309</text:p>
          </table:table-cell>
          <table:table-cell table:formula="of:=[.B20]/[.I$1]" office:value-type="percentage" office:value="0.878696931483817" calcext:value-type="percentage">
            <text:p>88%</text:p>
          </table:table-cell>
          <table:table-cell table:formula="of:=[.C20]/[.J$1]" office:value-type="percentage" office:value="0.842444444444444" calcext:value-type="percentage">
            <text:p>84%</text:p>
          </table:table-cell>
          <table:table-cell table:formula="of:=[.D20]/[.K$1]" office:value-type="percentage" office:value="0.833164330450343" calcext:value-type="percentage">
            <text:p>83%</text:p>
          </table:table-cell>
          <table:table-cell table:formula="of:=[.E20]/[.L$1]" office:value-type="percentage" office:value="0.903265710044532" calcext:value-type="percentage">
            <text:p>90%</text:p>
          </table:table-cell>
          <table:table-cell table:formula="of:=[.F20]/[.M$1]" office:value-type="percentage" office:value="0.770516717325228" calcext:value-type="percentage">
            <text:p>77%</text:p>
          </table:table-cell>
        </table:table-row>
        <table:table-row table:style-name="ro1">
          <table:table-cell office:value-type="float" office:value="20200310" calcext:value-type="float">
            <text:p>20200310</text:p>
          </table:table-cell>
          <table:table-cell office:value-type="float" office:value="108997" calcext:value-type="float">
            <text:p>108997</text:p>
          </table:table-cell>
          <table:table-cell office:value-type="float" office:value="16763" calcext:value-type="float">
            <text:p>16763</text:p>
          </table:table-cell>
          <table:table-cell office:value-type="float" office:value="15353" calcext:value-type="float">
            <text:p>15353</text:p>
          </table:table-cell>
          <table:table-cell office:value-type="float" office:value="15323" calcext:value-type="float">
            <text:p>15323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20200310" calcext:value-type="float">
            <text:p>20200310</text:p>
          </table:table-cell>
          <table:table-cell table:formula="of:=[.B21]/[.I$1]" office:value-type="percentage" office:value="0.916326187473728" calcext:value-type="percentage">
            <text:p>92%</text:p>
          </table:table-cell>
          <table:table-cell table:formula="of:=[.C21]/[.J$1]" office:value-type="percentage" office:value="0.931277777777778" calcext:value-type="percentage">
            <text:p>93%</text:p>
          </table:table-cell>
          <table:table-cell table:formula="of:=[.D21]/[.K$1]" office:value-type="percentage" office:value="0.915776916194453" calcext:value-type="percentage">
            <text:p>92%</text:p>
          </table:table-cell>
          <table:table-cell table:formula="of:=[.E21]/[.L$1]" office:value-type="percentage" office:value="0.947736269173676" calcext:value-type="percentage">
            <text:p>95%</text:p>
          </table:table-cell>
          <table:table-cell table:formula="of:=[.F21]/[.M$1]" office:value-type="percentage" office:value="0.749240121580547" calcext:value-type="percentage">
            <text:p>75%</text:p>
          </table:table-cell>
        </table:table-row>
        <table:table-row table:style-name="ro1">
          <table:table-cell office:value-type="float" office:value="20200311" calcext:value-type="float">
            <text:p>20200311</text:p>
          </table:table-cell>
          <table:table-cell office:value-type="float" office:value="111742" calcext:value-type="float">
            <text:p>111742</text:p>
          </table:table-cell>
          <table:table-cell office:value-type="float" office:value="17649" calcext:value-type="float">
            <text:p>17649</text:p>
          </table:table-cell>
          <table:table-cell office:value-type="float" office:value="15563" calcext:value-type="float">
            <text:p>15563</text:p>
          </table:table-cell>
          <table:table-cell office:value-type="float" office:value="15650" calcext:value-type="float">
            <text:p>15650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20200311" calcext:value-type="float">
            <text:p>20200311</text:p>
          </table:table-cell>
          <table:table-cell table:formula="of:=[.B22]/[.I$1]" office:value-type="percentage" office:value="0.939403110550651" calcext:value-type="percentage">
            <text:p>94%</text:p>
          </table:table-cell>
          <table:table-cell table:formula="of:=[.C22]/[.J$1]" office:value-type="percentage" office:value="0.9805" calcext:value-type="percentage">
            <text:p>98%</text:p>
          </table:table-cell>
          <table:table-cell table:formula="of:=[.D22]/[.K$1]" office:value-type="percentage" office:value="0.928303012227856" calcext:value-type="percentage">
            <text:p>93%</text:p>
          </table:table-cell>
          <table:table-cell table:formula="of:=[.E22]/[.L$1]" office:value-type="percentage" office:value="0.967961405244928" calcext:value-type="percentage">
            <text:p>97%</text:p>
          </table:table-cell>
          <table:table-cell table:formula="of:=[.F22]/[.M$1]" office:value-type="percentage" office:value="0.948328267477204" calcext:value-type="percentage">
            <text:p>95%</text:p>
          </table:table-cell>
        </table:table-row>
        <table:table-row table:style-name="ro1">
          <table:table-cell office:value-type="float" office:value="20200312" calcext:value-type="float">
            <text:p>20200312</text:p>
          </table:table-cell>
          <table:table-cell office:value-type="float" office:value="110764" calcext:value-type="float">
            <text:p>110764</text:p>
          </table:table-cell>
          <table:table-cell office:value-type="float" office:value="15370" calcext:value-type="float">
            <text:p>15370</text:p>
          </table:table-cell>
          <table:table-cell office:value-type="float" office:value="14608" calcext:value-type="float">
            <text:p>14608</text:p>
          </table:table-cell>
          <table:table-cell office:value-type="float" office:value="15606" calcext:value-type="float">
            <text:p>15606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20200312" calcext:value-type="float">
            <text:p>20200312</text:p>
          </table:table-cell>
          <table:table-cell table:formula="of:=[.B23]/[.I$1]" office:value-type="percentage" office:value="0.931181168558218" calcext:value-type="percentage">
            <text:p>93%</text:p>
          </table:table-cell>
          <table:table-cell table:formula="of:=[.C23]/[.J$1]" office:value-type="percentage" office:value="0.853888888888889" calcext:value-type="percentage">
            <text:p>85%</text:p>
          </table:table-cell>
          <table:table-cell table:formula="of:=[.D23]/[.K$1]" office:value-type="percentage" office:value="0.871339099314047" calcext:value-type="percentage">
            <text:p>87%</text:p>
          </table:table-cell>
          <table:table-cell table:formula="of:=[.E23]/[.L$1]" office:value-type="percentage" office:value="0.965239980207818" calcext:value-type="percentage">
            <text:p>97%</text:p>
          </table:table-cell>
          <table:table-cell table:formula="of:=[.F23]/[.M$1]" office:value-type="percentage" office:value="0.974164133738602" calcext:value-type="percentage">
            <text:p>97%</text:p>
          </table:table-cell>
        </table:table-row>
        <table:table-row table:style-name="ro1">
          <table:table-cell office:value-type="float" office:value="20200313" calcext:value-type="float">
            <text:p>20200313</text:p>
          </table:table-cell>
          <table:table-cell office:value-type="float" office:value="108706" calcext:value-type="float">
            <text:p>108706</text:p>
          </table:table-cell>
          <table:table-cell office:value-type="float" office:value="15587" calcext:value-type="float">
            <text:p>15587</text:p>
          </table:table-cell>
          <table:table-cell office:value-type="float" office:value="15013" calcext:value-type="float">
            <text:p>15013</text:p>
          </table:table-cell>
          <table:table-cell office:value-type="float" office:value="14711" calcext:value-type="float">
            <text:p>14711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float" office:value="20200313" calcext:value-type="float">
            <text:p>20200313</text:p>
          </table:table-cell>
          <table:table-cell table:formula="of:=[.B24]/[.I$1]" office:value-type="percentage" office:value="0.913879781420765" calcext:value-type="percentage">
            <text:p>91%</text:p>
          </table:table-cell>
          <table:table-cell table:formula="of:=[.C24]/[.J$1]" office:value-type="percentage" office:value="0.865944444444444" calcext:value-type="percentage">
            <text:p>87%</text:p>
          </table:table-cell>
          <table:table-cell table:formula="of:=[.D24]/[.K$1]" office:value-type="percentage" office:value="0.89549657023561" calcext:value-type="percentage">
            <text:p>90%</text:p>
          </table:table-cell>
          <table:table-cell table:formula="of:=[.E24]/[.L$1]" office:value-type="percentage" office:value="0.909883720930232" calcext:value-type="percentage">
            <text:p>91%</text:p>
          </table:table-cell>
          <table:table-cell table:formula="of:=[.F24]/[.M$1]" office:value-type="percentage" office:value="0.779635258358663" calcext:value-type="percentage">
            <text:p>78%</text:p>
          </table:table-cell>
        </table:table-row>
        <table:table-row table:style-name="ro1">
          <table:table-cell office:value-type="float" office:value="20200314" calcext:value-type="float">
            <text:p>20200314</text:p>
          </table:table-cell>
          <table:table-cell office:value-type="float" office:value="100280" calcext:value-type="float">
            <text:p>100280</text:p>
          </table:table-cell>
          <table:table-cell office:value-type="float" office:value="8943" calcext:value-type="float">
            <text:p>8943</text:p>
          </table:table-cell>
          <table:table-cell office:value-type="float" office:value="12216" calcext:value-type="float">
            <text:p>12216</text:p>
          </table:table-cell>
          <table:table-cell office:value-type="float" office:value="6793" calcext:value-type="float">
            <text:p>679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0200314" calcext:value-type="float">
            <text:p>20200314</text:p>
          </table:table-cell>
          <table:table-cell table:formula="of:=[.B25]/[.I$1]" office:value-type="percentage" office:value="0.843043295502312" calcext:value-type="percentage">
            <text:p>84%</text:p>
          </table:table-cell>
          <table:table-cell table:formula="of:=[.C25]/[.J$1]" office:value-type="percentage" office:value="0.496833333333333" calcext:value-type="percentage">
            <text:p>50%</text:p>
          </table:table-cell>
          <table:table-cell table:formula="of:=[.D25]/[.K$1]" office:value-type="percentage" office:value="0.728660900685953" calcext:value-type="percentage">
            <text:p>73%</text:p>
          </table:table-cell>
          <table:table-cell table:formula="of:=[.E25]/[.L$1]" office:value-type="percentage" office:value="0.420150915388422" calcext:value-type="percentage">
            <text:p>42%</text:p>
          </table:table-cell>
          <table:table-cell table:formula="of:=[.F25]/[.M$1]" office:value-type="percentage" office:value="0.150455927051672" calcext:value-type="percentage">
            <text:p>15%</text:p>
          </table:table-cell>
        </table:table-row>
        <table:table-row table:style-name="ro1">
          <table:table-cell office:value-type="float" office:value="20200315" calcext:value-type="float">
            <text:p>20200315</text:p>
          </table:table-cell>
          <table:table-cell office:value-type="float" office:value="80022" calcext:value-type="float">
            <text:p>80022</text:p>
          </table:table-cell>
          <table:table-cell office:value-type="float" office:value="6224" calcext:value-type="float">
            <text:p>6224</text:p>
          </table:table-cell>
          <table:table-cell office:value-type="float" office:value="7993" calcext:value-type="float">
            <text:p>7993</text:p>
          </table:table-cell>
          <table:table-cell office:value-type="float" office:value="4322" calcext:value-type="float">
            <text:p>43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0200315" calcext:value-type="float">
            <text:p>20200315</text:p>
          </table:table-cell>
          <table:table-cell table:formula="of:=[.B26]/[.I$1]" office:value-type="percentage" office:value="0.672736443883985" calcext:value-type="percentage">
            <text:p>67%</text:p>
          </table:table-cell>
          <table:table-cell table:formula="of:=[.C26]/[.J$1]" office:value-type="percentage" office:value="0.345777777777778" calcext:value-type="percentage">
            <text:p>35%</text:p>
          </table:table-cell>
          <table:table-cell table:formula="of:=[.D26]/[.K$1]" office:value-type="percentage" office:value="0.476767074261855" calcext:value-type="percentage">
            <text:p>48%</text:p>
          </table:table-cell>
          <table:table-cell table:formula="of:=[.E26]/[.L$1]" office:value-type="percentage" office:value="0.267318159327066" calcext:value-type="percentage">
            <text:p>27%</text:p>
          </table:table-cell>
          <table:table-cell table:formula="of:=[.F26]/[.M$1]" office:value-type="percentage" office:value="0.106382978723404" calcext:value-type="percentage">
            <text:p>11%</text:p>
          </table:table-cell>
        </table:table-row>
        <table:table-row table:style-name="ro1">
          <table:table-cell office:value-type="float" office:value="20200316" calcext:value-type="float">
            <text:p>20200316</text:p>
          </table:table-cell>
          <table:table-cell office:value-type="float" office:value="97490" calcext:value-type="float">
            <text:p>97490</text:p>
          </table:table-cell>
          <table:table-cell office:value-type="float" office:value="14543" calcext:value-type="float">
            <text:p>14543</text:p>
          </table:table-cell>
          <table:table-cell office:value-type="float" office:value="13537" calcext:value-type="float">
            <text:p>13537</text:p>
          </table:table-cell>
          <table:table-cell office:value-type="float" office:value="15098" calcext:value-type="float">
            <text:p>15098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0200316" calcext:value-type="float">
            <text:p>20200316</text:p>
          </table:table-cell>
          <table:table-cell table:formula="of:=[.B27]/[.I$1]" office:value-type="percentage" office:value="0.819588062211013" calcext:value-type="percentage">
            <text:p>82%</text:p>
          </table:table-cell>
          <table:table-cell table:formula="of:=[.C27]/[.J$1]" office:value-type="percentage" office:value="0.807944444444444" calcext:value-type="percentage">
            <text:p>81%</text:p>
          </table:table-cell>
          <table:table-cell table:formula="of:=[.D27]/[.K$1]" office:value-type="percentage" office:value="0.807456009543692" calcext:value-type="percentage">
            <text:p>81%</text:p>
          </table:table-cell>
          <table:table-cell table:formula="of:=[.E27]/[.L$1]" office:value-type="percentage" office:value="0.933819891142999" calcext:value-type="percentage">
            <text:p>93%</text:p>
          </table:table-cell>
          <table:table-cell table:formula="of:=[.F27]/[.M$1]" office:value-type="percentage" office:value="0.656534954407295" calcext:value-type="percentage">
            <text:p>66%</text:p>
          </table:table-cell>
        </table:table-row>
        <table:table-row table:style-name="ro1">
          <table:table-cell office:value-type="float" office:value="20200317" calcext:value-type="float">
            <text:p>20200317</text:p>
          </table:table-cell>
          <table:table-cell office:value-type="float" office:value="94962" calcext:value-type="float">
            <text:p>94962</text:p>
          </table:table-cell>
          <table:table-cell office:value-type="float" office:value="14688" calcext:value-type="float">
            <text:p>14688</text:p>
          </table:table-cell>
          <table:table-cell office:value-type="float" office:value="12905" calcext:value-type="float">
            <text:p>12905</text:p>
          </table:table-cell>
          <table:table-cell office:value-type="float" office:value="14875" calcext:value-type="float">
            <text:p>14875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20200317" calcext:value-type="float">
            <text:p>20200317</text:p>
          </table:table-cell>
          <table:table-cell table:formula="of:=[.B28]/[.I$1]" office:value-type="percentage" office:value="0.798335435056747" calcext:value-type="percentage">
            <text:p>80%</text:p>
          </table:table-cell>
          <table:table-cell table:formula="of:=[.C28]/[.J$1]" office:value-type="percentage" office:value="0.816" calcext:value-type="percentage">
            <text:p>82%</text:p>
          </table:table-cell>
          <table:table-cell table:formula="of:=[.D28]/[.K$1]" office:value-type="percentage" office:value="0.769758425290784" calcext:value-type="percentage">
            <text:p>77%</text:p>
          </table:table-cell>
          <table:table-cell table:formula="of:=[.E28]/[.L$1]" office:value-type="percentage" office:value="0.920027214250371" calcext:value-type="percentage">
            <text:p>92%</text:p>
          </table:table-cell>
          <table:table-cell table:formula="of:=[.F28]/[.M$1]" office:value-type="percentage" office:value="0.975683890577507" calcext:value-type="percentage">
            <text:p>98%</text:p>
          </table:table-cell>
        </table:table-row>
        <table:table-row table:style-name="ro1">
          <table:table-cell office:value-type="float" office:value="20200318" calcext:value-type="float">
            <text:p>20200318</text:p>
          </table:table-cell>
          <table:table-cell office:value-type="float" office:value="86260" calcext:value-type="float">
            <text:p>86260</text:p>
          </table:table-cell>
          <table:table-cell office:value-type="float" office:value="11804" calcext:value-type="float">
            <text:p>11804</text:p>
          </table:table-cell>
          <table:table-cell office:value-type="float" office:value="10106" calcext:value-type="float">
            <text:p>10106</text:p>
          </table:table-cell>
          <table:table-cell office:value-type="float" office:value="14666" calcext:value-type="float">
            <text:p>1466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20200318" calcext:value-type="float">
            <text:p>20200318</text:p>
          </table:table-cell>
          <table:table-cell table:formula="of:=[.B29]/[.I$1]" office:value-type="percentage" office:value="0.725178646490122" calcext:value-type="percentage">
            <text:p>73%</text:p>
          </table:table-cell>
          <table:table-cell table:formula="of:=[.C29]/[.J$1]" office:value-type="percentage" office:value="0.655777777777778" calcext:value-type="percentage">
            <text:p>66%</text:p>
          </table:table-cell>
          <table:table-cell table:formula="of:=[.D29]/[.K$1]" office:value-type="percentage" office:value="0.602803459588428" calcext:value-type="percentage">
            <text:p>60%</text:p>
          </table:table-cell>
          <table:table-cell table:formula="of:=[.E29]/[.L$1]" office:value-type="percentage" office:value="0.907100445324097" calcext:value-type="percentage">
            <text:p>91%</text:p>
          </table:table-cell>
          <table:table-cell table:formula="of:=[.F29]/[.M$1]" office:value-type="percentage" office:value="0.691489361702128" calcext:value-type="percentage">
            <text:p>69%</text:p>
          </table:table-cell>
        </table:table-row>
        <table:table-row table:style-name="ro1">
          <table:table-cell office:value-type="float" office:value="20200319" calcext:value-type="float">
            <text:p>20200319</text:p>
          </table:table-cell>
          <table:table-cell office:value-type="float" office:value="87909" calcext:value-type="float">
            <text:p>87909</text:p>
          </table:table-cell>
          <table:table-cell office:value-type="float" office:value="11787" calcext:value-type="float">
            <text:p>11787</text:p>
          </table:table-cell>
          <table:table-cell office:value-type="float" office:value="10649" calcext:value-type="float">
            <text:p>10649</text:p>
          </table:table-cell>
          <table:table-cell office:value-type="float" office:value="14884" calcext:value-type="float">
            <text:p>14884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float" office:value="20200319" calcext:value-type="float">
            <text:p>20200319</text:p>
          </table:table-cell>
          <table:table-cell table:formula="of:=[.B30]/[.I$1]" office:value-type="percentage" office:value="0.739041614123581" calcext:value-type="percentage">
            <text:p>74%</text:p>
          </table:table-cell>
          <table:table-cell table:formula="of:=[.C30]/[.J$1]" office:value-type="percentage" office:value="0.654833333333333" calcext:value-type="percentage">
            <text:p>65%</text:p>
          </table:table-cell>
          <table:table-cell table:formula="of:=[.D30]/[.K$1]" office:value-type="percentage" office:value="0.635192365046227" calcext:value-type="percentage">
            <text:p>64%</text:p>
          </table:table-cell>
          <table:table-cell table:formula="of:=[.E30]/[.L$1]" office:value-type="percentage" office:value="0.920583869371598" calcext:value-type="percentage">
            <text:p>92%</text:p>
          </table:table-cell>
          <table:table-cell table:formula="of:=[.F30]/[.M$1]" office:value-type="percentage" office:value="0.819148936170213" calcext:value-type="percentage">
            <text:p>82%</text:p>
          </table:table-cell>
        </table:table-row>
        <table:table-row table:style-name="ro1">
          <table:table-cell office:value-type="float" office:value="20200320" calcext:value-type="float">
            <text:p>20200320</text:p>
          </table:table-cell>
          <table:table-cell office:value-type="float" office:value="86307" calcext:value-type="float">
            <text:p>86307</text:p>
          </table:table-cell>
          <table:table-cell office:value-type="float" office:value="11246" calcext:value-type="float">
            <text:p>11246</text:p>
          </table:table-cell>
          <table:table-cell office:value-type="float" office:value="10313" calcext:value-type="float">
            <text:p>10313</text:p>
          </table:table-cell>
          <table:table-cell office:value-type="float" office:value="13885" calcext:value-type="float">
            <text:p>13885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20200320" calcext:value-type="float">
            <text:p>20200320</text:p>
          </table:table-cell>
          <table:table-cell table:formula="of:=[.B31]/[.I$1]" office:value-type="percentage" office:value="0.725573770491803" calcext:value-type="percentage">
            <text:p>73%</text:p>
          </table:table-cell>
          <table:table-cell table:formula="of:=[.C31]/[.J$1]" office:value-type="percentage" office:value="0.624777777777778" calcext:value-type="percentage">
            <text:p>62%</text:p>
          </table:table-cell>
          <table:table-cell table:formula="of:=[.D31]/[.K$1]" office:value-type="percentage" office:value="0.615150611392783" calcext:value-type="percentage">
            <text:p>62%</text:p>
          </table:table-cell>
          <table:table-cell table:formula="of:=[.E31]/[.L$1]" office:value-type="percentage" office:value="0.858795150915388" calcext:value-type="percentage">
            <text:p>86%</text:p>
          </table:table-cell>
          <table:table-cell table:formula="of:=[.F31]/[.M$1]" office:value-type="percentage" office:value="0.907294832826748" calcext:value-type="percentage">
            <text:p>91%</text:p>
          </table:table-cell>
        </table:table-row>
        <table:table-row table:style-name="ro1">
          <table:table-cell office:value-type="float" office:value="20200321" calcext:value-type="float">
            <text:p>20200321</text:p>
          </table:table-cell>
          <table:table-cell office:value-type="float" office:value="68366" calcext:value-type="float">
            <text:p>68366</text:p>
          </table:table-cell>
          <table:table-cell office:value-type="float" office:value="6698" calcext:value-type="float">
            <text:p>6698</text:p>
          </table:table-cell>
          <table:table-cell office:value-type="float" office:value="7465" calcext:value-type="float">
            <text:p>7465</text:p>
          </table:table-cell>
          <table:table-cell office:value-type="float" office:value="6770" calcext:value-type="float">
            <text:p>6770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20200321" calcext:value-type="float">
            <text:p>20200321</text:p>
          </table:table-cell>
          <table:table-cell table:formula="of:=[.B32]/[.I$1]" office:value-type="percentage" office:value="0.574745691467003" calcext:value-type="percentage">
            <text:p>57%</text:p>
          </table:table-cell>
          <table:table-cell table:formula="of:=[.C32]/[.J$1]" office:value-type="percentage" office:value="0.372111111111111" calcext:value-type="percentage">
            <text:p>37%</text:p>
          </table:table-cell>
          <table:table-cell table:formula="of:=[.D32]/[.K$1]" office:value-type="percentage" office:value="0.445272889949299" calcext:value-type="percentage">
            <text:p>45%</text:p>
          </table:table-cell>
          <table:table-cell table:formula="of:=[.E32]/[.L$1]" office:value-type="percentage" office:value="0.418728352300841" calcext:value-type="percentage">
            <text:p>42%</text:p>
          </table:table-cell>
          <table:table-cell table:formula="of:=[.F32]/[.M$1]" office:value-type="percentage" office:value="0.297872340425532" calcext:value-type="percentage">
            <text:p>30%</text:p>
          </table:table-cell>
        </table:table-row>
        <table:table-row table:style-name="ro1">
          <table:table-cell office:value-type="float" office:value="20200322" calcext:value-type="float">
            <text:p>20200322</text:p>
          </table:table-cell>
          <table:table-cell office:value-type="float" office:value="48644" calcext:value-type="float">
            <text:p>48644</text:p>
          </table:table-cell>
          <table:table-cell office:value-type="float" office:value="5124" calcext:value-type="float">
            <text:p>5124</text:p>
          </table:table-cell>
          <table:table-cell office:value-type="float" office:value="5411" calcext:value-type="float">
            <text:p>5411</text:p>
          </table:table-cell>
          <table:table-cell office:value-type="float" office:value="3922" calcext:value-type="float">
            <text:p>392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0200322" calcext:value-type="float">
            <text:p>20200322</text:p>
          </table:table-cell>
          <table:table-cell table:formula="of:=[.B33]/[.I$1]" office:value-type="percentage" office:value="0.408944934846574" calcext:value-type="percentage">
            <text:p>41%</text:p>
          </table:table-cell>
          <table:table-cell table:formula="of:=[.C33]/[.J$1]" office:value-type="percentage" office:value="0.284666666666667" calcext:value-type="percentage">
            <text:p>28%</text:p>
          </table:table-cell>
          <table:table-cell table:formula="of:=[.D33]/[.K$1]" office:value-type="percentage" office:value="0.322755741127349" calcext:value-type="percentage">
            <text:p>32%</text:p>
          </table:table-cell>
          <table:table-cell table:formula="of:=[.E33]/[.L$1]" office:value-type="percentage" office:value="0.242577931716972" calcext:value-type="percentage">
            <text:p>24%</text:p>
          </table:table-cell>
          <table:table-cell table:formula="of:=[.F33]/[.M$1]" office:value-type="percentage" office:value="0.133738601823708" calcext:value-type="percentage">
            <text:p>13%</text:p>
          </table:table-cell>
        </table:table-row>
        <table:table-row table:style-name="ro1">
          <table:table-cell office:value-type="float" office:value="20200323" calcext:value-type="float">
            <text:p>20200323</text:p>
          </table:table-cell>
          <table:table-cell office:value-type="float" office:value="60330" calcext:value-type="float">
            <text:p>60330</text:p>
          </table:table-cell>
          <table:table-cell office:value-type="float" office:value="6738" calcext:value-type="float">
            <text:p>6738</text:p>
          </table:table-cell>
          <table:table-cell office:value-type="float" office:value="6142" calcext:value-type="float">
            <text:p>6142</text:p>
          </table:table-cell>
          <table:table-cell office:value-type="float" office:value="13122" calcext:value-type="float">
            <text:p>13122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20200323" calcext:value-type="float">
            <text:p>20200323</text:p>
          </table:table-cell>
          <table:table-cell table:formula="of:=[.B34]/[.I$1]" office:value-type="percentage" office:value="0.50718789407314" calcext:value-type="percentage">
            <text:p>51%</text:p>
          </table:table-cell>
          <table:table-cell table:formula="of:=[.C34]/[.J$1]" office:value-type="percentage" office:value="0.374333333333333" calcext:value-type="percentage">
            <text:p>37%</text:p>
          </table:table-cell>
          <table:table-cell table:formula="of:=[.D34]/[.K$1]" office:value-type="percentage" office:value="0.366358484938861" calcext:value-type="percentage">
            <text:p>37%</text:p>
          </table:table-cell>
          <table:table-cell table:formula="of:=[.E34]/[.L$1]" office:value-type="percentage" office:value="0.811603166749134" calcext:value-type="percentage">
            <text:p>81%</text:p>
          </table:table-cell>
          <table:table-cell table:formula="of:=[.F34]/[.M$1]" office:value-type="percentage" office:value="0.711246200607903" calcext:value-type="percentage">
            <text:p>71%</text:p>
          </table:table-cell>
        </table:table-row>
        <table:table-row table:style-name="ro1">
          <table:table-cell office:value-type="float" office:value="20200324" calcext:value-type="float">
            <text:p>20200324</text:p>
          </table:table-cell>
          <table:table-cell office:value-type="float" office:value="43926" calcext:value-type="float">
            <text:p>43926</text:p>
          </table:table-cell>
          <table:table-cell office:value-type="float" office:value="6100" calcext:value-type="float">
            <text:p>6100</text:p>
          </table:table-cell>
          <table:table-cell office:value-type="float" office:value="5239" calcext:value-type="float">
            <text:p>5239</text:p>
          </table:table-cell>
          <table:table-cell office:value-type="float" office:value="10213" calcext:value-type="float">
            <text:p>10213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20200324" calcext:value-type="float">
            <text:p>20200324</text:p>
          </table:table-cell>
          <table:table-cell table:formula="of:=[.B35]/[.I$1]" office:value-type="percentage" office:value="0.369281210592686" calcext:value-type="percentage">
            <text:p>37%</text:p>
          </table:table-cell>
          <table:table-cell table:formula="of:=[.C35]/[.J$1]" office:value-type="percentage" office:value="0.338888888888889" calcext:value-type="percentage">
            <text:p>34%</text:p>
          </table:table-cell>
          <table:table-cell table:formula="of:=[.D35]/[.K$1]" office:value-type="percentage" office:value="0.312496271995228" calcext:value-type="percentage">
            <text:p>31%</text:p>
          </table:table-cell>
          <table:table-cell table:formula="of:=[.E35]/[.L$1]" office:value-type="percentage" office:value="0.631679861454725" calcext:value-type="percentage">
            <text:p>63%</text:p>
          </table:table-cell>
          <table:table-cell table:formula="of:=[.F35]/[.M$1]" office:value-type="percentage" office:value="0.621580547112462" calcext:value-type="percentage">
            <text:p>62%</text:p>
          </table:table-cell>
        </table:table-row>
        <table:table-row table:style-name="ro1">
          <table:table-cell office:value-type="float" office:value="20200325" calcext:value-type="float">
            <text:p>20200325</text:p>
          </table:table-cell>
          <table:table-cell office:value-type="float" office:value="38783" calcext:value-type="float">
            <text:p>38783</text:p>
          </table:table-cell>
          <table:table-cell office:value-type="float" office:value="5806" calcext:value-type="float">
            <text:p>5806</text:p>
          </table:table-cell>
          <table:table-cell office:value-type="float" office:value="5137" calcext:value-type="float">
            <text:p>5137</text:p>
          </table:table-cell>
          <table:table-cell office:value-type="float" office:value="9287" calcext:value-type="float">
            <text:p>928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20200325" calcext:value-type="float">
            <text:p>20200325</text:p>
          </table:table-cell>
          <table:table-cell table:formula="of:=[.B36]/[.I$1]" office:value-type="percentage" office:value="0.32604455653636" calcext:value-type="percentage">
            <text:p>33%</text:p>
          </table:table-cell>
          <table:table-cell table:formula="of:=[.C36]/[.J$1]" office:value-type="percentage" office:value="0.322555555555556" calcext:value-type="percentage">
            <text:p>32%</text:p>
          </table:table-cell>
          <table:table-cell table:formula="of:=[.D36]/[.K$1]" office:value-type="percentage" office:value="0.306412168207575" calcext:value-type="percentage">
            <text:p>31%</text:p>
          </table:table-cell>
          <table:table-cell table:formula="of:=[.E36]/[.L$1]" office:value-type="percentage" office:value="0.574406234537358" calcext:value-type="percentage">
            <text:p>57%</text:p>
          </table:table-cell>
          <table:table-cell table:formula="of:=[.F36]/[.M$1]" office:value-type="percentage" office:value="0.627659574468085" calcext:value-type="percentage">
            <text:p>63%</text:p>
          </table:table-cell>
        </table:table-row>
        <table:table-row table:style-name="ro1">
          <table:table-cell office:value-type="float" office:value="20200326" calcext:value-type="float">
            <text:p>20200326</text:p>
          </table:table-cell>
          <table:table-cell office:value-type="float" office:value="37497" calcext:value-type="float">
            <text:p>37497</text:p>
          </table:table-cell>
          <table:table-cell office:value-type="float" office:value="6033" calcext:value-type="float">
            <text:p>6033</text:p>
          </table:table-cell>
          <table:table-cell office:value-type="float" office:value="5223" calcext:value-type="float">
            <text:p>5223</text:p>
          </table:table-cell>
          <table:table-cell office:value-type="float" office:value="8259" calcext:value-type="float">
            <text:p>8259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20200326" calcext:value-type="float">
            <text:p>20200326</text:p>
          </table:table-cell>
          <table:table-cell table:formula="of:=[.B37]/[.I$1]" office:value-type="percentage" office:value="0.315233291298865" calcext:value-type="percentage">
            <text:p>32%</text:p>
          </table:table-cell>
          <table:table-cell table:formula="of:=[.C37]/[.J$1]" office:value-type="percentage" office:value="0.335166666666667" calcext:value-type="percentage">
            <text:p>34%</text:p>
          </table:table-cell>
          <table:table-cell table:formula="of:=[.D37]/[.K$1]" office:value-type="percentage" office:value="0.311541902773636" calcext:value-type="percentage">
            <text:p>31%</text:p>
          </table:table-cell>
          <table:table-cell table:formula="of:=[.E37]/[.L$1]" office:value-type="percentage" office:value="0.510823849579416" calcext:value-type="percentage">
            <text:p>51%</text:p>
          </table:table-cell>
          <table:table-cell table:formula="of:=[.F37]/[.M$1]" office:value-type="percentage" office:value="0.577507598784195" calcext:value-type="percentage">
            <text:p>58%</text:p>
          </table:table-cell>
        </table:table-row>
        <table:table-row table:style-name="ro1">
          <table:table-cell office:value-type="float" office:value="20200327" calcext:value-type="float">
            <text:p>20200327</text:p>
          </table:table-cell>
          <table:table-cell office:value-type="float" office:value="40886" calcext:value-type="float">
            <text:p>40886</text:p>
          </table:table-cell>
          <table:table-cell office:value-type="float" office:value="6322" calcext:value-type="float">
            <text:p>6322</text:p>
          </table:table-cell>
          <table:table-cell office:value-type="float" office:value="5354" calcext:value-type="float">
            <text:p>5354</text:p>
          </table:table-cell>
          <table:table-cell office:value-type="float" office:value="8191" calcext:value-type="float">
            <text:p>819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0200327" calcext:value-type="float">
            <text:p>20200327</text:p>
          </table:table-cell>
          <table:table-cell table:formula="of:=[.B38]/[.I$1]" office:value-type="percentage" office:value="0.343724253888188" calcext:value-type="percentage">
            <text:p>34%</text:p>
          </table:table-cell>
          <table:table-cell table:formula="of:=[.C38]/[.J$1]" office:value-type="percentage" office:value="0.351222222222222" calcext:value-type="percentage">
            <text:p>35%</text:p>
          </table:table-cell>
          <table:table-cell table:formula="of:=[.D38]/[.K$1]" office:value-type="percentage" office:value="0.319355800775425" calcext:value-type="percentage">
            <text:p>32%</text:p>
          </table:table-cell>
          <table:table-cell table:formula="of:=[.E38]/[.L$1]" office:value-type="percentage" office:value="0.5066180108857" calcext:value-type="percentage">
            <text:p>51%</text:p>
          </table:table-cell>
          <table:table-cell table:formula="of:=[.F38]/[.M$1]" office:value-type="percentage" office:value="0.513677811550152" calcext:value-type="percentage">
            <text:p>51%</text:p>
          </table:table-cell>
        </table:table-row>
        <table:table-row table:style-name="ro1">
          <table:table-cell office:value-type="float" office:value="20200328" calcext:value-type="float">
            <text:p>20200328</text:p>
          </table:table-cell>
          <table:table-cell office:value-type="float" office:value="30113" calcext:value-type="float">
            <text:p>30113</text:p>
          </table:table-cell>
          <table:table-cell office:value-type="float" office:value="4647" calcext:value-type="float">
            <text:p>4647</text:p>
          </table:table-cell>
          <table:table-cell office:value-type="float" office:value="5150" calcext:value-type="float">
            <text:p>5150</text:p>
          </table:table-cell>
          <table:table-cell office:value-type="float" office:value="3705" calcext:value-type="float">
            <text:p>370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0200328" calcext:value-type="float">
            <text:p>20200328</text:p>
          </table:table-cell>
          <table:table-cell table:formula="of:=[.B39]/[.I$1]" office:value-type="percentage" office:value="0.253156788566625" calcext:value-type="percentage">
            <text:p>25%</text:p>
          </table:table-cell>
          <table:table-cell table:formula="of:=[.C39]/[.J$1]" office:value-type="percentage" office:value="0.258166666666667" calcext:value-type="percentage">
            <text:p>26%</text:p>
          </table:table-cell>
          <table:table-cell table:formula="of:=[.D39]/[.K$1]" office:value-type="percentage" office:value="0.307187593200119" calcext:value-type="percentage">
            <text:p>31%</text:p>
          </table:table-cell>
          <table:table-cell table:formula="of:=[.E39]/[.L$1]" office:value-type="percentage" office:value="0.229156358238496" calcext:value-type="percentage">
            <text:p>23%</text:p>
          </table:table-cell>
          <table:table-cell table:formula="of:=[.F39]/[.M$1]" office:value-type="percentage" office:value="0.142857142857143" calcext:value-type="percentage">
            <text:p>14%</text:p>
          </table:table-cell>
        </table:table-row>
        <table:table-row table:style-name="ro1">
          <table:table-cell office:value-type="float" office:value="20200329" calcext:value-type="float">
            <text:p>20200329</text:p>
          </table:table-cell>
          <table:table-cell office:value-type="float" office:value="24469" calcext:value-type="float">
            <text:p>24469</text:p>
          </table:table-cell>
          <table:table-cell office:value-type="float" office:value="3509" calcext:value-type="float">
            <text:p>3509</text:p>
          </table:table-cell>
          <table:table-cell office:value-type="float" office:value="4672" calcext:value-type="float">
            <text:p>4672</text:p>
          </table:table-cell>
          <table:table-cell office:value-type="float" office:value="2198" calcext:value-type="float">
            <text:p>219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0200329" calcext:value-type="float">
            <text:p>20200329</text:p>
          </table:table-cell>
          <table:table-cell table:formula="of:=[.B40]/[.I$1]" office:value-type="percentage" office:value="0.205708280790248" calcext:value-type="percentage">
            <text:p>21%</text:p>
          </table:table-cell>
          <table:table-cell table:formula="of:=[.C40]/[.J$1]" office:value-type="percentage" office:value="0.194944444444444" calcext:value-type="percentage">
            <text:p>19%</text:p>
          </table:table-cell>
          <table:table-cell table:formula="of:=[.D40]/[.K$1]" office:value-type="percentage" office:value="0.27867581270504" calcext:value-type="percentage">
            <text:p>28%</text:p>
          </table:table-cell>
          <table:table-cell table:formula="of:=[.E40]/[.L$1]" office:value-type="percentage" office:value="0.135947550717467" calcext:value-type="percentage">
            <text:p>14%</text:p>
          </table:table-cell>
          <table:table-cell table:formula="of:=[.F40]/[.M$1]" office:value-type="percentage" office:value="0.0957446808510638" calcext:value-type="percentage">
            <text:p>10%</text:p>
          </table:table-cell>
        </table:table-row>
        <table:table-row table:style-name="ro1">
          <table:table-cell office:value-type="float" office:value="20200330" calcext:value-type="float">
            <text:p>20200330</text:p>
          </table:table-cell>
          <table:table-cell office:value-type="float" office:value="35836" calcext:value-type="float">
            <text:p>35836</text:p>
          </table:table-cell>
          <table:table-cell office:value-type="float" office:value="5505" calcext:value-type="float">
            <text:p>5505</text:p>
          </table:table-cell>
          <table:table-cell office:value-type="float" office:value="5379" calcext:value-type="float">
            <text:p>5379</text:p>
          </table:table-cell>
          <table:table-cell office:value-type="float" office:value="7721" calcext:value-type="float">
            <text:p>7721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0200330" calcext:value-type="float">
            <text:p>20200330</text:p>
          </table:table-cell>
          <table:table-cell table:formula="of:=[.B41]/[.I$1]" office:value-type="percentage" office:value="0.301269440941572" calcext:value-type="percentage">
            <text:p>30%</text:p>
          </table:table-cell>
          <table:table-cell table:formula="of:=[.C41]/[.J$1]" office:value-type="percentage" office:value="0.305833333333333" calcext:value-type="percentage">
            <text:p>31%</text:p>
          </table:table-cell>
          <table:table-cell table:formula="of:=[.D41]/[.K$1]" office:value-type="percentage" office:value="0.320847002684163" calcext:value-type="percentage">
            <text:p>32%</text:p>
          </table:table-cell>
          <table:table-cell table:formula="of:=[.E41]/[.L$1]" office:value-type="percentage" office:value="0.47754824344384" calcext:value-type="percentage">
            <text:p>48%</text:p>
          </table:table-cell>
          <table:table-cell table:formula="of:=[.F41]/[.M$1]" office:value-type="percentage" office:value="0.410334346504559" calcext:value-type="percentage">
            <text:p>41%</text:p>
          </table:table-cell>
        </table:table-row>
        <table:table-row table:style-name="ro1">
          <table:table-cell office:value-type="float" office:value="20200331" calcext:value-type="float">
            <text:p>20200331</text:p>
          </table:table-cell>
          <table:table-cell office:value-type="float" office:value="35915" calcext:value-type="float">
            <text:p>35915</text:p>
          </table:table-cell>
          <table:table-cell office:value-type="float" office:value="6310" calcext:value-type="float">
            <text:p>6310</text:p>
          </table:table-cell>
          <table:table-cell office:value-type="float" office:value="5679" calcext:value-type="float">
            <text:p>5679</text:p>
          </table:table-cell>
          <table:table-cell office:value-type="float" office:value="7700" calcext:value-type="float">
            <text:p>770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0200331" calcext:value-type="float">
            <text:p>20200331</text:p>
          </table:table-cell>
          <table:table-cell table:formula="of:=[.B42]/[.I$1]" office:value-type="percentage" office:value="0.301933585540143" calcext:value-type="percentage">
            <text:p>30%</text:p>
          </table:table-cell>
          <table:table-cell table:formula="of:=[.C42]/[.J$1]" office:value-type="percentage" office:value="0.350555555555556" calcext:value-type="percentage">
            <text:p>35%</text:p>
          </table:table-cell>
          <table:table-cell table:formula="of:=[.D42]/[.K$1]" office:value-type="percentage" office:value="0.338741425589025" calcext:value-type="percentage">
            <text:p>34%</text:p>
          </table:table-cell>
          <table:table-cell table:formula="of:=[.E42]/[.L$1]" office:value-type="percentage" office:value="0.47624938149431" calcext:value-type="percentage">
            <text:p>48%</text:p>
          </table:table-cell>
          <table:table-cell table:formula="of:=[.F42]/[.M$1]" office:value-type="percentage" office:value="0.395136778115502" calcext:value-type="percentage">
            <text:p>40%</text:p>
          </table:table-cell>
        </table:table-row>
        <table:table-row table:style-name="ro1">
          <table:table-cell office:value-type="float" office:value="20200401" calcext:value-type="float">
            <text:p>20200401</text:p>
          </table:table-cell>
          <table:table-cell office:value-type="float" office:value="36148" calcext:value-type="float">
            <text:p>36148</text:p>
          </table:table-cell>
          <table:table-cell office:value-type="float" office:value="6335" calcext:value-type="float">
            <text:p>6335</text:p>
          </table:table-cell>
          <table:table-cell office:value-type="float" office:value="5896" calcext:value-type="float">
            <text:p>5896</text:p>
          </table:table-cell>
          <table:table-cell office:value-type="float" office:value="7569" calcext:value-type="float">
            <text:p>756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0200401" calcext:value-type="float">
            <text:p>20200401</text:p>
          </table:table-cell>
          <table:table-cell table:formula="of:=[.B43]/[.I$1]" office:value-type="percentage" office:value="0.303892391761244" calcext:value-type="percentage">
            <text:p>30%</text:p>
          </table:table-cell>
          <table:table-cell table:formula="of:=[.C43]/[.J$1]" office:value-type="percentage" office:value="0.351944444444444" calcext:value-type="percentage">
            <text:p>35%</text:p>
          </table:table-cell>
          <table:table-cell table:formula="of:=[.D43]/[.K$1]" office:value-type="percentage" office:value="0.351685058156874" calcext:value-type="percentage">
            <text:p>35%</text:p>
          </table:table-cell>
          <table:table-cell table:formula="of:=[.E43]/[.L$1]" office:value-type="percentage" office:value="0.468146956952004" calcext:value-type="percentage">
            <text:p>47%</text:p>
          </table:table-cell>
          <table:table-cell table:formula="of:=[.F43]/[.M$1]" office:value-type="percentage" office:value="0.337386018237082" calcext:value-type="percentage">
            <text:p>34%</text:p>
          </table:table-cell>
        </table:table-row>
        <table:table-row table:style-name="ro1">
          <table:table-cell office:value-type="float" office:value="20200402" calcext:value-type="float">
            <text:p>20200402</text:p>
          </table:table-cell>
          <table:table-cell office:value-type="float" office:value="35637" calcext:value-type="float">
            <text:p>35637</text:p>
          </table:table-cell>
          <table:table-cell office:value-type="float" office:value="6410" calcext:value-type="float">
            <text:p>6410</text:p>
          </table:table-cell>
          <table:table-cell office:value-type="float" office:value="5858" calcext:value-type="float">
            <text:p>5858</text:p>
          </table:table-cell>
          <table:table-cell office:value-type="float" office:value="7198" calcext:value-type="float">
            <text:p>7198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0200402" calcext:value-type="float">
            <text:p>20200402</text:p>
          </table:table-cell>
          <table:table-cell table:formula="of:=[.B44]/[.I$1]" office:value-type="percentage" office:value="0.299596469104666" calcext:value-type="percentage">
            <text:p>30%</text:p>
          </table:table-cell>
          <table:table-cell table:formula="of:=[.C44]/[.J$1]" office:value-type="percentage" office:value="0.356111111111111" calcext:value-type="percentage">
            <text:p>36%</text:p>
          </table:table-cell>
          <table:table-cell table:formula="of:=[.D44]/[.K$1]" office:value-type="percentage" office:value="0.349418431255592" calcext:value-type="percentage">
            <text:p>35%</text:p>
          </table:table-cell>
          <table:table-cell table:formula="of:=[.E44]/[.L$1]" office:value-type="percentage" office:value="0.445200395843642" calcext:value-type="percentage">
            <text:p>45%</text:p>
          </table:table-cell>
          <table:table-cell table:formula="of:=[.F44]/[.M$1]" office:value-type="percentage" office:value="0.405775075987842" calcext:value-type="percentage">
            <text:p>41%</text:p>
          </table:table-cell>
        </table:table-row>
        <table:table-row table:style-name="ro1">
          <table:table-cell office:value-type="float" office:value="20200403" calcext:value-type="float">
            <text:p>20200403</text:p>
          </table:table-cell>
          <table:table-cell office:value-type="float" office:value="39294" calcext:value-type="float">
            <text:p>39294</text:p>
          </table:table-cell>
          <table:table-cell office:value-type="float" office:value="7082" calcext:value-type="float">
            <text:p>7082</text:p>
          </table:table-cell>
          <table:table-cell office:value-type="float" office:value="6026" calcext:value-type="float">
            <text:p>6026</text:p>
          </table:table-cell>
          <table:table-cell office:value-type="float" office:value="7668" calcext:value-type="float">
            <text:p>7668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0200403" calcext:value-type="float">
            <text:p>20200403</text:p>
          </table:table-cell>
          <table:table-cell table:formula="of:=[.B45]/[.I$1]" office:value-type="percentage" office:value="0.330340479192938" calcext:value-type="percentage">
            <text:p>33%</text:p>
          </table:table-cell>
          <table:table-cell table:formula="of:=[.C45]/[.J$1]" office:value-type="percentage" office:value="0.393444444444444" calcext:value-type="percentage">
            <text:p>39%</text:p>
          </table:table-cell>
          <table:table-cell table:formula="of:=[.D45]/[.K$1]" office:value-type="percentage" office:value="0.359439308082314" calcext:value-type="percentage">
            <text:p>36%</text:p>
          </table:table-cell>
          <table:table-cell table:formula="of:=[.E45]/[.L$1]" office:value-type="percentage" office:value="0.474270163285502" calcext:value-type="percentage">
            <text:p>47%</text:p>
          </table:table-cell>
          <table:table-cell table:formula="of:=[.F45]/[.M$1]" office:value-type="percentage" office:value="0.440729483282675" calcext:value-type="percentage">
            <text:p>44%</text:p>
          </table:table-cell>
        </table:table-row>
        <table:table-row table:style-name="ro1">
          <table:table-cell office:value-type="float" office:value="20200404" calcext:value-type="float">
            <text:p>20200404</text:p>
          </table:table-cell>
          <table:table-cell office:value-type="float" office:value="31817" calcext:value-type="float">
            <text:p>31817</text:p>
          </table:table-cell>
          <table:table-cell office:value-type="float" office:value="6379" calcext:value-type="float">
            <text:p>6379</text:p>
          </table:table-cell>
          <table:table-cell office:value-type="float" office:value="5334" calcext:value-type="float">
            <text:p>5334</text:p>
          </table:table-cell>
          <table:table-cell office:value-type="float" office:value="3847" calcext:value-type="float">
            <text:p>384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0200404" calcext:value-type="float">
            <text:p>20200404</text:p>
          </table:table-cell>
          <table:table-cell table:formula="of:=[.B46]/[.I$1]" office:value-type="percentage" office:value="0.267482135350988" calcext:value-type="percentage">
            <text:p>27%</text:p>
          </table:table-cell>
          <table:table-cell table:formula="of:=[.C46]/[.J$1]" office:value-type="percentage" office:value="0.354388888888889" calcext:value-type="percentage">
            <text:p>35%</text:p>
          </table:table-cell>
          <table:table-cell table:formula="of:=[.D46]/[.K$1]" office:value-type="percentage" office:value="0.318162839248434" calcext:value-type="percentage">
            <text:p>32%</text:p>
          </table:table-cell>
          <table:table-cell table:formula="of:=[.E46]/[.L$1]" office:value-type="percentage" office:value="0.237939139040079" calcext:value-type="percentage">
            <text:p>24%</text:p>
          </table:table-cell>
          <table:table-cell table:formula="of:=[.F46]/[.M$1]" office:value-type="percentage" office:value="0.127659574468085" calcext:value-type="percentage">
            <text:p>13%</text:p>
          </table:table-cell>
        </table:table-row>
        <table:table-row table:style-name="ro1">
          <table:table-cell office:value-type="float" office:value="20200405" calcext:value-type="float">
            <text:p>20200405</text:p>
          </table:table-cell>
          <table:table-cell office:value-type="float" office:value="23343" calcext:value-type="float">
            <text:p>23343</text:p>
          </table:table-cell>
          <table:table-cell office:value-type="float" office:value="5727" calcext:value-type="float">
            <text:p>5727</text:p>
          </table:table-cell>
          <table:table-cell office:value-type="float" office:value="4409" calcext:value-type="float">
            <text:p>4409</text:p>
          </table:table-cell>
          <table:table-cell office:value-type="float" office:value="2448" calcext:value-type="float">
            <text:p>244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200405" calcext:value-type="float">
            <text:p>20200405</text:p>
          </table:table-cell>
          <table:table-cell table:formula="of:=[.B47]/[.I$1]" office:value-type="percentage" office:value="0.1962421185372" calcext:value-type="percentage">
            <text:p>20%</text:p>
          </table:table-cell>
          <table:table-cell table:formula="of:=[.C47]/[.J$1]" office:value-type="percentage" office:value="0.318166666666667" calcext:value-type="percentage">
            <text:p>32%</text:p>
          </table:table-cell>
          <table:table-cell table:formula="of:=[.D47]/[.K$1]" office:value-type="percentage" office:value="0.262988368625112" calcext:value-type="percentage">
            <text:p>26%</text:p>
          </table:table-cell>
          <table:table-cell table:formula="of:=[.E47]/[.L$1]" office:value-type="percentage" office:value="0.151410192973775" calcext:value-type="percentage">
            <text:p>15%</text:p>
          </table:table-cell>
          <table:table-cell table:formula="of:=[.F47]/[.M$1]" office:value-type="percentage" office:value="0.0911854103343465" calcext:value-type="percentage">
            <text:p>9%</text:p>
          </table:table-cell>
        </table:table-row>
        <table:table-row table:style-name="ro1">
          <table:table-cell office:value-type="float" office:value="20200406" calcext:value-type="float">
            <text:p>20200406</text:p>
          </table:table-cell>
          <table:table-cell office:value-type="float" office:value="35990" calcext:value-type="float">
            <text:p>35990</text:p>
          </table:table-cell>
          <table:table-cell office:value-type="float" office:value="6773" calcext:value-type="float">
            <text:p>6773</text:p>
          </table:table-cell>
          <table:table-cell office:value-type="float" office:value="5907" calcext:value-type="float">
            <text:p>5907</text:p>
          </table:table-cell>
          <table:table-cell office:value-type="float" office:value="7648" calcext:value-type="float">
            <text:p>7648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20200406" calcext:value-type="float">
            <text:p>20200406</text:p>
          </table:table-cell>
          <table:table-cell table:formula="of:=[.B48]/[.I$1]" office:value-type="percentage" office:value="0.302564102564102" calcext:value-type="percentage">
            <text:p>30%</text:p>
          </table:table-cell>
          <table:table-cell table:formula="of:=[.C48]/[.J$1]" office:value-type="percentage" office:value="0.376277777777778" calcext:value-type="percentage">
            <text:p>38%</text:p>
          </table:table-cell>
          <table:table-cell table:formula="of:=[.D48]/[.K$1]" office:value-type="percentage" office:value="0.352341186996719" calcext:value-type="percentage">
            <text:p>35%</text:p>
          </table:table-cell>
          <table:table-cell table:formula="of:=[.E48]/[.L$1]" office:value-type="percentage" office:value="0.473033151904998" calcext:value-type="percentage">
            <text:p>47%</text:p>
          </table:table-cell>
          <table:table-cell table:formula="of:=[.F48]/[.M$1]" office:value-type="percentage" office:value="0.355623100303951" calcext:value-type="percentage">
            <text:p>36%</text:p>
          </table:table-cell>
        </table:table-row>
        <table:table-row table:style-name="ro1">
          <table:table-cell office:value-type="float" office:value="20200407" calcext:value-type="float">
            <text:p>20200407</text:p>
          </table:table-cell>
          <table:table-cell office:value-type="float" office:value="36248" calcext:value-type="float">
            <text:p>36248</text:p>
          </table:table-cell>
          <table:table-cell office:value-type="float" office:value="6847" calcext:value-type="float">
            <text:p>6847</text:p>
          </table:table-cell>
          <table:table-cell office:value-type="float" office:value="5610" calcext:value-type="float">
            <text:p>5610</text:p>
          </table:table-cell>
          <table:table-cell office:value-type="float" office:value="7841" calcext:value-type="float">
            <text:p>7841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00407" calcext:value-type="float">
            <text:p>20200407</text:p>
          </table:table-cell>
          <table:table-cell table:formula="of:=[.B49]/[.I$1]" office:value-type="percentage" office:value="0.304733081126524" calcext:value-type="percentage">
            <text:p>30%</text:p>
          </table:table-cell>
          <table:table-cell table:formula="of:=[.C49]/[.J$1]" office:value-type="percentage" office:value="0.380388888888889" calcext:value-type="percentage">
            <text:p>38%</text:p>
          </table:table-cell>
          <table:table-cell table:formula="of:=[.D49]/[.K$1]" office:value-type="percentage" office:value="0.334625708320907" calcext:value-type="percentage">
            <text:p>33%</text:p>
          </table:table-cell>
          <table:table-cell table:formula="of:=[.E49]/[.L$1]" office:value-type="percentage" office:value="0.484970311726868" calcext:value-type="percentage">
            <text:p>48%</text:p>
          </table:table-cell>
          <table:table-cell table:formula="of:=[.F49]/[.M$1]" office:value-type="percentage" office:value="0.445288753799392" calcext:value-type="percentage">
            <text:p>45%</text:p>
          </table:table-cell>
        </table:table-row>
        <table:table-row table:style-name="ro1">
          <table:table-cell office:value-type="float" office:value="20200408" calcext:value-type="float">
            <text:p>20200408</text:p>
          </table:table-cell>
          <table:table-cell office:value-type="float" office:value="39162" calcext:value-type="float">
            <text:p>39162</text:p>
          </table:table-cell>
          <table:table-cell office:value-type="float" office:value="8031" calcext:value-type="float">
            <text:p>8031</text:p>
          </table:table-cell>
          <table:table-cell office:value-type="float" office:value="6053" calcext:value-type="float">
            <text:p>6053</text:p>
          </table:table-cell>
          <table:table-cell office:value-type="float" office:value="8181" calcext:value-type="float">
            <text:p>8181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0200408" calcext:value-type="float">
            <text:p>20200408</text:p>
          </table:table-cell>
          <table:table-cell table:formula="of:=[.B50]/[.I$1]" office:value-type="percentage" office:value="0.329230769230769" calcext:value-type="percentage">
            <text:p>33%</text:p>
          </table:table-cell>
          <table:table-cell table:formula="of:=[.C50]/[.J$1]" office:value-type="percentage" office:value="0.446166666666667" calcext:value-type="percentage">
            <text:p>45%</text:p>
          </table:table-cell>
          <table:table-cell table:formula="of:=[.D50]/[.K$1]" office:value-type="percentage" office:value="0.361049806143752" calcext:value-type="percentage">
            <text:p>36%</text:p>
          </table:table-cell>
          <table:table-cell table:formula="of:=[.E50]/[.L$1]" office:value-type="percentage" office:value="0.505999505195448" calcext:value-type="percentage">
            <text:p>51%</text:p>
          </table:table-cell>
          <table:table-cell table:formula="of:=[.F50]/[.M$1]" office:value-type="percentage" office:value="0.536474164133739" calcext:value-type="percentage">
            <text:p>54%</text:p>
          </table:table-cell>
        </table:table-row>
        <table:table-row table:style-name="ro1">
          <table:table-cell office:value-type="float" office:value="20200409" calcext:value-type="float">
            <text:p>20200409</text:p>
          </table:table-cell>
          <table:table-cell office:value-type="float" office:value="43136" calcext:value-type="float">
            <text:p>43136</text:p>
          </table:table-cell>
          <table:table-cell office:value-type="float" office:value="8096" calcext:value-type="float">
            <text:p>8096</text:p>
          </table:table-cell>
          <table:table-cell office:value-type="float" office:value="6065" calcext:value-type="float">
            <text:p>6065</text:p>
          </table:table-cell>
          <table:table-cell office:value-type="float" office:value="8493" calcext:value-type="float">
            <text:p>8493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00409" calcext:value-type="float">
            <text:p>20200409</text:p>
          </table:table-cell>
          <table:table-cell table:formula="of:=[.B51]/[.I$1]" office:value-type="percentage" office:value="0.362639764606978" calcext:value-type="percentage">
            <text:p>36%</text:p>
          </table:table-cell>
          <table:table-cell table:formula="of:=[.C51]/[.J$1]" office:value-type="percentage" office:value="0.449777777777778" calcext:value-type="percentage">
            <text:p>45%</text:p>
          </table:table-cell>
          <table:table-cell table:formula="of:=[.D51]/[.K$1]" office:value-type="percentage" office:value="0.361765583059946" calcext:value-type="percentage">
            <text:p>36%</text:p>
          </table:table-cell>
          <table:table-cell table:formula="of:=[.E51]/[.L$1]" office:value-type="percentage" office:value="0.525296882731321" calcext:value-type="percentage">
            <text:p>53%</text:p>
          </table:table-cell>
          <table:table-cell table:formula="of:=[.F51]/[.M$1]" office:value-type="percentage" office:value="0.445288753799392" calcext:value-type="percentage">
            <text:p>45%</text:p>
          </table:table-cell>
        </table:table-row>
        <table:table-row table:style-name="ro1">
          <table:table-cell office:value-type="float" office:value="20200410" calcext:value-type="float">
            <text:p>20200410</text:p>
          </table:table-cell>
          <table:table-cell office:value-type="float" office:value="32682" calcext:value-type="float">
            <text:p>32682</text:p>
          </table:table-cell>
          <table:table-cell office:value-type="float" office:value="7065" calcext:value-type="float">
            <text:p>7065</text:p>
          </table:table-cell>
          <table:table-cell office:value-type="float" office:value="5311" calcext:value-type="float">
            <text:p>5311</text:p>
          </table:table-cell>
          <table:table-cell office:value-type="float" office:value="4089" calcext:value-type="float">
            <text:p>408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0200410" calcext:value-type="float">
            <text:p>20200410</text:p>
          </table:table-cell>
          <table:table-cell table:formula="of:=[.B52]/[.I$1]" office:value-type="percentage" office:value="0.274754098360656" calcext:value-type="percentage">
            <text:p>27%</text:p>
          </table:table-cell>
          <table:table-cell table:formula="of:=[.C52]/[.J$1]" office:value-type="percentage" office:value="0.3925" calcext:value-type="percentage">
            <text:p>39%</text:p>
          </table:table-cell>
          <table:table-cell table:formula="of:=[.D52]/[.K$1]" office:value-type="percentage" office:value="0.316790933492395" calcext:value-type="percentage">
            <text:p>32%</text:p>
          </table:table-cell>
          <table:table-cell table:formula="of:=[.E52]/[.L$1]" office:value-type="percentage" office:value="0.252906976744186" calcext:value-type="percentage">
            <text:p>25%</text:p>
          </table:table-cell>
          <table:table-cell table:formula="of:=[.F52]/[.M$1]" office:value-type="percentage" office:value="0.183890577507599" calcext:value-type="percentage">
            <text:p>18%</text:p>
          </table:table-cell>
        </table:table-row>
        <table:table-row table:style-name="ro1">
          <table:table-cell office:value-type="float" office:value="20200411" calcext:value-type="float">
            <text:p>20200411</text:p>
          </table:table-cell>
          <table:table-cell office:value-type="float" office:value="31439" calcext:value-type="float">
            <text:p>31439</text:p>
          </table:table-cell>
          <table:table-cell office:value-type="float" office:value="8258" calcext:value-type="float">
            <text:p>8258</text:p>
          </table:table-cell>
          <table:table-cell office:value-type="float" office:value="5694" calcext:value-type="float">
            <text:p>5694</text:p>
          </table:table-cell>
          <table:table-cell office:value-type="float" office:value="3597" calcext:value-type="float">
            <text:p>359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0200411" calcext:value-type="float">
            <text:p>20200411</text:p>
          </table:table-cell>
          <table:table-cell table:formula="of:=[.B53]/[.I$1]" office:value-type="percentage" office:value="0.264304329550231" calcext:value-type="percentage">
            <text:p>26%</text:p>
          </table:table-cell>
          <table:table-cell table:formula="of:=[.C53]/[.J$1]" office:value-type="percentage" office:value="0.458777777777778" calcext:value-type="percentage">
            <text:p>46%</text:p>
          </table:table-cell>
          <table:table-cell table:formula="of:=[.D53]/[.K$1]" office:value-type="percentage" office:value="0.339636146734268" calcext:value-type="percentage">
            <text:p>34%</text:p>
          </table:table-cell>
          <table:table-cell table:formula="of:=[.E53]/[.L$1]" office:value-type="percentage" office:value="0.22247649678377" calcext:value-type="percentage">
            <text:p>22%</text:p>
          </table:table-cell>
          <table:table-cell table:formula="of:=[.F53]/[.M$1]" office:value-type="percentage" office:value="0.127659574468085" calcext:value-type="percentage">
            <text:p>13%</text:p>
          </table:table-cell>
        </table:table-row>
        <table:table-row table:style-name="ro1">
          <table:table-cell office:value-type="float" office:value="20200412" calcext:value-type="float">
            <text:p>20200412</text:p>
          </table:table-cell>
          <table:table-cell office:value-type="float" office:value="18827" calcext:value-type="float">
            <text:p>18827</text:p>
          </table:table-cell>
          <table:table-cell office:value-type="float" office:value="6095" calcext:value-type="float">
            <text:p>6095</text:p>
          </table:table-cell>
          <table:table-cell office:value-type="float" office:value="4541" calcext:value-type="float">
            <text:p>4541</text:p>
          </table:table-cell>
          <table:table-cell office:value-type="float" office:value="1638" calcext:value-type="float">
            <text:p>16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0200412" calcext:value-type="float">
            <text:p>20200412</text:p>
          </table:table-cell>
          <table:table-cell table:formula="of:=[.B54]/[.I$1]" office:value-type="percentage" office:value="0.158276586801177" calcext:value-type="percentage">
            <text:p>16%</text:p>
          </table:table-cell>
          <table:table-cell table:formula="of:=[.C54]/[.J$1]" office:value-type="percentage" office:value="0.338611111111111" calcext:value-type="percentage">
            <text:p>34%</text:p>
          </table:table-cell>
          <table:table-cell table:formula="of:=[.D54]/[.K$1]" office:value-type="percentage" office:value="0.270861914703251" calcext:value-type="percentage">
            <text:p>27%</text:p>
          </table:table-cell>
          <table:table-cell table:formula="of:=[.E54]/[.L$1]" office:value-type="percentage" office:value="0.101311232063335" calcext:value-type="percentage">
            <text:p>10%</text:p>
          </table:table-cell>
          <table:table-cell table:formula="of:=[.F54]/[.M$1]" office:value-type="percentage" office:value="0.0790273556231003" calcext:value-type="percentage">
            <text:p>8%</text:p>
          </table:table-cell>
        </table:table-row>
        <table:table-row table:style-name="ro1">
          <table:table-cell office:value-type="float" office:value="20200413" calcext:value-type="float">
            <text:p>20200413</text:p>
          </table:table-cell>
          <table:table-cell office:value-type="float" office:value="25817" calcext:value-type="float">
            <text:p>25817</text:p>
          </table:table-cell>
          <table:table-cell office:value-type="float" office:value="5245" calcext:value-type="float">
            <text:p>5245</text:p>
          </table:table-cell>
          <table:table-cell office:value-type="float" office:value="5613" calcext:value-type="float">
            <text:p>5613</text:p>
          </table:table-cell>
          <table:table-cell office:value-type="float" office:value="2820" calcext:value-type="float">
            <text:p>28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0200413" calcext:value-type="float">
            <text:p>20200413</text:p>
          </table:table-cell>
          <table:table-cell table:formula="of:=[.B55]/[.I$1]" office:value-type="percentage" office:value="0.217040773434216" calcext:value-type="percentage">
            <text:p>22%</text:p>
          </table:table-cell>
          <table:table-cell table:formula="of:=[.C55]/[.J$1]" office:value-type="percentage" office:value="0.291388888888889" calcext:value-type="percentage">
            <text:p>29%</text:p>
          </table:table-cell>
          <table:table-cell table:formula="of:=[.D55]/[.K$1]" office:value-type="percentage" office:value="0.334804652549955" calcext:value-type="percentage">
            <text:p>33%</text:p>
          </table:table-cell>
          <table:table-cell table:formula="of:=[.E55]/[.L$1]" office:value-type="percentage" office:value="0.174418604651163" calcext:value-type="percentage">
            <text:p>17%</text:p>
          </table:table-cell>
          <table:table-cell table:formula="of:=[.F55]/[.M$1]" office:value-type="percentage" office:value="0.113981762917933" calcext:value-type="percentage">
            <text:p>11%</text:p>
          </table:table-cell>
        </table:table-row>
        <table:table-row table:style-name="ro1">
          <table:table-cell office:value-type="float" office:value="20200414" calcext:value-type="float">
            <text:p>20200414</text:p>
          </table:table-cell>
          <table:table-cell office:value-type="float" office:value="37653" calcext:value-type="float">
            <text:p>37653</text:p>
          </table:table-cell>
          <table:table-cell office:value-type="float" office:value="6735" calcext:value-type="float">
            <text:p>6735</text:p>
          </table:table-cell>
          <table:table-cell office:value-type="float" office:value="6050" calcext:value-type="float">
            <text:p>6050</text:p>
          </table:table-cell>
          <table:table-cell office:value-type="float" office:value="8287" calcext:value-type="float">
            <text:p>828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0200414" calcext:value-type="float">
            <text:p>20200414</text:p>
          </table:table-cell>
          <table:table-cell table:formula="of:=[.B56]/[.I$1]" office:value-type="percentage" office:value="0.316544766708701" calcext:value-type="percentage">
            <text:p>32%</text:p>
          </table:table-cell>
          <table:table-cell table:formula="of:=[.C56]/[.J$1]" office:value-type="percentage" office:value="0.374166666666667" calcext:value-type="percentage">
            <text:p>37%</text:p>
          </table:table-cell>
          <table:table-cell table:formula="of:=[.D56]/[.K$1]" office:value-type="percentage" office:value="0.360870861914703" calcext:value-type="percentage">
            <text:p>36%</text:p>
          </table:table-cell>
          <table:table-cell table:formula="of:=[.E56]/[.L$1]" office:value-type="percentage" office:value="0.512555665512123" calcext:value-type="percentage">
            <text:p>51%</text:p>
          </table:table-cell>
          <table:table-cell table:formula="of:=[.F56]/[.M$1]" office:value-type="percentage" office:value="0.326747720364742" calcext:value-type="percentage">
            <text:p>33%</text:p>
          </table:table-cell>
        </table:table-row>
        <table:table-row table:style-name="ro1">
          <table:table-cell office:value-type="float" office:value="20200415" calcext:value-type="float">
            <text:p>20200415</text:p>
          </table:table-cell>
          <table:table-cell office:value-type="float" office:value="37389" calcext:value-type="float">
            <text:p>37389</text:p>
          </table:table-cell>
          <table:table-cell office:value-type="float" office:value="6827" calcext:value-type="float">
            <text:p>6827</text:p>
          </table:table-cell>
          <table:table-cell office:value-type="float" office:value="5375" calcext:value-type="float">
            <text:p>5375</text:p>
          </table:table-cell>
          <table:table-cell office:value-type="float" office:value="8446" calcext:value-type="float">
            <text:p>8446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20200415" calcext:value-type="float">
            <text:p>20200415</text:p>
          </table:table-cell>
          <table:table-cell table:formula="of:=[.B57]/[.I$1]" office:value-type="percentage" office:value="0.314325346784363" calcext:value-type="percentage">
            <text:p>31%</text:p>
          </table:table-cell>
          <table:table-cell table:formula="of:=[.C57]/[.J$1]" office:value-type="percentage" office:value="0.379277777777778" calcext:value-type="percentage">
            <text:p>38%</text:p>
          </table:table-cell>
          <table:table-cell table:formula="of:=[.D57]/[.K$1]" office:value-type="percentage" office:value="0.320608410378765" calcext:value-type="percentage">
            <text:p>32%</text:p>
          </table:table-cell>
          <table:table-cell table:formula="of:=[.E57]/[.L$1]" office:value-type="percentage" office:value="0.522389905987135" calcext:value-type="percentage">
            <text:p>52%</text:p>
          </table:table-cell>
          <table:table-cell table:formula="of:=[.F57]/[.M$1]" office:value-type="percentage" office:value="0.457446808510638" calcext:value-type="percentage">
            <text:p>46%</text:p>
          </table:table-cell>
        </table:table-row>
        <table:table-row table:style-name="ro1">
          <table:table-cell office:value-type="float" office:value="20200416" calcext:value-type="float">
            <text:p>20200416</text:p>
          </table:table-cell>
          <table:table-cell office:value-type="float" office:value="37953" calcext:value-type="float">
            <text:p>37953</text:p>
          </table:table-cell>
          <table:table-cell office:value-type="float" office:value="7836" calcext:value-type="float">
            <text:p>7836</text:p>
          </table:table-cell>
          <table:table-cell office:value-type="float" office:value="6203" calcext:value-type="float">
            <text:p>6203</text:p>
          </table:table-cell>
          <table:table-cell office:value-type="float" office:value="8448" calcext:value-type="float">
            <text:p>8448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20200416" calcext:value-type="float">
            <text:p>20200416</text:p>
          </table:table-cell>
          <table:table-cell table:formula="of:=[.B58]/[.I$1]" office:value-type="percentage" office:value="0.31906683480454" calcext:value-type="percentage">
            <text:p>32%</text:p>
          </table:table-cell>
          <table:table-cell table:formula="of:=[.C58]/[.J$1]" office:value-type="percentage" office:value="0.435333333333333" calcext:value-type="percentage">
            <text:p>44%</text:p>
          </table:table-cell>
          <table:table-cell table:formula="of:=[.D58]/[.K$1]" office:value-type="percentage" office:value="0.369997017596182" calcext:value-type="percentage">
            <text:p>37%</text:p>
          </table:table-cell>
          <table:table-cell table:formula="of:=[.E58]/[.L$1]" office:value-type="percentage" office:value="0.522513607125186" calcext:value-type="percentage">
            <text:p>52%</text:p>
          </table:table-cell>
          <table:table-cell table:formula="of:=[.F58]/[.M$1]" office:value-type="percentage" office:value="0.504559270516717" calcext:value-type="percentage">
            <text:p>50%</text:p>
          </table:table-cell>
        </table:table-row>
        <table:table-row table:style-name="ro1">
          <table:table-cell office:value-type="float" office:value="20200417" calcext:value-type="float">
            <text:p>20200417</text:p>
          </table:table-cell>
          <table:table-cell office:value-type="float" office:value="41038" calcext:value-type="float">
            <text:p>41038</text:p>
          </table:table-cell>
          <table:table-cell office:value-type="float" office:value="7301" calcext:value-type="float">
            <text:p>7301</text:p>
          </table:table-cell>
          <table:table-cell office:value-type="float" office:value="5778" calcext:value-type="float">
            <text:p>5778</text:p>
          </table:table-cell>
          <table:table-cell office:value-type="float" office:value="8421" calcext:value-type="float">
            <text:p>8421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20200417" calcext:value-type="float">
            <text:p>20200417</text:p>
          </table:table-cell>
          <table:table-cell table:formula="of:=[.B59]/[.I$1]" office:value-type="percentage" office:value="0.345002101723413" calcext:value-type="percentage">
            <text:p>35%</text:p>
          </table:table-cell>
          <table:table-cell table:formula="of:=[.C59]/[.J$1]" office:value-type="percentage" office:value="0.405611111111111" calcext:value-type="percentage">
            <text:p>41%</text:p>
          </table:table-cell>
          <table:table-cell table:formula="of:=[.D59]/[.K$1]" office:value-type="percentage" office:value="0.344646585147629" calcext:value-type="percentage">
            <text:p>34%</text:p>
          </table:table-cell>
          <table:table-cell table:formula="of:=[.E59]/[.L$1]" office:value-type="percentage" office:value="0.520843641761504" calcext:value-type="percentage">
            <text:p>52%</text:p>
          </table:table-cell>
          <table:table-cell table:formula="of:=[.F59]/[.M$1]" office:value-type="percentage" office:value="0.428571428571429" calcext:value-type="percentage">
            <text:p>43%</text:p>
          </table:table-cell>
        </table:table-row>
        <table:table-row table:style-name="ro1">
          <table:table-cell office:value-type="float" office:value="20200418" calcext:value-type="float">
            <text:p>20200418</text:p>
          </table:table-cell>
          <table:table-cell office:value-type="float" office:value="33094" calcext:value-type="float">
            <text:p>33094</text:p>
          </table:table-cell>
          <table:table-cell office:value-type="float" office:value="5679" calcext:value-type="float">
            <text:p>5679</text:p>
          </table:table-cell>
          <table:table-cell office:value-type="float" office:value="5994" calcext:value-type="float">
            <text:p>5994</text:p>
          </table:table-cell>
          <table:table-cell office:value-type="float" office:value="4201" calcext:value-type="float">
            <text:p>420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0200418" calcext:value-type="float">
            <text:p>20200418</text:p>
          </table:table-cell>
          <table:table-cell table:formula="of:=[.B60]/[.I$1]" office:value-type="percentage" office:value="0.278217738545607" calcext:value-type="percentage">
            <text:p>28%</text:p>
          </table:table-cell>
          <table:table-cell table:formula="of:=[.C60]/[.J$1]" office:value-type="percentage" office:value="0.3155" calcext:value-type="percentage">
            <text:p>32%</text:p>
          </table:table-cell>
          <table:table-cell table:formula="of:=[.D60]/[.K$1]" office:value-type="percentage" office:value="0.357530569639129" calcext:value-type="percentage">
            <text:p>36%</text:p>
          </table:table-cell>
          <table:table-cell table:formula="of:=[.E60]/[.L$1]" office:value-type="percentage" office:value="0.259834240475012" calcext:value-type="percentage">
            <text:p>26%</text:p>
          </table:table-cell>
          <table:table-cell table:formula="of:=[.F60]/[.M$1]" office:value-type="percentage" office:value="0.196048632218845" calcext:value-type="percentage">
            <text:p>20%</text:p>
          </table:table-cell>
        </table:table-row>
        <table:table-row table:style-name="ro1">
          <table:table-cell office:value-type="float" office:value="20200419" calcext:value-type="float">
            <text:p>20200419</text:p>
          </table:table-cell>
          <table:table-cell office:value-type="float" office:value="25854" calcext:value-type="float">
            <text:p>25854</text:p>
          </table:table-cell>
          <table:table-cell office:value-type="float" office:value="6394" calcext:value-type="float">
            <text:p>6394</text:p>
          </table:table-cell>
          <table:table-cell office:value-type="float" office:value="4950" calcext:value-type="float">
            <text:p>4950</text:p>
          </table:table-cell>
          <table:table-cell office:value-type="float" office:value="2804" calcext:value-type="float">
            <text:p>280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0200419" calcext:value-type="float">
            <text:p>20200419</text:p>
          </table:table-cell>
          <table:table-cell table:formula="of:=[.B61]/[.I$1]" office:value-type="percentage" office:value="0.217351828499369" calcext:value-type="percentage">
            <text:p>22%</text:p>
          </table:table-cell>
          <table:table-cell table:formula="of:=[.C61]/[.J$1]" office:value-type="percentage" office:value="0.355222222222222" calcext:value-type="percentage">
            <text:p>36%</text:p>
          </table:table-cell>
          <table:table-cell table:formula="of:=[.D61]/[.K$1]" office:value-type="percentage" office:value="0.295257977930212" calcext:value-type="percentage">
            <text:p>30%</text:p>
          </table:table-cell>
          <table:table-cell table:formula="of:=[.E61]/[.L$1]" office:value-type="percentage" office:value="0.173428995546759" calcext:value-type="percentage">
            <text:p>17%</text:p>
          </table:table-cell>
          <table:table-cell table:formula="of:=[.F61]/[.M$1]" office:value-type="percentage" office:value="0.167173252279635" calcext:value-type="percentage">
            <text:p>17%</text:p>
          </table:table-cell>
        </table:table-row>
        <table:table-row table:style-name="ro1">
          <table:table-cell office:value-type="float" office:value="20200420" calcext:value-type="float">
            <text:p>20200420</text:p>
          </table:table-cell>
          <table:table-cell office:value-type="float" office:value="37055" calcext:value-type="float">
            <text:p>37055</text:p>
          </table:table-cell>
          <table:table-cell office:value-type="float" office:value="5790" calcext:value-type="float">
            <text:p>5790</text:p>
          </table:table-cell>
          <table:table-cell office:value-type="float" office:value="5556" calcext:value-type="float">
            <text:p>5556</text:p>
          </table:table-cell>
          <table:table-cell office:value-type="float" office:value="8581" calcext:value-type="float">
            <text:p>858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200420" calcext:value-type="float">
            <text:p>20200420</text:p>
          </table:table-cell>
          <table:table-cell table:formula="of:=[.B62]/[.I$1]" office:value-type="percentage" office:value="0.311517444304329" calcext:value-type="percentage">
            <text:p>31%</text:p>
          </table:table-cell>
          <table:table-cell table:formula="of:=[.C62]/[.J$1]" office:value-type="percentage" office:value="0.321666666666667" calcext:value-type="percentage">
            <text:p>32%</text:p>
          </table:table-cell>
          <table:table-cell table:formula="of:=[.D62]/[.K$1]" office:value-type="percentage" office:value="0.331404712198032" calcext:value-type="percentage">
            <text:p>33%</text:p>
          </table:table-cell>
          <table:table-cell table:formula="of:=[.E62]/[.L$1]" office:value-type="percentage" office:value="0.530739732805542" calcext:value-type="percentage">
            <text:p>53%</text:p>
          </table:table-cell>
          <table:table-cell table:formula="of:=[.F62]/[.M$1]" office:value-type="percentage" office:value="0.425531914893617" calcext:value-type="percentage">
            <text:p>43%</text:p>
          </table:table-cell>
        </table:table-row>
        <table:table-row table:style-name="ro1">
          <table:table-cell office:value-type="float" office:value="20200421" calcext:value-type="float">
            <text:p>20200421</text:p>
          </table:table-cell>
          <table:table-cell office:value-type="float" office:value="38183" calcext:value-type="float">
            <text:p>38183</text:p>
          </table:table-cell>
          <table:table-cell office:value-type="float" office:value="6266" calcext:value-type="float">
            <text:p>6266</text:p>
          </table:table-cell>
          <table:table-cell office:value-type="float" office:value="5572" calcext:value-type="float">
            <text:p>5572</text:p>
          </table:table-cell>
          <table:table-cell office:value-type="float" office:value="8954" calcext:value-type="float">
            <text:p>8954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20200421" calcext:value-type="float">
            <text:p>20200421</text:p>
          </table:table-cell>
          <table:table-cell table:formula="of:=[.B63]/[.I$1]" office:value-type="percentage" office:value="0.321000420344683" calcext:value-type="percentage">
            <text:p>32%</text:p>
          </table:table-cell>
          <table:table-cell table:formula="of:=[.C63]/[.J$1]" office:value-type="percentage" office:value="0.348111111111111" calcext:value-type="percentage">
            <text:p>35%</text:p>
          </table:table-cell>
          <table:table-cell table:formula="of:=[.D63]/[.K$1]" office:value-type="percentage" office:value="0.332359081419624" calcext:value-type="percentage">
            <text:p>33%</text:p>
          </table:table-cell>
          <table:table-cell table:formula="of:=[.E63]/[.L$1]" office:value-type="percentage" office:value="0.553809995051955" calcext:value-type="percentage">
            <text:p>55%</text:p>
          </table:table-cell>
          <table:table-cell table:formula="of:=[.F63]/[.M$1]" office:value-type="percentage" office:value="0.574468085106383" calcext:value-type="percentage">
            <text:p>57%</text:p>
          </table:table-cell>
        </table:table-row>
        <table:table-row table:style-name="ro1">
          <table:table-cell office:value-type="float" office:value="20200422" calcext:value-type="float">
            <text:p>20200422</text:p>
          </table:table-cell>
          <table:table-cell office:value-type="float" office:value="38975" calcext:value-type="float">
            <text:p>38975</text:p>
          </table:table-cell>
          <table:table-cell office:value-type="float" office:value="7040" calcext:value-type="float">
            <text:p>7040</text:p>
          </table:table-cell>
          <table:table-cell office:value-type="float" office:value="5574" calcext:value-type="float">
            <text:p>5574</text:p>
          </table:table-cell>
          <table:table-cell office:value-type="float" office:value="9091" calcext:value-type="float">
            <text:p>9091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20200422" calcext:value-type="float">
            <text:p>20200422</text:p>
          </table:table-cell>
          <table:table-cell table:formula="of:=[.B64]/[.I$1]" office:value-type="percentage" office:value="0.327658680117696" calcext:value-type="percentage">
            <text:p>33%</text:p>
          </table:table-cell>
          <table:table-cell table:formula="of:=[.C64]/[.J$1]" office:value-type="percentage" office:value="0.391111111111111" calcext:value-type="percentage">
            <text:p>39%</text:p>
          </table:table-cell>
          <table:table-cell table:formula="of:=[.D64]/[.K$1]" office:value-type="percentage" office:value="0.332478377572323" calcext:value-type="percentage">
            <text:p>33%</text:p>
          </table:table-cell>
          <table:table-cell table:formula="of:=[.E64]/[.L$1]" office:value-type="percentage" office:value="0.562283523008412" calcext:value-type="percentage">
            <text:p>56%</text:p>
          </table:table-cell>
          <table:table-cell table:formula="of:=[.F64]/[.M$1]" office:value-type="percentage" office:value="0.626139817629179" calcext:value-type="percentage">
            <text:p>63%</text:p>
          </table:table-cell>
        </table:table-row>
        <table:table-row table:style-name="ro1">
          <table:table-cell office:value-type="float" office:value="20200423" calcext:value-type="float">
            <text:p>20200423</text:p>
          </table:table-cell>
          <table:table-cell office:value-type="float" office:value="39220" calcext:value-type="float">
            <text:p>39220</text:p>
          </table:table-cell>
          <table:table-cell office:value-type="float" office:value="7555" calcext:value-type="float">
            <text:p>7555</text:p>
          </table:table-cell>
          <table:table-cell office:value-type="float" office:value="5562" calcext:value-type="float">
            <text:p>5562</text:p>
          </table:table-cell>
          <table:table-cell office:value-type="float" office:value="8871" calcext:value-type="float">
            <text:p>8871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0200423" calcext:value-type="float">
            <text:p>20200423</text:p>
          </table:table-cell>
          <table:table-cell table:formula="of:=[.B65]/[.I$1]" office:value-type="percentage" office:value="0.329718369062631" calcext:value-type="percentage">
            <text:p>33%</text:p>
          </table:table-cell>
          <table:table-cell table:formula="of:=[.C65]/[.J$1]" office:value-type="percentage" office:value="0.419722222222222" calcext:value-type="percentage">
            <text:p>42%</text:p>
          </table:table-cell>
          <table:table-cell table:formula="of:=[.D65]/[.K$1]" office:value-type="percentage" office:value="0.331762600656129" calcext:value-type="percentage">
            <text:p>33%</text:p>
          </table:table-cell>
          <table:table-cell table:formula="of:=[.E65]/[.L$1]" office:value-type="percentage" office:value="0.54867639782286" calcext:value-type="percentage">
            <text:p>55%</text:p>
          </table:table-cell>
          <table:table-cell table:formula="of:=[.F65]/[.M$1]" office:value-type="percentage" office:value="0.624620060790274" calcext:value-type="percentage">
            <text:p>62%</text:p>
          </table:table-cell>
        </table:table-row>
      </table:table>
      <table:table table:name="Absolute counts chart" table:style-name="ta1">
        <table:shapes>
          <draw:frame draw:z-index="0" draw:style-name="gr1" draw:text-style-name="P1" svg:width="367.36mm" svg:height="206.63mm" svg:x="22.59mm" svg:y="4.53mm">
            <draw:object draw:notify-on-update-of-ranges="'Total counts each category'.A3:'Total counts each category'.A65 'Total counts each category'.B2:'Total counts each category'.B2 'Total counts each category'.B3:'Total counts each category'.B65 'Total counts each category'.C2:'Total counts each category'.C2 'Total counts each category'.C3:'Total counts each category'.C65 'Total counts each category'.D2:'Total counts each category'.D2 'Total counts each category'.D3:'Total counts each category'.D65 'Total counts each category'.E2:'Total counts each category'.E2 'Total counts each category'.E3:'Total counts each category'.E65 'Total counts each category'.F2:'Total counts each category'.F2 'Total counts each category'.F3:'Total counts each category'.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Relative % chart" table:style-name="ta1">
        <table:shapes>
          <draw:frame draw:z-index="0" draw:style-name="gr1" draw:text-style-name="P1" svg:width="368.32mm" svg:height="207.17mm" svg:x="22.59mm" svg:y="4.53mm">
            <draw:object draw:notify-on-update-of-ranges="'Total counts each category'.H3:'Total counts each category'.H65 'Total counts each category'.I2:'Total counts each category'.I2 'Total counts each category'.I3:'Total counts each category'.I65 'Total counts each category'.J2:'Total counts each category'.J2 'Total counts each category'.J3:'Total counts each category'.J65 'Total counts each category'.K2:'Total counts each category'.K2 'Total counts each category'.K3:'Total counts each category'.K65 'Total counts each category'.L2:'Total counts each category'.L2 'Total counts each category'.L3:'Total counts each category'.L65 'Total counts each category'.M2:'Total counts each category'.M2 'Total counts each category'.M3:'Total counts each category'.M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0:16:17.839612783</meta:creation-date>
    <dc:date>2020-04-24T10:40:50.820231575</dc:date>
    <meta:editing-duration>PT2M12S</meta:editing-duration>
    <meta:editing-cycles>2</meta:editing-cycles>
    <meta:generator>LibreOffice/6.0.7.3$Linux_X86_64 LibreOffice_project/00m0$Build-3</meta:generator>
    <meta:document-statistic meta:table-count="3" meta:cell-count="7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2000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737cm" svg:height="20.664cm" xlink:href=".." xlink:type="simple" chart:class="chart:line" chart:style-name="ch1">
        <chart:title svg:x="14.819cm" svg:y="0.549cm" chart:style-name="ch2">
          <text:p>SmartCambridge Lockdown Impact</text:p>
        </chart:title>
        <chart:subtitle svg:x="9.58cm" svg:y="1.741cm" chart:style-name="ch3">
          <text:p>Daily counts: Object detection/tracking ~40 sensor positions, cars, cyclists, pedestrians, vans, trucks</text:p>
        </chart:subtitle>
        <chart:legend chart:legend-position="end" svg:x="32.568cm" svg:y="8.639cm" style:legend-expansion="high" chart:style-name="ch4"/>
        <chart:plot-area chart:style-name="ch5" table:cell-range-address="'Total counts each category'.A2:'Total counts each category'.F65" chart:data-source-has-labels="both" svg:x="1.745cm" svg:y="2.837cm" svg:width="30.089cm" svg:height="17.414cm">
          <chartooo:coordinate-region svg:x="3.451cm" svg:y="2.837cm" svg:width="27.951cm" svg:height="15.557cm"/>
          <chart:axis chart:dimension="x" chart:name="primary-x" chart:style-name="ch6" chartooo:axis-type="auto">
            <chartooo:date-scale/>
            <chart:categories table:cell-range-address="'Total counts each category'.A3:'Total counts each category'.A65"/>
            <chart:grid chart:style-name="ch7" chart:class="major"/>
          </chart:axis>
          <chart:axis chart:dimension="y" chart:name="primary-y" chart:style-name="ch8">
            <chart:title svg:x="0.451cm" svg:y="12.488cm" chart:style-name="ch9">
              <text:p>Daily counts</text:p>
            </chart:title>
            <chart:grid chart:style-name="ch7" chart:class="major"/>
          </chart:axis>
          <chart:series chart:style-name="ch10" chart:values-cell-range-address="'Total counts each category'.B3:'Total counts each category'.B65" chart:label-cell-address="'Total counts each category'.B2:'Total counts each category'.B2" chart:class="chart:line">
            <chart:data-point chart:repeated="63"/>
          </chart:series>
          <chart:series chart:style-name="ch11" chart:values-cell-range-address="'Total counts each category'.C3:'Total counts each category'.C65" chart:label-cell-address="'Total counts each category'.C2:'Total counts each category'.C2" chart:class="chart:line">
            <chart:data-point chart:repeated="63"/>
          </chart:series>
          <chart:series chart:style-name="ch12" chart:values-cell-range-address="'Total counts each category'.D3:'Total counts each category'.D65" chart:label-cell-address="'Total counts each category'.D2:'Total counts each category'.D2" chart:class="chart:line">
            <chart:data-point chart:repeated="63"/>
          </chart:series>
          <chart:series chart:style-name="ch13" chart:values-cell-range-address="'Total counts each category'.E3:'Total counts each category'.E65" chart:label-cell-address="'Total counts each category'.E2:'Total counts each category'.E2" chart:class="chart:line">
            <chart:data-point chart:repeated="63"/>
          </chart:series>
          <chart:series chart:style-name="ch14" chart:values-cell-range-address="'Total counts each category'.F3:'Total counts each category'.F65" chart:label-cell-address="'Total counts each category'.F2:'Total counts each category'.F2" chart:class="chart:line"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s</text:p>
                <draw:g>
                  <svg:desc>'Total counts each category'.B2:'Total counts each category'.B2</svg:desc>
                </draw:g>
              </table:table-cell>
              <table:table-cell office:value-type="string">
                <text:p>Cyclists</text:p>
                <draw:g>
                  <svg:desc>'Total counts each category'.C2:'Total counts each category'.C2</svg:desc>
                </draw:g>
              </table:table-cell>
              <table:table-cell office:value-type="string">
                <text:p>Pedestrians</text:p>
                <draw:g>
                  <svg:desc>'Total counts each category'.D2:'Total counts each category'.D2</svg:desc>
                </draw:g>
              </table:table-cell>
              <table:table-cell office:value-type="string">
                <text:p>Vans</text:p>
                <draw:g>
                  <svg:desc>'Total counts each category'.E2:'Total counts each category'.E2</svg:desc>
                </draw:g>
              </table:table-cell>
              <table:table-cell office:value-type="string">
                <text:p>Trucks</text:p>
                <draw:g>
                  <svg:desc>'Total counts each category'.F2:'Total counts each category'.F2</svg:desc>
                </draw:g>
              </table:table-cell>
            </table:table-row>
          </table:table-header-rows>
          <table:table-rows>
            <table:table-row>
              <table:table-cell office:value-type="float" office:value="20200221">
                <text:p>20200221</text:p>
                <draw:g>
                  <svg:desc>'Total counts each category'.A3:'Total counts each category'.A65</svg:desc>
                </draw:g>
              </table:table-cell>
              <table:table-cell office:value-type="float" office:value="115557">
                <text:p>115557</text:p>
                <draw:g>
                  <svg:desc>'Total counts each category'.B3:'Total counts each category'.B65</svg:desc>
                </draw:g>
              </table:table-cell>
              <table:table-cell office:value-type="float" office:value="14225">
                <text:p>14225</text:p>
                <draw:g>
                  <svg:desc>'Total counts each category'.C3:'Total counts each category'.C65</svg:desc>
                </draw:g>
              </table:table-cell>
              <table:table-cell office:value-type="float" office:value="16258">
                <text:p>16258</text:p>
                <draw:g>
                  <svg:desc>'Total counts each category'.D3:'Total counts each category'.D65</svg:desc>
                </draw:g>
              </table:table-cell>
              <table:table-cell office:value-type="float" office:value="15113">
                <text:p>15113</text:p>
                <draw:g>
                  <svg:desc>'Total counts each category'.E3:'Total counts each category'.E65</svg:desc>
                </draw:g>
              </table:table-cell>
              <table:table-cell office:value-type="float" office:value="526">
                <text:p>526</text:p>
                <draw:g>
                  <svg:desc>'Total counts each category'.F3:'Total counts each category'.F65</svg:desc>
                </draw:g>
              </table:table-cell>
            </table:table-row>
            <table:table-row>
              <table:table-cell office:value-type="float" office:value="20200222">
                <text:p>20200222</text:p>
              </table:table-cell>
              <table:table-cell office:value-type="float" office:value="111895">
                <text:p>111895</text:p>
              </table:table-cell>
              <table:table-cell office:value-type="float" office:value="8184">
                <text:p>8184</text:p>
              </table:table-cell>
              <table:table-cell office:value-type="float" office:value="14624">
                <text:p>14624</text:p>
              </table:table-cell>
              <table:table-cell office:value-type="float" office:value="8053">
                <text:p>805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20200223">
                <text:p>20200223</text:p>
              </table:table-cell>
              <table:table-cell office:value-type="float" office:value="100926">
                <text:p>100926</text:p>
              </table:table-cell>
              <table:table-cell office:value-type="float" office:value="7032">
                <text:p>7032</text:p>
              </table:table-cell>
              <table:table-cell office:value-type="float" office:value="10839">
                <text:p>10839</text:p>
              </table:table-cell>
              <table:table-cell office:value-type="float" office:value="5331">
                <text:p>533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0200224">
                <text:p>20200224</text:p>
              </table:table-cell>
              <table:table-cell office:value-type="float" office:value="112000">
                <text:p>112000</text:p>
              </table:table-cell>
              <table:table-cell office:value-type="float" office:value="15642">
                <text:p>15642</text:p>
              </table:table-cell>
              <table:table-cell office:value-type="float" office:value="14995">
                <text:p>14995</text:p>
              </table:table-cell>
              <table:table-cell office:value-type="float" office:value="14900">
                <text:p>1490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20200225">
                <text:p>20200225</text:p>
              </table:table-cell>
              <table:table-cell office:value-type="float" office:value="112352">
                <text:p>112352</text:p>
              </table:table-cell>
              <table:table-cell office:value-type="float" office:value="14913">
                <text:p>14913</text:p>
              </table:table-cell>
              <table:table-cell office:value-type="float" office:value="14822">
                <text:p>14822</text:p>
              </table:table-cell>
              <table:table-cell office:value-type="float" office:value="15302">
                <text:p>1530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20200226">
                <text:p>20200226</text:p>
              </table:table-cell>
              <table:table-cell office:value-type="float" office:value="115096">
                <text:p>115096</text:p>
              </table:table-cell>
              <table:table-cell office:value-type="float" office:value="16655">
                <text:p>16655</text:p>
              </table:table-cell>
              <table:table-cell office:value-type="float" office:value="16181">
                <text:p>16181</text:p>
              </table:table-cell>
              <table:table-cell office:value-type="float" office:value="15818">
                <text:p>1581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20200227">
                <text:p>20200227</text:p>
              </table:table-cell>
              <table:table-cell office:value-type="float" office:value="116576">
                <text:p>116576</text:p>
              </table:table-cell>
              <table:table-cell office:value-type="float" office:value="13213">
                <text:p>13213</text:p>
              </table:table-cell>
              <table:table-cell office:value-type="float" office:value="14777">
                <text:p>14777</text:p>
              </table:table-cell>
              <table:table-cell office:value-type="float" office:value="14943">
                <text:p>1494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20200228">
                <text:p>20200228</text:p>
              </table:table-cell>
              <table:table-cell office:value-type="float" office:value="118366">
                <text:p>118366</text:p>
              </table:table-cell>
              <table:table-cell office:value-type="float" office:value="12863">
                <text:p>12863</text:p>
              </table:table-cell>
              <table:table-cell office:value-type="float" office:value="13110">
                <text:p>13110</text:p>
              </table:table-cell>
              <table:table-cell office:value-type="float" office:value="14766">
                <text:p>1476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20200229">
                <text:p>20200229</text:p>
              </table:table-cell>
              <table:table-cell office:value-type="float" office:value="118758">
                <text:p>118758</text:p>
              </table:table-cell>
              <table:table-cell office:value-type="float" office:value="7079">
                <text:p>7079</text:p>
              </table:table-cell>
              <table:table-cell office:value-type="float" office:value="12841">
                <text:p>12841</text:p>
              </table:table-cell>
              <table:table-cell office:value-type="float" office:value="7843">
                <text:p>784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0200301">
                <text:p>20200301</text:p>
              </table:table-cell>
              <table:table-cell office:value-type="float" office:value="100002">
                <text:p>100002</text:p>
              </table:table-cell>
              <table:table-cell office:value-type="float" office:value="7699">
                <text:p>7699</text:p>
              </table:table-cell>
              <table:table-cell office:value-type="float" office:value="11692">
                <text:p>11692</text:p>
              </table:table-cell>
              <table:table-cell office:value-type="float" office:value="5565">
                <text:p>55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200302">
                <text:p>20200302</text:p>
              </table:table-cell>
              <table:table-cell office:value-type="float" office:value="109943">
                <text:p>109943</text:p>
              </table:table-cell>
              <table:table-cell office:value-type="float" office:value="17079">
                <text:p>17079</text:p>
              </table:table-cell>
              <table:table-cell office:value-type="float" office:value="15983">
                <text:p>15983</text:p>
              </table:table-cell>
              <table:table-cell office:value-type="float" office:value="15305">
                <text:p>1530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0200303">
                <text:p>20200303</text:p>
              </table:table-cell>
              <table:table-cell office:value-type="float" office:value="112118">
                <text:p>112118</text:p>
              </table:table-cell>
              <table:table-cell office:value-type="float" office:value="18000">
                <text:p>18000</text:p>
              </table:table-cell>
              <table:table-cell office:value-type="float" office:value="16765">
                <text:p>16765</text:p>
              </table:table-cell>
              <table:table-cell office:value-type="float" office:value="15640">
                <text:p>1564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20200304">
                <text:p>20200304</text:p>
              </table:table-cell>
              <table:table-cell office:value-type="float" office:value="107640">
                <text:p>107640</text:p>
              </table:table-cell>
              <table:table-cell office:value-type="float" office:value="16629">
                <text:p>16629</text:p>
              </table:table-cell>
              <table:table-cell office:value-type="float" office:value="15427">
                <text:p>15427</text:p>
              </table:table-cell>
              <table:table-cell office:value-type="float" office:value="14945">
                <text:p>1494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20200305">
                <text:p>20200305</text:p>
              </table:table-cell>
              <table:table-cell office:value-type="float" office:value="112666">
                <text:p>112666</text:p>
              </table:table-cell>
              <table:table-cell office:value-type="float" office:value="15313">
                <text:p>15313</text:p>
              </table:table-cell>
              <table:table-cell office:value-type="float" office:value="14314">
                <text:p>14314</text:p>
              </table:table-cell>
              <table:table-cell office:value-type="float" office:value="15034">
                <text:p>1503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20200306">
                <text:p>20200306</text:p>
              </table:table-cell>
              <table:table-cell office:value-type="float" office:value="118950">
                <text:p>118950</text:p>
              </table:table-cell>
              <table:table-cell office:value-type="float" office:value="15055">
                <text:p>15055</text:p>
              </table:table-cell>
              <table:table-cell office:value-type="float" office:value="16190">
                <text:p>16190</text:p>
              </table:table-cell>
              <table:table-cell office:value-type="float" office:value="16168">
                <text:p>1616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20200307">
                <text:p>20200307</text:p>
              </table:table-cell>
              <table:table-cell office:value-type="float" office:value="106344">
                <text:p>106344</text:p>
              </table:table-cell>
              <table:table-cell office:value-type="float" office:value="9632">
                <text:p>9632</text:p>
              </table:table-cell>
              <table:table-cell office:value-type="float" office:value="14954">
                <text:p>14954</text:p>
              </table:table-cell>
              <table:table-cell office:value-type="float" office:value="7115">
                <text:p>71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0200308">
                <text:p>20200308</text:p>
              </table:table-cell>
              <table:table-cell office:value-type="float" office:value="95313">
                <text:p>95313</text:p>
              </table:table-cell>
              <table:table-cell office:value-type="float" office:value="8874">
                <text:p>8874</text:p>
              </table:table-cell>
              <table:table-cell office:value-type="float" office:value="12366">
                <text:p>12366</text:p>
              </table:table-cell>
              <table:table-cell office:value-type="float" office:value="5549">
                <text:p>55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0200309">
                <text:p>20200309</text:p>
              </table:table-cell>
              <table:table-cell office:value-type="float" office:value="104521">
                <text:p>104521</text:p>
              </table:table-cell>
              <table:table-cell office:value-type="float" office:value="15164">
                <text:p>15164</text:p>
              </table:table-cell>
              <table:table-cell office:value-type="float" office:value="13968">
                <text:p>13968</text:p>
              </table:table-cell>
              <table:table-cell office:value-type="float" office:value="14604">
                <text:p>1460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20200310">
                <text:p>20200310</text:p>
              </table:table-cell>
              <table:table-cell office:value-type="float" office:value="108997">
                <text:p>108997</text:p>
              </table:table-cell>
              <table:table-cell office:value-type="float" office:value="16763">
                <text:p>16763</text:p>
              </table:table-cell>
              <table:table-cell office:value-type="float" office:value="15353">
                <text:p>15353</text:p>
              </table:table-cell>
              <table:table-cell office:value-type="float" office:value="15323">
                <text:p>1532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20200311">
                <text:p>20200311</text:p>
              </table:table-cell>
              <table:table-cell office:value-type="float" office:value="111742">
                <text:p>111742</text:p>
              </table:table-cell>
              <table:table-cell office:value-type="float" office:value="17649">
                <text:p>17649</text:p>
              </table:table-cell>
              <table:table-cell office:value-type="float" office:value="15563">
                <text:p>15563</text:p>
              </table:table-cell>
              <table:table-cell office:value-type="float" office:value="15650">
                <text:p>1565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20200312">
                <text:p>20200312</text:p>
              </table:table-cell>
              <table:table-cell office:value-type="float" office:value="110764">
                <text:p>110764</text:p>
              </table:table-cell>
              <table:table-cell office:value-type="float" office:value="15370">
                <text:p>15370</text:p>
              </table:table-cell>
              <table:table-cell office:value-type="float" office:value="14608">
                <text:p>14608</text:p>
              </table:table-cell>
              <table:table-cell office:value-type="float" office:value="15606">
                <text:p>15606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20200313">
                <text:p>20200313</text:p>
              </table:table-cell>
              <table:table-cell office:value-type="float" office:value="108706">
                <text:p>108706</text:p>
              </table:table-cell>
              <table:table-cell office:value-type="float" office:value="15587">
                <text:p>15587</text:p>
              </table:table-cell>
              <table:table-cell office:value-type="float" office:value="15013">
                <text:p>15013</text:p>
              </table:table-cell>
              <table:table-cell office:value-type="float" office:value="14711">
                <text:p>1471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20200314">
                <text:p>20200314</text:p>
              </table:table-cell>
              <table:table-cell office:value-type="float" office:value="100280">
                <text:p>100280</text:p>
              </table:table-cell>
              <table:table-cell office:value-type="float" office:value="8943">
                <text:p>8943</text:p>
              </table:table-cell>
              <table:table-cell office:value-type="float" office:value="12216">
                <text:p>12216</text:p>
              </table:table-cell>
              <table:table-cell office:value-type="float" office:value="6793">
                <text:p>67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200315">
                <text:p>20200315</text:p>
              </table:table-cell>
              <table:table-cell office:value-type="float" office:value="80022">
                <text:p>80022</text:p>
              </table:table-cell>
              <table:table-cell office:value-type="float" office:value="6224">
                <text:p>6224</text:p>
              </table:table-cell>
              <table:table-cell office:value-type="float" office:value="7993">
                <text:p>7993</text:p>
              </table:table-cell>
              <table:table-cell office:value-type="float" office:value="4322">
                <text:p>43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200316">
                <text:p>20200316</text:p>
              </table:table-cell>
              <table:table-cell office:value-type="float" office:value="97490">
                <text:p>97490</text:p>
              </table:table-cell>
              <table:table-cell office:value-type="float" office:value="14543">
                <text:p>14543</text:p>
              </table:table-cell>
              <table:table-cell office:value-type="float" office:value="13537">
                <text:p>13537</text:p>
              </table:table-cell>
              <table:table-cell office:value-type="float" office:value="15098">
                <text:p>1509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20200317">
                <text:p>20200317</text:p>
              </table:table-cell>
              <table:table-cell office:value-type="float" office:value="94962">
                <text:p>94962</text:p>
              </table:table-cell>
              <table:table-cell office:value-type="float" office:value="14688">
                <text:p>14688</text:p>
              </table:table-cell>
              <table:table-cell office:value-type="float" office:value="12905">
                <text:p>12905</text:p>
              </table:table-cell>
              <table:table-cell office:value-type="float" office:value="14875">
                <text:p>14875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20200318">
                <text:p>20200318</text:p>
              </table:table-cell>
              <table:table-cell office:value-type="float" office:value="86260">
                <text:p>86260</text:p>
              </table:table-cell>
              <table:table-cell office:value-type="float" office:value="11804">
                <text:p>11804</text:p>
              </table:table-cell>
              <table:table-cell office:value-type="float" office:value="10106">
                <text:p>10106</text:p>
              </table:table-cell>
              <table:table-cell office:value-type="float" office:value="14666">
                <text:p>146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20200319">
                <text:p>20200319</text:p>
              </table:table-cell>
              <table:table-cell office:value-type="float" office:value="87909">
                <text:p>87909</text:p>
              </table:table-cell>
              <table:table-cell office:value-type="float" office:value="11787">
                <text:p>11787</text:p>
              </table:table-cell>
              <table:table-cell office:value-type="float" office:value="10649">
                <text:p>10649</text:p>
              </table:table-cell>
              <table:table-cell office:value-type="float" office:value="14884">
                <text:p>1488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20200320">
                <text:p>20200320</text:p>
              </table:table-cell>
              <table:table-cell office:value-type="float" office:value="86307">
                <text:p>86307</text:p>
              </table:table-cell>
              <table:table-cell office:value-type="float" office:value="11246">
                <text:p>11246</text:p>
              </table:table-cell>
              <table:table-cell office:value-type="float" office:value="10313">
                <text:p>10313</text:p>
              </table:table-cell>
              <table:table-cell office:value-type="float" office:value="13885">
                <text:p>1388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20200321">
                <text:p>20200321</text:p>
              </table:table-cell>
              <table:table-cell office:value-type="float" office:value="68366">
                <text:p>68366</text:p>
              </table:table-cell>
              <table:table-cell office:value-type="float" office:value="6698">
                <text:p>6698</text:p>
              </table:table-cell>
              <table:table-cell office:value-type="float" office:value="7465">
                <text:p>7465</text:p>
              </table:table-cell>
              <table:table-cell office:value-type="float" office:value="6770">
                <text:p>67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0200322">
                <text:p>20200322</text:p>
              </table:table-cell>
              <table:table-cell office:value-type="float" office:value="48644">
                <text:p>48644</text:p>
              </table:table-cell>
              <table:table-cell office:value-type="float" office:value="5124">
                <text:p>5124</text:p>
              </table:table-cell>
              <table:table-cell office:value-type="float" office:value="5411">
                <text:p>5411</text:p>
              </table:table-cell>
              <table:table-cell office:value-type="float" office:value="3922">
                <text:p>39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0200323">
                <text:p>20200323</text:p>
              </table:table-cell>
              <table:table-cell office:value-type="float" office:value="60330">
                <text:p>60330</text:p>
              </table:table-cell>
              <table:table-cell office:value-type="float" office:value="6738">
                <text:p>6738</text:p>
              </table:table-cell>
              <table:table-cell office:value-type="float" office:value="6142">
                <text:p>6142</text:p>
              </table:table-cell>
              <table:table-cell office:value-type="float" office:value="13122">
                <text:p>1312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20200324">
                <text:p>20200324</text:p>
              </table:table-cell>
              <table:table-cell office:value-type="float" office:value="43926">
                <text:p>43926</text:p>
              </table:table-cell>
              <table:table-cell office:value-type="float" office:value="6100">
                <text:p>6100</text:p>
              </table:table-cell>
              <table:table-cell office:value-type="float" office:value="5239">
                <text:p>5239</text:p>
              </table:table-cell>
              <table:table-cell office:value-type="float" office:value="10213">
                <text:p>1021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20200325">
                <text:p>20200325</text:p>
              </table:table-cell>
              <table:table-cell office:value-type="float" office:value="38783">
                <text:p>38783</text:p>
              </table:table-cell>
              <table:table-cell office:value-type="float" office:value="5806">
                <text:p>5806</text:p>
              </table:table-cell>
              <table:table-cell office:value-type="float" office:value="5137">
                <text:p>5137</text:p>
              </table:table-cell>
              <table:table-cell office:value-type="float" office:value="9287">
                <text:p>928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0200326">
                <text:p>20200326</text:p>
              </table:table-cell>
              <table:table-cell office:value-type="float" office:value="37497">
                <text:p>37497</text:p>
              </table:table-cell>
              <table:table-cell office:value-type="float" office:value="6033">
                <text:p>6033</text:p>
              </table:table-cell>
              <table:table-cell office:value-type="float" office:value="5223">
                <text:p>5223</text:p>
              </table:table-cell>
              <table:table-cell office:value-type="float" office:value="8259">
                <text:p>825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0200327">
                <text:p>20200327</text:p>
              </table:table-cell>
              <table:table-cell office:value-type="float" office:value="40886">
                <text:p>40886</text:p>
              </table:table-cell>
              <table:table-cell office:value-type="float" office:value="6322">
                <text:p>6322</text:p>
              </table:table-cell>
              <table:table-cell office:value-type="float" office:value="5354">
                <text:p>5354</text:p>
              </table:table-cell>
              <table:table-cell office:value-type="float" office:value="8191">
                <text:p>819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0200328">
                <text:p>20200328</text:p>
              </table:table-cell>
              <table:table-cell office:value-type="float" office:value="30113">
                <text:p>30113</text:p>
              </table:table-cell>
              <table:table-cell office:value-type="float" office:value="4647">
                <text:p>4647</text:p>
              </table:table-cell>
              <table:table-cell office:value-type="float" office:value="5150">
                <text:p>5150</text:p>
              </table:table-cell>
              <table:table-cell office:value-type="float" office:value="3705">
                <text:p>37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200329">
                <text:p>20200329</text:p>
              </table:table-cell>
              <table:table-cell office:value-type="float" office:value="24469">
                <text:p>24469</text:p>
              </table:table-cell>
              <table:table-cell office:value-type="float" office:value="3509">
                <text:p>3509</text:p>
              </table:table-cell>
              <table:table-cell office:value-type="float" office:value="4672">
                <text:p>4672</text:p>
              </table:table-cell>
              <table:table-cell office:value-type="float" office:value="2198">
                <text:p>21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0200330">
                <text:p>20200330</text:p>
              </table:table-cell>
              <table:table-cell office:value-type="float" office:value="35836">
                <text:p>35836</text:p>
              </table:table-cell>
              <table:table-cell office:value-type="float" office:value="5505">
                <text:p>5505</text:p>
              </table:table-cell>
              <table:table-cell office:value-type="float" office:value="5379">
                <text:p>5379</text:p>
              </table:table-cell>
              <table:table-cell office:value-type="float" office:value="7721">
                <text:p>772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20200331">
                <text:p>20200331</text:p>
              </table:table-cell>
              <table:table-cell office:value-type="float" office:value="35915">
                <text:p>35915</text:p>
              </table:table-cell>
              <table:table-cell office:value-type="float" office:value="6310">
                <text:p>6310</text:p>
              </table:table-cell>
              <table:table-cell office:value-type="float" office:value="5679">
                <text:p>5679</text:p>
              </table:table-cell>
              <table:table-cell office:value-type="float" office:value="7700">
                <text:p>77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0200401">
                <text:p>20200401</text:p>
              </table:table-cell>
              <table:table-cell office:value-type="float" office:value="36148">
                <text:p>36148</text:p>
              </table:table-cell>
              <table:table-cell office:value-type="float" office:value="6335">
                <text:p>6335</text:p>
              </table:table-cell>
              <table:table-cell office:value-type="float" office:value="5896">
                <text:p>5896</text:p>
              </table:table-cell>
              <table:table-cell office:value-type="float" office:value="7569">
                <text:p>756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0200402">
                <text:p>20200402</text:p>
              </table:table-cell>
              <table:table-cell office:value-type="float" office:value="35637">
                <text:p>35637</text:p>
              </table:table-cell>
              <table:table-cell office:value-type="float" office:value="6410">
                <text:p>6410</text:p>
              </table:table-cell>
              <table:table-cell office:value-type="float" office:value="5858">
                <text:p>5858</text:p>
              </table:table-cell>
              <table:table-cell office:value-type="float" office:value="7198">
                <text:p>719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20200403">
                <text:p>20200403</text:p>
              </table:table-cell>
              <table:table-cell office:value-type="float" office:value="39294">
                <text:p>39294</text:p>
              </table:table-cell>
              <table:table-cell office:value-type="float" office:value="7082">
                <text:p>7082</text:p>
              </table:table-cell>
              <table:table-cell office:value-type="float" office:value="6026">
                <text:p>6026</text:p>
              </table:table-cell>
              <table:table-cell office:value-type="float" office:value="7668">
                <text:p>766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20200404">
                <text:p>20200404</text:p>
              </table:table-cell>
              <table:table-cell office:value-type="float" office:value="31817">
                <text:p>31817</text:p>
              </table:table-cell>
              <table:table-cell office:value-type="float" office:value="6379">
                <text:p>6379</text:p>
              </table:table-cell>
              <table:table-cell office:value-type="float" office:value="5334">
                <text:p>5334</text:p>
              </table:table-cell>
              <table:table-cell office:value-type="float" office:value="3847">
                <text:p>38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0200405">
                <text:p>20200405</text:p>
              </table:table-cell>
              <table:table-cell office:value-type="float" office:value="23343">
                <text:p>23343</text:p>
              </table:table-cell>
              <table:table-cell office:value-type="float" office:value="5727">
                <text:p>5727</text:p>
              </table:table-cell>
              <table:table-cell office:value-type="float" office:value="4409">
                <text:p>4409</text:p>
              </table:table-cell>
              <table:table-cell office:value-type="float" office:value="2448">
                <text:p>24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200406">
                <text:p>20200406</text:p>
              </table:table-cell>
              <table:table-cell office:value-type="float" office:value="35990">
                <text:p>35990</text:p>
              </table:table-cell>
              <table:table-cell office:value-type="float" office:value="6773">
                <text:p>6773</text:p>
              </table:table-cell>
              <table:table-cell office:value-type="float" office:value="5907">
                <text:p>5907</text:p>
              </table:table-cell>
              <table:table-cell office:value-type="float" office:value="7648">
                <text:p>764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0200407">
                <text:p>20200407</text:p>
              </table:table-cell>
              <table:table-cell office:value-type="float" office:value="36248">
                <text:p>36248</text:p>
              </table:table-cell>
              <table:table-cell office:value-type="float" office:value="6847">
                <text:p>6847</text:p>
              </table:table-cell>
              <table:table-cell office:value-type="float" office:value="5610">
                <text:p>5610</text:p>
              </table:table-cell>
              <table:table-cell office:value-type="float" office:value="7841">
                <text:p>784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20200408">
                <text:p>20200408</text:p>
              </table:table-cell>
              <table:table-cell office:value-type="float" office:value="39162">
                <text:p>39162</text:p>
              </table:table-cell>
              <table:table-cell office:value-type="float" office:value="8031">
                <text:p>8031</text:p>
              </table:table-cell>
              <table:table-cell office:value-type="float" office:value="6053">
                <text:p>6053</text:p>
              </table:table-cell>
              <table:table-cell office:value-type="float" office:value="8181">
                <text:p>818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20200409">
                <text:p>20200409</text:p>
              </table:table-cell>
              <table:table-cell office:value-type="float" office:value="43136">
                <text:p>43136</text:p>
              </table:table-cell>
              <table:table-cell office:value-type="float" office:value="8096">
                <text:p>8096</text:p>
              </table:table-cell>
              <table:table-cell office:value-type="float" office:value="6065">
                <text:p>6065</text:p>
              </table:table-cell>
              <table:table-cell office:value-type="float" office:value="8493">
                <text:p>84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20200410">
                <text:p>20200410</text:p>
              </table:table-cell>
              <table:table-cell office:value-type="float" office:value="32682">
                <text:p>32682</text:p>
              </table:table-cell>
              <table:table-cell office:value-type="float" office:value="7065">
                <text:p>7065</text:p>
              </table:table-cell>
              <table:table-cell office:value-type="float" office:value="5311">
                <text:p>5311</text:p>
              </table:table-cell>
              <table:table-cell office:value-type="float" office:value="4089">
                <text:p>408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0200411">
                <text:p>20200411</text:p>
              </table:table-cell>
              <table:table-cell office:value-type="float" office:value="31439">
                <text:p>31439</text:p>
              </table:table-cell>
              <table:table-cell office:value-type="float" office:value="8258">
                <text:p>8258</text:p>
              </table:table-cell>
              <table:table-cell office:value-type="float" office:value="5694">
                <text:p>5694</text:p>
              </table:table-cell>
              <table:table-cell office:value-type="float" office:value="3597">
                <text:p>359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0200412">
                <text:p>20200412</text:p>
              </table:table-cell>
              <table:table-cell office:value-type="float" office:value="18827">
                <text:p>18827</text:p>
              </table:table-cell>
              <table:table-cell office:value-type="float" office:value="6095">
                <text:p>6095</text:p>
              </table:table-cell>
              <table:table-cell office:value-type="float" office:value="4541">
                <text:p>4541</text:p>
              </table:table-cell>
              <table:table-cell office:value-type="float" office:value="1638">
                <text:p>16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200413">
                <text:p>20200413</text:p>
              </table:table-cell>
              <table:table-cell office:value-type="float" office:value="25817">
                <text:p>25817</text:p>
              </table:table-cell>
              <table:table-cell office:value-type="float" office:value="5245">
                <text:p>5245</text:p>
              </table:table-cell>
              <table:table-cell office:value-type="float" office:value="5613">
                <text:p>5613</text:p>
              </table:table-cell>
              <table:table-cell office:value-type="float" office:value="2820">
                <text:p>28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200414">
                <text:p>20200414</text:p>
              </table:table-cell>
              <table:table-cell office:value-type="float" office:value="37653">
                <text:p>37653</text:p>
              </table:table-cell>
              <table:table-cell office:value-type="float" office:value="6735">
                <text:p>6735</text:p>
              </table:table-cell>
              <table:table-cell office:value-type="float" office:value="6050">
                <text:p>6050</text:p>
              </table:table-cell>
              <table:table-cell office:value-type="float" office:value="8287">
                <text:p>828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200415">
                <text:p>20200415</text:p>
              </table:table-cell>
              <table:table-cell office:value-type="float" office:value="37389">
                <text:p>37389</text:p>
              </table:table-cell>
              <table:table-cell office:value-type="float" office:value="6827">
                <text:p>6827</text:p>
              </table:table-cell>
              <table:table-cell office:value-type="float" office:value="5375">
                <text:p>5375</text:p>
              </table:table-cell>
              <table:table-cell office:value-type="float" office:value="8446">
                <text:p>844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20200416">
                <text:p>20200416</text:p>
              </table:table-cell>
              <table:table-cell office:value-type="float" office:value="37953">
                <text:p>37953</text:p>
              </table:table-cell>
              <table:table-cell office:value-type="float" office:value="7836">
                <text:p>7836</text:p>
              </table:table-cell>
              <table:table-cell office:value-type="float" office:value="6203">
                <text:p>6203</text:p>
              </table:table-cell>
              <table:table-cell office:value-type="float" office:value="8448">
                <text:p>844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20200417">
                <text:p>20200417</text:p>
              </table:table-cell>
              <table:table-cell office:value-type="float" office:value="41038">
                <text:p>41038</text:p>
              </table:table-cell>
              <table:table-cell office:value-type="float" office:value="7301">
                <text:p>7301</text:p>
              </table:table-cell>
              <table:table-cell office:value-type="float" office:value="5778">
                <text:p>5778</text:p>
              </table:table-cell>
              <table:table-cell office:value-type="float" office:value="8421">
                <text:p>842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0200418">
                <text:p>20200418</text:p>
              </table:table-cell>
              <table:table-cell office:value-type="float" office:value="33094">
                <text:p>33094</text:p>
              </table:table-cell>
              <table:table-cell office:value-type="float" office:value="5679">
                <text:p>5679</text:p>
              </table:table-cell>
              <table:table-cell office:value-type="float" office:value="5994">
                <text:p>5994</text:p>
              </table:table-cell>
              <table:table-cell office:value-type="float" office:value="4201">
                <text:p>420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0200419">
                <text:p>20200419</text:p>
              </table:table-cell>
              <table:table-cell office:value-type="float" office:value="25854">
                <text:p>25854</text:p>
              </table:table-cell>
              <table:table-cell office:value-type="float" office:value="6394">
                <text:p>6394</text:p>
              </table:table-cell>
              <table:table-cell office:value-type="float" office:value="4950">
                <text:p>4950</text:p>
              </table:table-cell>
              <table:table-cell office:value-type="float" office:value="2804">
                <text:p>28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0200420">
                <text:p>20200420</text:p>
              </table:table-cell>
              <table:table-cell office:value-type="float" office:value="37055">
                <text:p>37055</text:p>
              </table:table-cell>
              <table:table-cell office:value-type="float" office:value="5790">
                <text:p>5790</text:p>
              </table:table-cell>
              <table:table-cell office:value-type="float" office:value="5556">
                <text:p>5556</text:p>
              </table:table-cell>
              <table:table-cell office:value-type="float" office:value="8581">
                <text:p>858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20200421">
                <text:p>20200421</text:p>
              </table:table-cell>
              <table:table-cell office:value-type="float" office:value="38183">
                <text:p>38183</text:p>
              </table:table-cell>
              <table:table-cell office:value-type="float" office:value="6266">
                <text:p>6266</text:p>
              </table:table-cell>
              <table:table-cell office:value-type="float" office:value="5572">
                <text:p>5572</text:p>
              </table:table-cell>
              <table:table-cell office:value-type="float" office:value="8954">
                <text:p>895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20200422">
                <text:p>20200422</text:p>
              </table:table-cell>
              <table:table-cell office:value-type="float" office:value="38975">
                <text:p>38975</text:p>
              </table:table-cell>
              <table:table-cell office:value-type="float" office:value="7040">
                <text:p>7040</text:p>
              </table:table-cell>
              <table:table-cell office:value-type="float" office:value="5574">
                <text:p>5574</text:p>
              </table:table-cell>
              <table:table-cell office:value-type="float" office:value="9091">
                <text:p>909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20200423">
                <text:p>20200423</text:p>
              </table:table-cell>
              <table:table-cell office:value-type="float" office:value="39220">
                <text:p>39220</text:p>
              </table:table-cell>
              <table:table-cell office:value-type="float" office:value="7555">
                <text:p>7555</text:p>
              </table:table-cell>
              <table:table-cell office:value-type="float" office:value="5562">
                <text:p>5562</text:p>
              </table:table-cell>
              <table:table-cell office:value-type="float" office:value="8871">
                <text:p>8871</text:p>
              </table:table-cell>
              <table:table-cell office:value-type="float" office:value="411">
                <text:p>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9" style:family="chart">
      <style:graphic-properties svg:stroke-color="#dddddd"/>
    </style:style>
    <style:style style:name="ch10" style:family="chart" style:data-style-name="N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833cm" svg:height="20.718cm" xlink:href=".." xlink:type="simple" chart:class="chart:line" chart:style-name="ch1">
        <chart:title svg:x="10.907cm" svg:y="0.549cm" chart:style-name="ch2">
          <text:p>SmartCambridge Lockdown Impact: Relative Change</text:p>
        </chart:title>
        <chart:subtitle svg:x="10.35cm" svg:y="2.06cm" chart:style-name="ch3">
          <text:p>Daily % cars, cyclists, pedestrians, vans, trucks as percentage of peak</text:p>
        </chart:subtitle>
        <chart:legend chart:legend-position="end" svg:x="32.664cm" svg:y="8.666cm" style:legend-expansion="high" chart:style-name="ch4"/>
        <chart:plot-area chart:style-name="ch5" table:cell-range-address="'Total counts each category'.H2:'Total counts each category'.M65" chart:data-source-has-labels="both" svg:x="0.736cm" svg:y="3.327cm" svg:width="31.192cm" svg:height="16.977cm">
          <chartooo:coordinate-region svg:x="2.019cm" svg:y="3.327cm" svg:width="29.477cm" svg:height="15.12cm"/>
          <chart:axis chart:dimension="x" chart:name="primary-x" chart:style-name="ch6" chartooo:axis-type="auto">
            <chartooo:date-scale/>
            <chart:categories table:cell-range-address="'Total counts each category'.H3:'Total counts each category'.H65"/>
            <chart:grid chart:style-name="ch7" chart:class="major"/>
          </chart:axis>
          <chart:axis chart:dimension="y" chart:name="primary-y" chart:style-name="ch8">
            <chart:grid chart:style-name="ch7" chart:class="major"/>
            <chart:grid chart:style-name="ch9" chart:class="minor"/>
          </chart:axis>
          <chart:series chart:style-name="ch10" chart:values-cell-range-address="'Total counts each category'.I3:'Total counts each category'.I65" chart:label-cell-address="'Total counts each category'.I2:'Total counts each category'.I2" chart:class="chart:line">
            <chart:data-point chart:repeated="63"/>
          </chart:series>
          <chart:series chart:style-name="ch11" chart:values-cell-range-address="'Total counts each category'.J3:'Total counts each category'.J65" chart:label-cell-address="'Total counts each category'.J2:'Total counts each category'.J2" chart:class="chart:line">
            <chart:data-point chart:repeated="63"/>
          </chart:series>
          <chart:series chart:style-name="ch12" chart:values-cell-range-address="'Total counts each category'.K3:'Total counts each category'.K65" chart:label-cell-address="'Total counts each category'.K2:'Total counts each category'.K2" chart:class="chart:line">
            <chart:data-point chart:repeated="63"/>
          </chart:series>
          <chart:series chart:style-name="ch13" chart:values-cell-range-address="'Total counts each category'.L3:'Total counts each category'.L65" chart:label-cell-address="'Total counts each category'.L2:'Total counts each category'.L2" chart:class="chart:line">
            <chart:data-point chart:repeated="63"/>
          </chart:series>
          <chart:series chart:style-name="ch14" chart:values-cell-range-address="'Total counts each category'.M3:'Total counts each category'.M65" chart:label-cell-address="'Total counts each category'.M2:'Total counts each category'.M2" chart:class="chart:line"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s</text:p>
                <draw:g>
                  <svg:desc>'Total counts each category'.I2:'Total counts each category'.I2</svg:desc>
                </draw:g>
              </table:table-cell>
              <table:table-cell office:value-type="string">
                <text:p>Cyclists</text:p>
                <draw:g>
                  <svg:desc>'Total counts each category'.J2:'Total counts each category'.J2</svg:desc>
                </draw:g>
              </table:table-cell>
              <table:table-cell office:value-type="string">
                <text:p>Pedestrians</text:p>
                <draw:g>
                  <svg:desc>'Total counts each category'.K2:'Total counts each category'.K2</svg:desc>
                </draw:g>
              </table:table-cell>
              <table:table-cell office:value-type="string">
                <text:p>Vans</text:p>
                <draw:g>
                  <svg:desc>'Total counts each category'.L2:'Total counts each category'.L2</svg:desc>
                </draw:g>
              </table:table-cell>
              <table:table-cell office:value-type="string">
                <text:p>Trucks</text:p>
                <draw:g>
                  <svg:desc>'Total counts each category'.M2:'Total counts each category'.M2</svg:desc>
                </draw:g>
              </table:table-cell>
            </table:table-row>
          </table:table-header-rows>
          <table:table-rows>
            <table:table-row>
              <table:table-cell office:value-type="float" office:value="20200221">
                <text:p>20200221</text:p>
                <draw:g>
                  <svg:desc>'Total counts each category'.H3:'Total counts each category'.H65</svg:desc>
                </draw:g>
              </table:table-cell>
              <table:table-cell office:value-type="float" office:value="0.971475409836066">
                <text:p>0.971475409836066</text:p>
                <draw:g>
                  <svg:desc>'Total counts each category'.I3:'Total counts each category'.I65</svg:desc>
                </draw:g>
              </table:table-cell>
              <table:table-cell office:value-type="float" office:value="0.790277777777778">
                <text:p>0.790277777777778</text:p>
                <draw:g>
                  <svg:desc>'Total counts each category'.J3:'Total counts each category'.J65</svg:desc>
                </draw:g>
              </table:table-cell>
              <table:table-cell office:value-type="float" office:value="0.969758425290784">
                <text:p>0.969758425290784</text:p>
                <draw:g>
                  <svg:desc>'Total counts each category'.K3:'Total counts each category'.K65</svg:desc>
                </draw:g>
              </table:table-cell>
              <table:table-cell office:value-type="float" office:value="0.934747649678377">
                <text:p>0.934747649678377</text:p>
                <draw:g>
                  <svg:desc>'Total counts each category'.L3:'Total counts each category'.L65</svg:desc>
                </draw:g>
              </table:table-cell>
              <table:table-cell office:value-type="float" office:value="0.799392097264438">
                <text:p>0.799392097264438</text:p>
                <draw:g>
                  <svg:desc>'Total counts each category'.M3:'Total counts each category'.M65</svg:desc>
                </draw:g>
              </table:table-cell>
            </table:table-row>
            <table:table-row>
              <table:table-cell office:value-type="float" office:value="20200222">
                <text:p>20200222</text:p>
              </table:table-cell>
              <table:table-cell office:value-type="float" office:value="0.940689365279529">
                <text:p>0.940689365279529</text:p>
              </table:table-cell>
              <table:table-cell office:value-type="float" office:value="0.454666666666667">
                <text:p>0.454666666666667</text:p>
              </table:table-cell>
              <table:table-cell office:value-type="float" office:value="0.87229346853564">
                <text:p>0.87229346853564</text:p>
              </table:table-cell>
              <table:table-cell office:value-type="float" office:value="0.498082632360218">
                <text:p>0.498082632360218</text:p>
              </table:table-cell>
              <table:table-cell office:value-type="float" office:value="0.781155015197568">
                <text:p>0.781155015197568</text:p>
              </table:table-cell>
            </table:table-row>
            <table:table-row>
              <table:table-cell office:value-type="float" office:value="20200223">
                <text:p>20200223</text:p>
              </table:table-cell>
              <table:table-cell office:value-type="float" office:value="0.848474148802018">
                <text:p>0.848474148802018</text:p>
              </table:table-cell>
              <table:table-cell office:value-type="float" office:value="0.390666666666667">
                <text:p>0.390666666666667</text:p>
              </table:table-cell>
              <table:table-cell office:value-type="float" office:value="0.646525499552639">
                <text:p>0.646525499552639</text:p>
              </table:table-cell>
              <table:table-cell office:value-type="float" office:value="0.329725383473528">
                <text:p>0.329725383473528</text:p>
              </table:table-cell>
              <table:table-cell office:value-type="float" office:value="0.335866261398176">
                <text:p>0.335866261398176</text:p>
              </table:table-cell>
            </table:table-row>
            <table:table-row>
              <table:table-cell office:value-type="float" office:value="20200224">
                <text:p>20200224</text:p>
              </table:table-cell>
              <table:table-cell office:value-type="float" office:value="0.941572089113073">
                <text:p>0.941572089113073</text:p>
              </table:table-cell>
              <table:table-cell office:value-type="float" office:value="0.869">
                <text:p>0.869</text:p>
              </table:table-cell>
              <table:table-cell office:value-type="float" office:value="0.894422904861318">
                <text:p>0.894422904861318</text:p>
              </table:table-cell>
              <table:table-cell office:value-type="float" office:value="0.921573478476002">
                <text:p>0.921573478476002</text:p>
              </table:table-cell>
              <table:table-cell office:value-type="float" office:value="0.56838905775076">
                <text:p>0.56838905775076</text:p>
              </table:table-cell>
            </table:table-row>
            <table:table-row>
              <table:table-cell office:value-type="float" office:value="20200225">
                <text:p>20200225</text:p>
              </table:table-cell>
              <table:table-cell office:value-type="float" office:value="0.944531315678857">
                <text:p>0.944531315678857</text:p>
              </table:table-cell>
              <table:table-cell office:value-type="float" office:value="0.8285">
                <text:p>0.8285</text:p>
              </table:table-cell>
              <table:table-cell office:value-type="float" office:value="0.884103787652848">
                <text:p>0.884103787652848</text:p>
              </table:table-cell>
              <table:table-cell office:value-type="float" office:value="0.946437407224146">
                <text:p>0.946437407224146</text:p>
              </table:table-cell>
              <table:table-cell office:value-type="float" office:value="0.94224924012158">
                <text:p>0.94224924012158</text:p>
              </table:table-cell>
            </table:table-row>
            <table:table-row>
              <table:table-cell office:value-type="float" office:value="20200226">
                <text:p>20200226</text:p>
              </table:table-cell>
              <table:table-cell office:value-type="float" office:value="0.967599831862127">
                <text:p>0.967599831862127</text:p>
              </table:table-cell>
              <table:table-cell office:value-type="float" office:value="0.925277777777778">
                <text:p>0.925277777777778</text:p>
              </table:table-cell>
              <table:table-cell office:value-type="float" office:value="0.96516552341187">
                <text:p>0.96516552341187</text:p>
              </table:table-cell>
              <table:table-cell office:value-type="float" office:value="0.978352300841168">
                <text:p>0.978352300841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00227">
                <text:p>20200227</text:p>
              </table:table-cell>
              <table:table-cell office:value-type="float" office:value="0.980042034468264">
                <text:p>0.980042034468264</text:p>
              </table:table-cell>
              <table:table-cell office:value-type="float" office:value="0.734055555555556">
                <text:p>0.734055555555556</text:p>
              </table:table-cell>
              <table:table-cell office:value-type="float" office:value="0.881419624217119">
                <text:p>0.881419624217119</text:p>
              </table:table-cell>
              <table:table-cell office:value-type="float" office:value="0.924233052944087">
                <text:p>0.924233052944087</text:p>
              </table:table-cell>
              <table:table-cell office:value-type="float" office:value="0.81306990881459">
                <text:p>0.81306990881459</text:p>
              </table:table-cell>
            </table:table-row>
            <table:table-row>
              <table:table-cell office:value-type="float" office:value="20200228">
                <text:p>20200228</text:p>
              </table:table-cell>
              <table:table-cell office:value-type="float" office:value="0.995090374106768">
                <text:p>0.995090374106768</text:p>
              </table:table-cell>
              <table:table-cell office:value-type="float" office:value="0.714611111111111">
                <text:p>0.714611111111111</text:p>
              </table:table-cell>
              <table:table-cell office:value-type="float" office:value="0.78198628094244">
                <text:p>0.78198628094244</text:p>
              </table:table-cell>
              <table:table-cell office:value-type="float" office:value="0.91328550222662">
                <text:p>0.91328550222662</text:p>
              </table:table-cell>
              <table:table-cell office:value-type="float" office:value="0.610942249240122">
                <text:p>0.610942249240122</text:p>
              </table:table-cell>
            </table:table-row>
            <table:table-row>
              <table:table-cell office:value-type="float" office:value="20200229">
                <text:p>20200229</text:p>
              </table:table-cell>
              <table:table-cell office:value-type="float" office:value="0.998385876418663">
                <text:p>0.998385876418663</text:p>
              </table:table-cell>
              <table:table-cell office:value-type="float" office:value="0.393277777777778">
                <text:p>0.393277777777778</text:p>
              </table:table-cell>
              <table:table-cell office:value-type="float" office:value="0.765940948404414">
                <text:p>0.765940948404414</text:p>
              </table:table-cell>
              <table:table-cell office:value-type="float" office:value="0.485094012864918">
                <text:p>0.485094012864918</text:p>
              </table:table-cell>
              <table:table-cell office:value-type="float" office:value="0.259878419452887">
                <text:p>0.259878419452887</text:p>
              </table:table-cell>
            </table:table-row>
            <table:table-row>
              <table:table-cell office:value-type="float" office:value="20200301">
                <text:p>20200301</text:p>
              </table:table-cell>
              <table:table-cell office:value-type="float" office:value="0.840706179066835">
                <text:p>0.840706179066835</text:p>
              </table:table-cell>
              <table:table-cell office:value-type="float" office:value="0.427722222222222">
                <text:p>0.427722222222222</text:p>
              </table:table-cell>
              <table:table-cell office:value-type="float" office:value="0.697405308678795">
                <text:p>0.697405308678795</text:p>
              </table:table-cell>
              <table:table-cell office:value-type="float" office:value="0.344198416625433">
                <text:p>0.344198416625433</text:p>
              </table:table-cell>
              <table:table-cell office:value-type="float" office:value="0.174772036474164">
                <text:p>0.174772036474164</text:p>
              </table:table-cell>
            </table:table-row>
            <table:table-row>
              <table:table-cell office:value-type="float" office:value="20200302">
                <text:p>20200302</text:p>
              </table:table-cell>
              <table:table-cell office:value-type="float" office:value="0.924279108869273">
                <text:p>0.924279108869273</text:p>
              </table:table-cell>
              <table:table-cell office:value-type="float" office:value="0.948833333333333">
                <text:p>0.948833333333333</text:p>
              </table:table-cell>
              <table:table-cell office:value-type="float" office:value="0.953355204294661">
                <text:p>0.953355204294661</text:p>
              </table:table-cell>
              <table:table-cell office:value-type="float" office:value="0.946622958931222">
                <text:p>0.946622958931222</text:p>
              </table:table-cell>
              <table:table-cell office:value-type="float" office:value="0.793313069908815">
                <text:p>0.793313069908815</text:p>
              </table:table-cell>
            </table:table-row>
            <table:table-row>
              <table:table-cell office:value-type="float" office:value="20200303">
                <text:p>20200303</text:p>
              </table:table-cell>
              <table:table-cell office:value-type="float" office:value="0.942564102564103">
                <text:p>0.9425641025641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7342899554676">
                <text:p>0.967342899554676</text:p>
              </table:table-cell>
              <table:table-cell office:value-type="float" office:value="0.743161094224924">
                <text:p>0.743161094224924</text:p>
              </table:table-cell>
            </table:table-row>
            <table:table-row>
              <table:table-cell office:value-type="float" office:value="20200304">
                <text:p>20200304</text:p>
              </table:table-cell>
              <table:table-cell office:value-type="float" office:value="0.904918032786885">
                <text:p>0.904918032786885</text:p>
              </table:table-cell>
              <table:table-cell office:value-type="float" office:value="0.923833333333333">
                <text:p>0.923833333333333</text:p>
              </table:table-cell>
              <table:table-cell office:value-type="float" office:value="0.920190873844319">
                <text:p>0.920190873844319</text:p>
              </table:table-cell>
              <table:table-cell office:value-type="float" office:value="0.924356754082138">
                <text:p>0.924356754082138</text:p>
              </table:table-cell>
              <table:table-cell office:value-type="float" office:value="0.963525835866261">
                <text:p>0.963525835866261</text:p>
              </table:table-cell>
            </table:table-row>
            <table:table-row>
              <table:table-cell office:value-type="float" office:value="20200305">
                <text:p>20200305</text:p>
              </table:table-cell>
              <table:table-cell office:value-type="float" office:value="0.947171080285834">
                <text:p>0.947171080285834</text:p>
              </table:table-cell>
              <table:table-cell office:value-type="float" office:value="0.850722222222222">
                <text:p>0.850722222222222</text:p>
              </table:table-cell>
              <table:table-cell office:value-type="float" office:value="0.853802564867283">
                <text:p>0.853802564867283</text:p>
              </table:table-cell>
              <table:table-cell office:value-type="float" office:value="0.929861454725383">
                <text:p>0.929861454725383</text:p>
              </table:table-cell>
              <table:table-cell office:value-type="float" office:value="0.683890577507599">
                <text:p>0.683890577507599</text:p>
              </table:table-cell>
            </table:table-row>
            <table:table-row>
              <table:table-cell office:value-type="float" office:value="20200306">
                <text:p>20200306</text:p>
              </table:table-cell>
              <table:table-cell office:value-type="float" office:value="1">
                <text:p>1</text:p>
              </table:table-cell>
              <table:table-cell office:value-type="float" office:value="0.836388888888889">
                <text:p>0.836388888888889</text:p>
              </table:table-cell>
              <table:table-cell office:value-type="float" office:value="0.965702356099016">
                <text:p>0.965702356099016</text:p>
              </table:table-cell>
              <table:table-cell office:value-type="float" office:value="1">
                <text:p>1</text:p>
              </table:table-cell>
              <table:table-cell office:value-type="float" office:value="0.82370820668693">
                <text:p>0.82370820668693</text:p>
              </table:table-cell>
            </table:table-row>
            <table:table-row>
              <table:table-cell office:value-type="float" office:value="20200307">
                <text:p>20200307</text:p>
              </table:table-cell>
              <table:table-cell office:value-type="float" office:value="0.894022698612863">
                <text:p>0.894022698612863</text:p>
              </table:table-cell>
              <table:table-cell office:value-type="float" office:value="0.535111111111111">
                <text:p>0.535111111111111</text:p>
              </table:table-cell>
              <table:table-cell office:value-type="float" office:value="0.891977333730987">
                <text:p>0.891977333730987</text:p>
              </table:table-cell>
              <table:table-cell office:value-type="float" office:value="0.440066798614547">
                <text:p>0.440066798614547</text:p>
              </table:table-cell>
              <table:table-cell office:value-type="float" office:value="0.189969604863222">
                <text:p>0.189969604863222</text:p>
              </table:table-cell>
            </table:table-row>
            <table:table-row>
              <table:table-cell office:value-type="float" office:value="20200308">
                <text:p>20200308</text:p>
              </table:table-cell>
              <table:table-cell office:value-type="float" office:value="0.801286254728878">
                <text:p>0.801286254728878</text:p>
              </table:table-cell>
              <table:table-cell office:value-type="float" office:value="0.493">
                <text:p>0.493</text:p>
              </table:table-cell>
              <table:table-cell office:value-type="float" office:value="0.737608112138383">
                <text:p>0.737608112138383</text:p>
              </table:table-cell>
              <table:table-cell office:value-type="float" office:value="0.343208807521029">
                <text:p>0.343208807521029</text:p>
              </table:table-cell>
              <table:table-cell office:value-type="float" office:value="0.112462006079027">
                <text:p>0.112462006079027</text:p>
              </table:table-cell>
            </table:table-row>
            <table:table-row>
              <table:table-cell office:value-type="float" office:value="20200309">
                <text:p>20200309</text:p>
              </table:table-cell>
              <table:table-cell office:value-type="float" office:value="0.878696931483817">
                <text:p>0.878696931483817</text:p>
              </table:table-cell>
              <table:table-cell office:value-type="float" office:value="0.842444444444444">
                <text:p>0.842444444444444</text:p>
              </table:table-cell>
              <table:table-cell office:value-type="float" office:value="0.833164330450343">
                <text:p>0.833164330450343</text:p>
              </table:table-cell>
              <table:table-cell office:value-type="float" office:value="0.903265710044532">
                <text:p>0.903265710044532</text:p>
              </table:table-cell>
              <table:table-cell office:value-type="float" office:value="0.770516717325228">
                <text:p>0.770516717325228</text:p>
              </table:table-cell>
            </table:table-row>
            <table:table-row>
              <table:table-cell office:value-type="float" office:value="20200310">
                <text:p>20200310</text:p>
              </table:table-cell>
              <table:table-cell office:value-type="float" office:value="0.916326187473728">
                <text:p>0.916326187473728</text:p>
              </table:table-cell>
              <table:table-cell office:value-type="float" office:value="0.931277777777778">
                <text:p>0.931277777777778</text:p>
              </table:table-cell>
              <table:table-cell office:value-type="float" office:value="0.915776916194453">
                <text:p>0.915776916194453</text:p>
              </table:table-cell>
              <table:table-cell office:value-type="float" office:value="0.947736269173676">
                <text:p>0.947736269173676</text:p>
              </table:table-cell>
              <table:table-cell office:value-type="float" office:value="0.749240121580547">
                <text:p>0.749240121580547</text:p>
              </table:table-cell>
            </table:table-row>
            <table:table-row>
              <table:table-cell office:value-type="float" office:value="20200311">
                <text:p>20200311</text:p>
              </table:table-cell>
              <table:table-cell office:value-type="float" office:value="0.939403110550651">
                <text:p>0.939403110550651</text:p>
              </table:table-cell>
              <table:table-cell office:value-type="float" office:value="0.9805">
                <text:p>0.9805</text:p>
              </table:table-cell>
              <table:table-cell office:value-type="float" office:value="0.928303012227856">
                <text:p>0.928303012227856</text:p>
              </table:table-cell>
              <table:table-cell office:value-type="float" office:value="0.967961405244928">
                <text:p>0.967961405244928</text:p>
              </table:table-cell>
              <table:table-cell office:value-type="float" office:value="0.948328267477204">
                <text:p>0.948328267477204</text:p>
              </table:table-cell>
            </table:table-row>
            <table:table-row>
              <table:table-cell office:value-type="float" office:value="20200312">
                <text:p>20200312</text:p>
              </table:table-cell>
              <table:table-cell office:value-type="float" office:value="0.931181168558218">
                <text:p>0.931181168558218</text:p>
              </table:table-cell>
              <table:table-cell office:value-type="float" office:value="0.853888888888889">
                <text:p>0.853888888888889</text:p>
              </table:table-cell>
              <table:table-cell office:value-type="float" office:value="0.871339099314047">
                <text:p>0.871339099314047</text:p>
              </table:table-cell>
              <table:table-cell office:value-type="float" office:value="0.965239980207818">
                <text:p>0.965239980207818</text:p>
              </table:table-cell>
              <table:table-cell office:value-type="float" office:value="0.974164133738602">
                <text:p>0.974164133738602</text:p>
              </table:table-cell>
            </table:table-row>
            <table:table-row>
              <table:table-cell office:value-type="float" office:value="20200313">
                <text:p>20200313</text:p>
              </table:table-cell>
              <table:table-cell office:value-type="float" office:value="0.913879781420765">
                <text:p>0.913879781420765</text:p>
              </table:table-cell>
              <table:table-cell office:value-type="float" office:value="0.865944444444444">
                <text:p>0.865944444444444</text:p>
              </table:table-cell>
              <table:table-cell office:value-type="float" office:value="0.89549657023561">
                <text:p>0.89549657023561</text:p>
              </table:table-cell>
              <table:table-cell office:value-type="float" office:value="0.909883720930232">
                <text:p>0.909883720930232</text:p>
              </table:table-cell>
              <table:table-cell office:value-type="float" office:value="0.779635258358663">
                <text:p>0.779635258358663</text:p>
              </table:table-cell>
            </table:table-row>
            <table:table-row>
              <table:table-cell office:value-type="float" office:value="20200314">
                <text:p>20200314</text:p>
              </table:table-cell>
              <table:table-cell office:value-type="float" office:value="0.843043295502312">
                <text:p>0.843043295502312</text:p>
              </table:table-cell>
              <table:table-cell office:value-type="float" office:value="0.496833333333333">
                <text:p>0.496833333333333</text:p>
              </table:table-cell>
              <table:table-cell office:value-type="float" office:value="0.728660900685953">
                <text:p>0.728660900685953</text:p>
              </table:table-cell>
              <table:table-cell office:value-type="float" office:value="0.420150915388422">
                <text:p>0.420150915388422</text:p>
              </table:table-cell>
              <table:table-cell office:value-type="float" office:value="0.150455927051672">
                <text:p>0.150455927051672</text:p>
              </table:table-cell>
            </table:table-row>
            <table:table-row>
              <table:table-cell office:value-type="float" office:value="20200315">
                <text:p>20200315</text:p>
              </table:table-cell>
              <table:table-cell office:value-type="float" office:value="0.672736443883985">
                <text:p>0.672736443883985</text:p>
              </table:table-cell>
              <table:table-cell office:value-type="float" office:value="0.345777777777778">
                <text:p>0.345777777777778</text:p>
              </table:table-cell>
              <table:table-cell office:value-type="float" office:value="0.476767074261855">
                <text:p>0.476767074261855</text:p>
              </table:table-cell>
              <table:table-cell office:value-type="float" office:value="0.267318159327066">
                <text:p>0.267318159327066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float" office:value="20200316">
                <text:p>20200316</text:p>
              </table:table-cell>
              <table:table-cell office:value-type="float" office:value="0.819588062211013">
                <text:p>0.819588062211013</text:p>
              </table:table-cell>
              <table:table-cell office:value-type="float" office:value="0.807944444444444">
                <text:p>0.807944444444444</text:p>
              </table:table-cell>
              <table:table-cell office:value-type="float" office:value="0.807456009543692">
                <text:p>0.807456009543692</text:p>
              </table:table-cell>
              <table:table-cell office:value-type="float" office:value="0.933819891142999">
                <text:p>0.933819891142999</text:p>
              </table:table-cell>
              <table:table-cell office:value-type="float" office:value="0.656534954407295">
                <text:p>0.656534954407295</text:p>
              </table:table-cell>
            </table:table-row>
            <table:table-row>
              <table:table-cell office:value-type="float" office:value="20200317">
                <text:p>20200317</text:p>
              </table:table-cell>
              <table:table-cell office:value-type="float" office:value="0.798335435056747">
                <text:p>0.798335435056747</text:p>
              </table:table-cell>
              <table:table-cell office:value-type="float" office:value="0.816">
                <text:p>0.816</text:p>
              </table:table-cell>
              <table:table-cell office:value-type="float" office:value="0.769758425290784">
                <text:p>0.769758425290784</text:p>
              </table:table-cell>
              <table:table-cell office:value-type="float" office:value="0.920027214250371">
                <text:p>0.920027214250371</text:p>
              </table:table-cell>
              <table:table-cell office:value-type="float" office:value="0.975683890577507">
                <text:p>0.975683890577507</text:p>
              </table:table-cell>
            </table:table-row>
            <table:table-row>
              <table:table-cell office:value-type="float" office:value="20200318">
                <text:p>20200318</text:p>
              </table:table-cell>
              <table:table-cell office:value-type="float" office:value="0.725178646490122">
                <text:p>0.725178646490122</text:p>
              </table:table-cell>
              <table:table-cell office:value-type="float" office:value="0.655777777777778">
                <text:p>0.655777777777778</text:p>
              </table:table-cell>
              <table:table-cell office:value-type="float" office:value="0.602803459588428">
                <text:p>0.602803459588428</text:p>
              </table:table-cell>
              <table:table-cell office:value-type="float" office:value="0.907100445324097">
                <text:p>0.907100445324097</text:p>
              </table:table-cell>
              <table:table-cell office:value-type="float" office:value="0.691489361702128">
                <text:p>0.691489361702128</text:p>
              </table:table-cell>
            </table:table-row>
            <table:table-row>
              <table:table-cell office:value-type="float" office:value="20200319">
                <text:p>20200319</text:p>
              </table:table-cell>
              <table:table-cell office:value-type="float" office:value="0.739041614123581">
                <text:p>0.739041614123581</text:p>
              </table:table-cell>
              <table:table-cell office:value-type="float" office:value="0.654833333333333">
                <text:p>0.654833333333333</text:p>
              </table:table-cell>
              <table:table-cell office:value-type="float" office:value="0.635192365046227">
                <text:p>0.635192365046227</text:p>
              </table:table-cell>
              <table:table-cell office:value-type="float" office:value="0.920583869371598">
                <text:p>0.920583869371598</text:p>
              </table:table-cell>
              <table:table-cell office:value-type="float" office:value="0.819148936170213">
                <text:p>0.819148936170213</text:p>
              </table:table-cell>
            </table:table-row>
            <table:table-row>
              <table:table-cell office:value-type="float" office:value="20200320">
                <text:p>20200320</text:p>
              </table:table-cell>
              <table:table-cell office:value-type="float" office:value="0.725573770491803">
                <text:p>0.725573770491803</text:p>
              </table:table-cell>
              <table:table-cell office:value-type="float" office:value="0.624777777777778">
                <text:p>0.624777777777778</text:p>
              </table:table-cell>
              <table:table-cell office:value-type="float" office:value="0.615150611392783">
                <text:p>0.615150611392783</text:p>
              </table:table-cell>
              <table:table-cell office:value-type="float" office:value="0.858795150915388">
                <text:p>0.858795150915388</text:p>
              </table:table-cell>
              <table:table-cell office:value-type="float" office:value="0.907294832826748">
                <text:p>0.907294832826748</text:p>
              </table:table-cell>
            </table:table-row>
            <table:table-row>
              <table:table-cell office:value-type="float" office:value="20200321">
                <text:p>20200321</text:p>
              </table:table-cell>
              <table:table-cell office:value-type="float" office:value="0.574745691467003">
                <text:p>0.574745691467003</text:p>
              </table:table-cell>
              <table:table-cell office:value-type="float" office:value="0.372111111111111">
                <text:p>0.372111111111111</text:p>
              </table:table-cell>
              <table:table-cell office:value-type="float" office:value="0.445272889949299">
                <text:p>0.445272889949299</text:p>
              </table:table-cell>
              <table:table-cell office:value-type="float" office:value="0.418728352300841">
                <text:p>0.418728352300841</text:p>
              </table:table-cell>
              <table:table-cell office:value-type="float" office:value="0.297872340425532">
                <text:p>0.297872340425532</text:p>
              </table:table-cell>
            </table:table-row>
            <table:table-row>
              <table:table-cell office:value-type="float" office:value="20200322">
                <text:p>20200322</text:p>
              </table:table-cell>
              <table:table-cell office:value-type="float" office:value="0.408944934846574">
                <text:p>0.408944934846574</text:p>
              </table:table-cell>
              <table:table-cell office:value-type="float" office:value="0.284666666666667">
                <text:p>0.284666666666667</text:p>
              </table:table-cell>
              <table:table-cell office:value-type="float" office:value="0.322755741127349">
                <text:p>0.322755741127349</text:p>
              </table:table-cell>
              <table:table-cell office:value-type="float" office:value="0.242577931716972">
                <text:p>0.242577931716972</text:p>
              </table:table-cell>
              <table:table-cell office:value-type="float" office:value="0.133738601823708">
                <text:p>0.133738601823708</text:p>
              </table:table-cell>
            </table:table-row>
            <table:table-row>
              <table:table-cell office:value-type="float" office:value="20200323">
                <text:p>20200323</text:p>
              </table:table-cell>
              <table:table-cell office:value-type="float" office:value="0.50718789407314">
                <text:p>0.50718789407314</text:p>
              </table:table-cell>
              <table:table-cell office:value-type="float" office:value="0.374333333333333">
                <text:p>0.374333333333333</text:p>
              </table:table-cell>
              <table:table-cell office:value-type="float" office:value="0.366358484938861">
                <text:p>0.366358484938861</text:p>
              </table:table-cell>
              <table:table-cell office:value-type="float" office:value="0.811603166749134">
                <text:p>0.811603166749134</text:p>
              </table:table-cell>
              <table:table-cell office:value-type="float" office:value="0.711246200607903">
                <text:p>0.711246200607903</text:p>
              </table:table-cell>
            </table:table-row>
            <table:table-row>
              <table:table-cell office:value-type="float" office:value="20200324">
                <text:p>20200324</text:p>
              </table:table-cell>
              <table:table-cell office:value-type="float" office:value="0.369281210592686">
                <text:p>0.369281210592686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0.312496271995228">
                <text:p>0.312496271995228</text:p>
              </table:table-cell>
              <table:table-cell office:value-type="float" office:value="0.631679861454725">
                <text:p>0.631679861454725</text:p>
              </table:table-cell>
              <table:table-cell office:value-type="float" office:value="0.621580547112462">
                <text:p>0.621580547112462</text:p>
              </table:table-cell>
            </table:table-row>
            <table:table-row>
              <table:table-cell office:value-type="float" office:value="20200325">
                <text:p>20200325</text:p>
              </table:table-cell>
              <table:table-cell office:value-type="float" office:value="0.32604455653636">
                <text:p>0.32604455653636</text:p>
              </table:table-cell>
              <table:table-cell office:value-type="float" office:value="0.322555555555556">
                <text:p>0.322555555555556</text:p>
              </table:table-cell>
              <table:table-cell office:value-type="float" office:value="0.306412168207575">
                <text:p>0.306412168207575</text:p>
              </table:table-cell>
              <table:table-cell office:value-type="float" office:value="0.574406234537358">
                <text:p>0.574406234537358</text:p>
              </table:table-cell>
              <table:table-cell office:value-type="float" office:value="0.627659574468085">
                <text:p>0.627659574468085</text:p>
              </table:table-cell>
            </table:table-row>
            <table:table-row>
              <table:table-cell office:value-type="float" office:value="20200326">
                <text:p>20200326</text:p>
              </table:table-cell>
              <table:table-cell office:value-type="float" office:value="0.315233291298865">
                <text:p>0.315233291298865</text:p>
              </table:table-cell>
              <table:table-cell office:value-type="float" office:value="0.335166666666667">
                <text:p>0.335166666666667</text:p>
              </table:table-cell>
              <table:table-cell office:value-type="float" office:value="0.311541902773636">
                <text:p>0.311541902773636</text:p>
              </table:table-cell>
              <table:table-cell office:value-type="float" office:value="0.510823849579416">
                <text:p>0.510823849579416</text:p>
              </table:table-cell>
              <table:table-cell office:value-type="float" office:value="0.577507598784195">
                <text:p>0.577507598784195</text:p>
              </table:table-cell>
            </table:table-row>
            <table:table-row>
              <table:table-cell office:value-type="float" office:value="20200327">
                <text:p>20200327</text:p>
              </table:table-cell>
              <table:table-cell office:value-type="float" office:value="0.343724253888188">
                <text:p>0.343724253888188</text:p>
              </table:table-cell>
              <table:table-cell office:value-type="float" office:value="0.351222222222222">
                <text:p>0.351222222222222</text:p>
              </table:table-cell>
              <table:table-cell office:value-type="float" office:value="0.319355800775425">
                <text:p>0.319355800775425</text:p>
              </table:table-cell>
              <table:table-cell office:value-type="float" office:value="0.5066180108857">
                <text:p>0.5066180108857</text:p>
              </table:table-cell>
              <table:table-cell office:value-type="float" office:value="0.513677811550152">
                <text:p>0.513677811550152</text:p>
              </table:table-cell>
            </table:table-row>
            <table:table-row>
              <table:table-cell office:value-type="float" office:value="20200328">
                <text:p>20200328</text:p>
              </table:table-cell>
              <table:table-cell office:value-type="float" office:value="0.253156788566625">
                <text:p>0.253156788566625</text:p>
              </table:table-cell>
              <table:table-cell office:value-type="float" office:value="0.258166666666667">
                <text:p>0.258166666666667</text:p>
              </table:table-cell>
              <table:table-cell office:value-type="float" office:value="0.307187593200119">
                <text:p>0.307187593200119</text:p>
              </table:table-cell>
              <table:table-cell office:value-type="float" office:value="0.229156358238496">
                <text:p>0.22915635823849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20200329">
                <text:p>20200329</text:p>
              </table:table-cell>
              <table:table-cell office:value-type="float" office:value="0.205708280790248">
                <text:p>0.205708280790248</text:p>
              </table:table-cell>
              <table:table-cell office:value-type="float" office:value="0.194944444444444">
                <text:p>0.194944444444444</text:p>
              </table:table-cell>
              <table:table-cell office:value-type="float" office:value="0.27867581270504">
                <text:p>0.27867581270504</text:p>
              </table:table-cell>
              <table:table-cell office:value-type="float" office:value="0.135947550717467">
                <text:p>0.135947550717467</text:p>
              </table:table-cell>
              <table:table-cell office:value-type="float" office:value="0.0957446808510638">
                <text:p>0.0957446808510638</text:p>
              </table:table-cell>
            </table:table-row>
            <table:table-row>
              <table:table-cell office:value-type="float" office:value="20200330">
                <text:p>20200330</text:p>
              </table:table-cell>
              <table:table-cell office:value-type="float" office:value="0.301269440941572">
                <text:p>0.301269440941572</text:p>
              </table:table-cell>
              <table:table-cell office:value-type="float" office:value="0.305833333333333">
                <text:p>0.305833333333333</text:p>
              </table:table-cell>
              <table:table-cell office:value-type="float" office:value="0.320847002684163">
                <text:p>0.320847002684163</text:p>
              </table:table-cell>
              <table:table-cell office:value-type="float" office:value="0.47754824344384">
                <text:p>0.47754824344384</text:p>
              </table:table-cell>
              <table:table-cell office:value-type="float" office:value="0.410334346504559">
                <text:p>0.410334346504559</text:p>
              </table:table-cell>
            </table:table-row>
            <table:table-row>
              <table:table-cell office:value-type="float" office:value="20200331">
                <text:p>20200331</text:p>
              </table:table-cell>
              <table:table-cell office:value-type="float" office:value="0.301933585540143">
                <text:p>0.301933585540143</text:p>
              </table:table-cell>
              <table:table-cell office:value-type="float" office:value="0.350555555555556">
                <text:p>0.350555555555556</text:p>
              </table:table-cell>
              <table:table-cell office:value-type="float" office:value="0.338741425589025">
                <text:p>0.338741425589025</text:p>
              </table:table-cell>
              <table:table-cell office:value-type="float" office:value="0.47624938149431">
                <text:p>0.47624938149431</text:p>
              </table:table-cell>
              <table:table-cell office:value-type="float" office:value="0.395136778115502">
                <text:p>0.395136778115502</text:p>
              </table:table-cell>
            </table:table-row>
            <table:table-row>
              <table:table-cell office:value-type="float" office:value="20200401">
                <text:p>20200401</text:p>
              </table:table-cell>
              <table:table-cell office:value-type="float" office:value="0.303892391761244">
                <text:p>0.303892391761244</text:p>
              </table:table-cell>
              <table:table-cell office:value-type="float" office:value="0.351944444444444">
                <text:p>0.351944444444444</text:p>
              </table:table-cell>
              <table:table-cell office:value-type="float" office:value="0.351685058156874">
                <text:p>0.351685058156874</text:p>
              </table:table-cell>
              <table:table-cell office:value-type="float" office:value="0.468146956952004">
                <text:p>0.468146956952004</text:p>
              </table:table-cell>
              <table:table-cell office:value-type="float" office:value="0.337386018237082">
                <text:p>0.337386018237082</text:p>
              </table:table-cell>
            </table:table-row>
            <table:table-row>
              <table:table-cell office:value-type="float" office:value="20200402">
                <text:p>20200402</text:p>
              </table:table-cell>
              <table:table-cell office:value-type="float" office:value="0.299596469104666">
                <text:p>0.299596469104666</text:p>
              </table:table-cell>
              <table:table-cell office:value-type="float" office:value="0.356111111111111">
                <text:p>0.356111111111111</text:p>
              </table:table-cell>
              <table:table-cell office:value-type="float" office:value="0.349418431255592">
                <text:p>0.349418431255592</text:p>
              </table:table-cell>
              <table:table-cell office:value-type="float" office:value="0.445200395843642">
                <text:p>0.445200395843642</text:p>
              </table:table-cell>
              <table:table-cell office:value-type="float" office:value="0.405775075987842">
                <text:p>0.405775075987842</text:p>
              </table:table-cell>
            </table:table-row>
            <table:table-row>
              <table:table-cell office:value-type="float" office:value="20200403">
                <text:p>20200403</text:p>
              </table:table-cell>
              <table:table-cell office:value-type="float" office:value="0.330340479192938">
                <text:p>0.330340479192938</text:p>
              </table:table-cell>
              <table:table-cell office:value-type="float" office:value="0.393444444444444">
                <text:p>0.393444444444444</text:p>
              </table:table-cell>
              <table:table-cell office:value-type="float" office:value="0.359439308082314">
                <text:p>0.359439308082314</text:p>
              </table:table-cell>
              <table:table-cell office:value-type="float" office:value="0.474270163285502">
                <text:p>0.474270163285502</text:p>
              </table:table-cell>
              <table:table-cell office:value-type="float" office:value="0.440729483282675">
                <text:p>0.440729483282675</text:p>
              </table:table-cell>
            </table:table-row>
            <table:table-row>
              <table:table-cell office:value-type="float" office:value="20200404">
                <text:p>20200404</text:p>
              </table:table-cell>
              <table:table-cell office:value-type="float" office:value="0.267482135350988">
                <text:p>0.267482135350988</text:p>
              </table:table-cell>
              <table:table-cell office:value-type="float" office:value="0.354388888888889">
                <text:p>0.354388888888889</text:p>
              </table:table-cell>
              <table:table-cell office:value-type="float" office:value="0.318162839248434">
                <text:p>0.318162839248434</text:p>
              </table:table-cell>
              <table:table-cell office:value-type="float" office:value="0.237939139040079">
                <text:p>0.237939139040079</text:p>
              </table:table-cell>
              <table:table-cell office:value-type="float" office:value="0.127659574468085">
                <text:p>0.127659574468085</text:p>
              </table:table-cell>
            </table:table-row>
            <table:table-row>
              <table:table-cell office:value-type="float" office:value="20200405">
                <text:p>20200405</text:p>
              </table:table-cell>
              <table:table-cell office:value-type="float" office:value="0.1962421185372">
                <text:p>0.1962421185372</text:p>
              </table:table-cell>
              <table:table-cell office:value-type="float" office:value="0.318166666666667">
                <text:p>0.318166666666667</text:p>
              </table:table-cell>
              <table:table-cell office:value-type="float" office:value="0.262988368625112">
                <text:p>0.262988368625112</text:p>
              </table:table-cell>
              <table:table-cell office:value-type="float" office:value="0.151410192973775">
                <text:p>0.151410192973775</text:p>
              </table:table-cell>
              <table:table-cell office:value-type="float" office:value="0.0911854103343465">
                <text:p>0.0911854103343465</text:p>
              </table:table-cell>
            </table:table-row>
            <table:table-row>
              <table:table-cell office:value-type="float" office:value="20200406">
                <text:p>20200406</text:p>
              </table:table-cell>
              <table:table-cell office:value-type="float" office:value="0.302564102564102">
                <text:p>0.302564102564102</text:p>
              </table:table-cell>
              <table:table-cell office:value-type="float" office:value="0.376277777777778">
                <text:p>0.376277777777778</text:p>
              </table:table-cell>
              <table:table-cell office:value-type="float" office:value="0.352341186996719">
                <text:p>0.352341186996719</text:p>
              </table:table-cell>
              <table:table-cell office:value-type="float" office:value="0.473033151904998">
                <text:p>0.473033151904998</text:p>
              </table:table-cell>
              <table:table-cell office:value-type="float" office:value="0.355623100303951">
                <text:p>0.355623100303951</text:p>
              </table:table-cell>
            </table:table-row>
            <table:table-row>
              <table:table-cell office:value-type="float" office:value="20200407">
                <text:p>20200407</text:p>
              </table:table-cell>
              <table:table-cell office:value-type="float" office:value="0.304733081126524">
                <text:p>0.304733081126524</text:p>
              </table:table-cell>
              <table:table-cell office:value-type="float" office:value="0.380388888888889">
                <text:p>0.380388888888889</text:p>
              </table:table-cell>
              <table:table-cell office:value-type="float" office:value="0.334625708320907">
                <text:p>0.334625708320907</text:p>
              </table:table-cell>
              <table:table-cell office:value-type="float" office:value="0.484970311726868">
                <text:p>0.484970311726868</text:p>
              </table:table-cell>
              <table:table-cell office:value-type="float" office:value="0.445288753799392">
                <text:p>0.445288753799392</text:p>
              </table:table-cell>
            </table:table-row>
            <table:table-row>
              <table:table-cell office:value-type="float" office:value="20200408">
                <text:p>20200408</text:p>
              </table:table-cell>
              <table:table-cell office:value-type="float" office:value="0.329230769230769">
                <text:p>0.329230769230769</text:p>
              </table:table-cell>
              <table:table-cell office:value-type="float" office:value="0.446166666666667">
                <text:p>0.446166666666667</text:p>
              </table:table-cell>
              <table:table-cell office:value-type="float" office:value="0.361049806143752">
                <text:p>0.361049806143752</text:p>
              </table:table-cell>
              <table:table-cell office:value-type="float" office:value="0.505999505195448">
                <text:p>0.505999505195448</text:p>
              </table:table-cell>
              <table:table-cell office:value-type="float" office:value="0.536474164133739">
                <text:p>0.536474164133739</text:p>
              </table:table-cell>
            </table:table-row>
            <table:table-row>
              <table:table-cell office:value-type="float" office:value="20200409">
                <text:p>20200409</text:p>
              </table:table-cell>
              <table:table-cell office:value-type="float" office:value="0.362639764606978">
                <text:p>0.362639764606978</text:p>
              </table:table-cell>
              <table:table-cell office:value-type="float" office:value="0.449777777777778">
                <text:p>0.449777777777778</text:p>
              </table:table-cell>
              <table:table-cell office:value-type="float" office:value="0.361765583059946">
                <text:p>0.361765583059946</text:p>
              </table:table-cell>
              <table:table-cell office:value-type="float" office:value="0.525296882731321">
                <text:p>0.525296882731321</text:p>
              </table:table-cell>
              <table:table-cell office:value-type="float" office:value="0.445288753799392">
                <text:p>0.445288753799392</text:p>
              </table:table-cell>
            </table:table-row>
            <table:table-row>
              <table:table-cell office:value-type="float" office:value="20200410">
                <text:p>20200410</text:p>
              </table:table-cell>
              <table:table-cell office:value-type="float" office:value="0.274754098360656">
                <text:p>0.274754098360656</text:p>
              </table:table-cell>
              <table:table-cell office:value-type="float" office:value="0.3925">
                <text:p>0.3925</text:p>
              </table:table-cell>
              <table:table-cell office:value-type="float" office:value="0.316790933492395">
                <text:p>0.316790933492395</text:p>
              </table:table-cell>
              <table:table-cell office:value-type="float" office:value="0.252906976744186">
                <text:p>0.252906976744186</text:p>
              </table:table-cell>
              <table:table-cell office:value-type="float" office:value="0.183890577507599">
                <text:p>0.183890577507599</text:p>
              </table:table-cell>
            </table:table-row>
            <table:table-row>
              <table:table-cell office:value-type="float" office:value="20200411">
                <text:p>20200411</text:p>
              </table:table-cell>
              <table:table-cell office:value-type="float" office:value="0.264304329550231">
                <text:p>0.264304329550231</text:p>
              </table:table-cell>
              <table:table-cell office:value-type="float" office:value="0.458777777777778">
                <text:p>0.458777777777778</text:p>
              </table:table-cell>
              <table:table-cell office:value-type="float" office:value="0.339636146734268">
                <text:p>0.339636146734268</text:p>
              </table:table-cell>
              <table:table-cell office:value-type="float" office:value="0.22247649678377">
                <text:p>0.22247649678377</text:p>
              </table:table-cell>
              <table:table-cell office:value-type="float" office:value="0.127659574468085">
                <text:p>0.127659574468085</text:p>
              </table:table-cell>
            </table:table-row>
            <table:table-row>
              <table:table-cell office:value-type="float" office:value="20200412">
                <text:p>20200412</text:p>
              </table:table-cell>
              <table:table-cell office:value-type="float" office:value="0.158276586801177">
                <text:p>0.158276586801177</text:p>
              </table:table-cell>
              <table:table-cell office:value-type="float" office:value="0.338611111111111">
                <text:p>0.338611111111111</text:p>
              </table:table-cell>
              <table:table-cell office:value-type="float" office:value="0.270861914703251">
                <text:p>0.270861914703251</text:p>
              </table:table-cell>
              <table:table-cell office:value-type="float" office:value="0.101311232063335">
                <text:p>0.101311232063335</text:p>
              </table:table-cell>
              <table:table-cell office:value-type="float" office:value="0.0790273556231003">
                <text:p>0.0790273556231003</text:p>
              </table:table-cell>
            </table:table-row>
            <table:table-row>
              <table:table-cell office:value-type="float" office:value="20200413">
                <text:p>20200413</text:p>
              </table:table-cell>
              <table:table-cell office:value-type="float" office:value="0.217040773434216">
                <text:p>0.217040773434216</text:p>
              </table:table-cell>
              <table:table-cell office:value-type="float" office:value="0.291388888888889">
                <text:p>0.291388888888889</text:p>
              </table:table-cell>
              <table:table-cell office:value-type="float" office:value="0.334804652549955">
                <text:p>0.334804652549955</text:p>
              </table:table-cell>
              <table:table-cell office:value-type="float" office:value="0.174418604651163">
                <text:p>0.174418604651163</text:p>
              </table:table-cell>
              <table:table-cell office:value-type="float" office:value="0.113981762917933">
                <text:p>0.113981762917933</text:p>
              </table:table-cell>
            </table:table-row>
            <table:table-row>
              <table:table-cell office:value-type="float" office:value="20200414">
                <text:p>20200414</text:p>
              </table:table-cell>
              <table:table-cell office:value-type="float" office:value="0.316544766708701">
                <text:p>0.316544766708701</text:p>
              </table:table-cell>
              <table:table-cell office:value-type="float" office:value="0.374166666666667">
                <text:p>0.374166666666667</text:p>
              </table:table-cell>
              <table:table-cell office:value-type="float" office:value="0.360870861914703">
                <text:p>0.360870861914703</text:p>
              </table:table-cell>
              <table:table-cell office:value-type="float" office:value="0.512555665512123">
                <text:p>0.512555665512123</text:p>
              </table:table-cell>
              <table:table-cell office:value-type="float" office:value="0.326747720364742">
                <text:p>0.326747720364742</text:p>
              </table:table-cell>
            </table:table-row>
            <table:table-row>
              <table:table-cell office:value-type="float" office:value="20200415">
                <text:p>20200415</text:p>
              </table:table-cell>
              <table:table-cell office:value-type="float" office:value="0.314325346784363">
                <text:p>0.314325346784363</text:p>
              </table:table-cell>
              <table:table-cell office:value-type="float" office:value="0.379277777777778">
                <text:p>0.379277777777778</text:p>
              </table:table-cell>
              <table:table-cell office:value-type="float" office:value="0.320608410378765">
                <text:p>0.320608410378765</text:p>
              </table:table-cell>
              <table:table-cell office:value-type="float" office:value="0.522389905987135">
                <text:p>0.522389905987135</text:p>
              </table:table-cell>
              <table:table-cell office:value-type="float" office:value="0.457446808510638">
                <text:p>0.457446808510638</text:p>
              </table:table-cell>
            </table:table-row>
            <table:table-row>
              <table:table-cell office:value-type="float" office:value="20200416">
                <text:p>20200416</text:p>
              </table:table-cell>
              <table:table-cell office:value-type="float" office:value="0.31906683480454">
                <text:p>0.31906683480454</text:p>
              </table:table-cell>
              <table:table-cell office:value-type="float" office:value="0.435333333333333">
                <text:p>0.435333333333333</text:p>
              </table:table-cell>
              <table:table-cell office:value-type="float" office:value="0.369997017596182">
                <text:p>0.369997017596182</text:p>
              </table:table-cell>
              <table:table-cell office:value-type="float" office:value="0.522513607125186">
                <text:p>0.522513607125186</text:p>
              </table:table-cell>
              <table:table-cell office:value-type="float" office:value="0.504559270516717">
                <text:p>0.504559270516717</text:p>
              </table:table-cell>
            </table:table-row>
            <table:table-row>
              <table:table-cell office:value-type="float" office:value="20200417">
                <text:p>20200417</text:p>
              </table:table-cell>
              <table:table-cell office:value-type="float" office:value="0.345002101723413">
                <text:p>0.345002101723413</text:p>
              </table:table-cell>
              <table:table-cell office:value-type="float" office:value="0.405611111111111">
                <text:p>0.405611111111111</text:p>
              </table:table-cell>
              <table:table-cell office:value-type="float" office:value="0.344646585147629">
                <text:p>0.344646585147629</text:p>
              </table:table-cell>
              <table:table-cell office:value-type="float" office:value="0.520843641761504">
                <text:p>0.52084364176150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20200418">
                <text:p>20200418</text:p>
              </table:table-cell>
              <table:table-cell office:value-type="float" office:value="0.278217738545607">
                <text:p>0.278217738545607</text:p>
              </table:table-cell>
              <table:table-cell office:value-type="float" office:value="0.3155">
                <text:p>0.3155</text:p>
              </table:table-cell>
              <table:table-cell office:value-type="float" office:value="0.357530569639129">
                <text:p>0.357530569639129</text:p>
              </table:table-cell>
              <table:table-cell office:value-type="float" office:value="0.259834240475012">
                <text:p>0.259834240475012</text:p>
              </table:table-cell>
              <table:table-cell office:value-type="float" office:value="0.196048632218845">
                <text:p>0.196048632218845</text:p>
              </table:table-cell>
            </table:table-row>
            <table:table-row>
              <table:table-cell office:value-type="float" office:value="20200419">
                <text:p>20200419</text:p>
              </table:table-cell>
              <table:table-cell office:value-type="float" office:value="0.217351828499369">
                <text:p>0.217351828499369</text:p>
              </table:table-cell>
              <table:table-cell office:value-type="float" office:value="0.355222222222222">
                <text:p>0.355222222222222</text:p>
              </table:table-cell>
              <table:table-cell office:value-type="float" office:value="0.295257977930212">
                <text:p>0.295257977930212</text:p>
              </table:table-cell>
              <table:table-cell office:value-type="float" office:value="0.173428995546759">
                <text:p>0.173428995546759</text:p>
              </table:table-cell>
              <table:table-cell office:value-type="float" office:value="0.167173252279635">
                <text:p>0.167173252279635</text:p>
              </table:table-cell>
            </table:table-row>
            <table:table-row>
              <table:table-cell office:value-type="float" office:value="20200420">
                <text:p>20200420</text:p>
              </table:table-cell>
              <table:table-cell office:value-type="float" office:value="0.311517444304329">
                <text:p>0.311517444304329</text:p>
              </table:table-cell>
              <table:table-cell office:value-type="float" office:value="0.321666666666667">
                <text:p>0.321666666666667</text:p>
              </table:table-cell>
              <table:table-cell office:value-type="float" office:value="0.331404712198032">
                <text:p>0.331404712198032</text:p>
              </table:table-cell>
              <table:table-cell office:value-type="float" office:value="0.530739732805542">
                <text:p>0.530739732805542</text:p>
              </table:table-cell>
              <table:table-cell office:value-type="float" office:value="0.425531914893617">
                <text:p>0.425531914893617</text:p>
              </table:table-cell>
            </table:table-row>
            <table:table-row>
              <table:table-cell office:value-type="float" office:value="20200421">
                <text:p>20200421</text:p>
              </table:table-cell>
              <table:table-cell office:value-type="float" office:value="0.321000420344683">
                <text:p>0.321000420344683</text:p>
              </table:table-cell>
              <table:table-cell office:value-type="float" office:value="0.348111111111111">
                <text:p>0.348111111111111</text:p>
              </table:table-cell>
              <table:table-cell office:value-type="float" office:value="0.332359081419624">
                <text:p>0.332359081419624</text:p>
              </table:table-cell>
              <table:table-cell office:value-type="float" office:value="0.553809995051955">
                <text:p>0.553809995051955</text:p>
              </table:table-cell>
              <table:table-cell office:value-type="float" office:value="0.574468085106383">
                <text:p>0.574468085106383</text:p>
              </table:table-cell>
            </table:table-row>
            <table:table-row>
              <table:table-cell office:value-type="float" office:value="20200422">
                <text:p>20200422</text:p>
              </table:table-cell>
              <table:table-cell office:value-type="float" office:value="0.327658680117696">
                <text:p>0.327658680117696</text:p>
              </table:table-cell>
              <table:table-cell office:value-type="float" office:value="0.391111111111111">
                <text:p>0.391111111111111</text:p>
              </table:table-cell>
              <table:table-cell office:value-type="float" office:value="0.332478377572323">
                <text:p>0.332478377572323</text:p>
              </table:table-cell>
              <table:table-cell office:value-type="float" office:value="0.562283523008412">
                <text:p>0.562283523008412</text:p>
              </table:table-cell>
              <table:table-cell office:value-type="float" office:value="0.626139817629179">
                <text:p>0.626139817629179</text:p>
              </table:table-cell>
            </table:table-row>
            <table:table-row>
              <table:table-cell office:value-type="float" office:value="20200423">
                <text:p>20200423</text:p>
              </table:table-cell>
              <table:table-cell office:value-type="float" office:value="0.329718369062631">
                <text:p>0.329718369062631</text:p>
              </table:table-cell>
              <table:table-cell office:value-type="float" office:value="0.419722222222222">
                <text:p>0.419722222222222</text:p>
              </table:table-cell>
              <table:table-cell office:value-type="float" office:value="0.331762600656129">
                <text:p>0.331762600656129</text:p>
              </table:table-cell>
              <table:table-cell office:value-type="float" office:value="0.54867639782286">
                <text:p>0.54867639782286</text:p>
              </table:table-cell>
              <table:table-cell office:value-type="float" office:value="0.624620060790274">
                <text:p>0.6246200607902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